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310000006CD01B5C1A73F1031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5pt solid #000000" fo:border-right="none" fo:border-top="0.05pt solid #000000" fo:border-bottom="0.05pt solid #000000"/>
    </style:style>
    <style:style style:name="Table9.H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H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padding="0.0382in" fo:border-left="0.05pt solid #000000" fo:border-right="none" fo:border-top="0.05pt solid #000000" fo:border-bottom="0.05pt solid #000000"/>
    </style:style>
    <style:style style:name="Table12.H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writing-mode="lr-tb"/>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may-break-between-rows="false" style:writing-mode="lr-tb"/>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5pt solid #000000" fo:border-right="none" fo:border-top="0.05pt solid #000000" fo:border-bottom="0.05pt solid #000000"/>
    </style:style>
    <style:style style:name="Table13.H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variant="normal" fo:text-transform="none" fo:font-style="normal"/>
    </style:style>
    <style:style style:name="P2" style:family="paragraph" style:parent-style-name="Standard">
      <style:text-properties fo:font-variant="normal" fo:text-transform="none" fo:font-style="normal"/>
    </style:style>
    <style:style style:name="P3" style:family="paragraph" style:parent-style-name="Standard" style:list-style-name="L1">
      <style:text-properties fo:font-variant="normal" fo:text-transform="none" fo:font-style="normal"/>
    </style:style>
    <style:style style:name="P4" style:family="paragraph" style:parent-style-name="Text_20_body">
      <style:text-properties fo:font-variant="normal" fo:text-transform="none" fo:font-style="normal" style:font-style-asian="italic" style:font-style-complex="italic"/>
    </style:style>
    <style:style style:name="P5" style:family="paragraph" style:parent-style-name="Text_20_body">
      <style:text-properties fo:font-variant="normal" fo:text-transform="none" fo:font-style="italic" style:font-style-asian="italic" style:font-style-complex="italic"/>
    </style:style>
    <style:style style:name="P6" style:family="paragraph" style:parent-style-name="Heading_20_2">
      <style:text-properties officeooo:rsid="0005f8ef" officeooo:paragraph-rsid="0005f8ef"/>
    </style:style>
    <style:style style:name="P7" style:family="paragraph" style:parent-style-name="Standard">
      <style:text-properties fo:font-variant="normal" fo:text-transform="none" fo:font-style="normal" officeooo:paragraph-rsid="0025ee03"/>
    </style:style>
    <style:style style:name="P8" style:family="paragraph" style:parent-style-name="Heading_20_2">
      <style:text-properties officeooo:rsid="00223058" officeooo:paragraph-rsid="00097b53"/>
    </style:style>
    <style:style style:name="P9" style:family="paragraph" style:parent-style-name="Standard">
      <style:text-properties fo:font-variant="normal" fo:text-transform="none" fo:font-style="normal" officeooo:rsid="00223058" officeooo:paragraph-rsid="00097b53"/>
    </style:style>
    <style:style style:name="P10" style:family="paragraph" style:parent-style-name="Text_20_body">
      <style:text-properties fo:font-variant="normal" fo:text-transform="none" fo:font-style="normal" officeooo:rsid="00223058" officeooo:paragraph-rsid="00097b53"/>
    </style:style>
    <style:style style:name="P11" style:family="paragraph" style:parent-style-name="Standard">
      <style:text-properties officeooo:rsid="002387e8" officeooo:paragraph-rsid="00071500"/>
    </style:style>
    <style:style style:name="P12" style:family="paragraph" style:parent-style-name="Standard">
      <style:text-properties officeooo:rsid="002387e8" officeooo:paragraph-rsid="0028b60c"/>
    </style:style>
    <style:style style:name="P13" style:family="paragraph" style:parent-style-name="Standard" style:list-style-name="L2">
      <style:text-properties officeooo:rsid="002387e8" officeooo:paragraph-rsid="00071500"/>
    </style:style>
    <style:style style:name="P14" style:family="paragraph" style:parent-style-name="Standard" style:list-style-name="L2">
      <style:text-properties officeooo:rsid="00492545" officeooo:paragraph-rsid="00071500"/>
    </style:style>
    <style:style style:name="P15" style:family="paragraph" style:parent-style-name="Standard">
      <style:text-properties officeooo:rsid="0028b60c" officeooo:paragraph-rsid="0028b60c"/>
    </style:style>
    <style:style style:name="P16" style:family="paragraph" style:parent-style-name="Standard">
      <style:text-properties officeooo:paragraph-rsid="00071500"/>
    </style:style>
    <style:style style:name="P17" style:family="paragraph" style:parent-style-name="Standard">
      <style:text-properties officeooo:paragraph-rsid="0025ee03"/>
    </style:style>
    <style:style style:name="P18" style:family="paragraph" style:parent-style-name="Standard">
      <style:text-properties officeooo:paragraph-rsid="001df206"/>
    </style:style>
    <style:style style:name="P19" style:family="paragraph" style:parent-style-name="Standard">
      <style:text-properties officeooo:rsid="001e61e7" officeooo:paragraph-rsid="001e61e7"/>
    </style:style>
    <style:style style:name="P20" style:family="paragraph" style:parent-style-name="Standard">
      <style:text-properties officeooo:rsid="002387e8" officeooo:paragraph-rsid="001e61e7"/>
    </style:style>
    <style:style style:name="P21" style:family="paragraph" style:parent-style-name="Standard">
      <style:text-properties fo:font-variant="normal" fo:text-transform="none" fo:font-style="normal" officeooo:paragraph-rsid="00071500"/>
    </style:style>
    <style:style style:name="P22" style:family="paragraph" style:parent-style-name="Standard">
      <style:text-properties fo:font-variant="normal" fo:text-transform="none" fo:font-style="normal" officeooo:paragraph-rsid="00071500" style:font-style-asian="italic" style:font-style-complex="italic"/>
    </style:style>
    <style:style style:name="P23" style:family="paragraph" style:parent-style-name="Standard" style:list-style-name="L3">
      <style:text-properties fo:font-variant="normal" fo:text-transform="none" fo:font-style="normal"/>
    </style:style>
    <style:style style:name="P24" style:family="paragraph" style:parent-style-name="Standard">
      <style:text-properties fo:font-variant="normal" fo:text-transform="none" fo:font-style="italic" officeooo:paragraph-rsid="00071500" style:font-style-asian="italic" style:font-style-complex="italic"/>
    </style:style>
    <style:style style:name="P25" style:family="paragraph" style:parent-style-name="Standard" style:list-style-name="L4">
      <style:text-properties fo:font-variant="normal" fo:text-transform="none" fo:font-style="normal"/>
    </style:style>
    <style:style style:name="P26" style:family="paragraph" style:parent-style-name="Standard" style:list-style-name="L4">
      <style:text-properties fo:font-variant="normal" fo:text-transform="none" fo:font-style="normal" officeooo:paragraph-rsid="00071500" style:font-style-asian="italic" style:font-style-complex="italic"/>
    </style:style>
    <style:style style:name="P27" style:family="paragraph" style:parent-style-name="Text_20_body">
      <style:text-properties fo:font-variant="normal" fo:text-transform="none" fo:font-style="italic" officeooo:rsid="00284c3e" officeooo:paragraph-rsid="00071500" style:font-style-asian="italic" style:font-style-complex="italic"/>
    </style:style>
    <style:style style:name="P28" style:family="paragraph" style:parent-style-name="Text_20_body">
      <style:text-properties fo:font-variant="normal" fo:text-transform="none" fo:font-style="normal" officeooo:paragraph-rsid="00071500" style:font-style-asian="italic" style:font-style-complex="italic"/>
    </style:style>
    <style:style style:name="P29" style:family="paragraph" style:parent-style-name="Text_20_body">
      <style:text-properties fo:font-variant="normal" fo:text-transform="none" fo:font-style="italic" officeooo:paragraph-rsid="00071500" style:font-style-asian="italic" style:font-style-complex="italic"/>
    </style:style>
    <style:style style:name="P3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1" style:family="paragraph" style:parent-style-name="Header">
      <style:text-properties fo:language="zxx" fo:country="none" style:language-asian="zxx" style:country-asian="none"/>
    </style:style>
    <style:style style:name="P32" style:family="paragraph" style:parent-style-name="Header">
      <style:paragraph-properties style:snap-to-layout-grid="false"/>
    </style:style>
    <style:style style:name="P3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5" style:family="paragraph" style:parent-style-name="Footer">
      <style:paragraph-properties>
        <style:tab-stops>
          <style:tab-stop style:position="2.8437in"/>
        </style:tab-stops>
      </style:paragraph-properties>
    </style:style>
    <style:style style:name="P36" style:family="paragraph" style:parent-style-name="Text_20_body">
      <style:text-properties fo:font-variant="normal" fo:text-transform="none" fo:font-style="normal"/>
    </style:style>
    <style:style style:name="P37" style:family="paragraph" style:parent-style-name="Text_20_body">
      <style:text-properties fo:font-variant="normal" fo:text-transform="none" fo:font-style="normal" style:font-style-asian="italic" style:font-style-complex="italic"/>
    </style:style>
    <style:style style:name="P38" style:family="paragraph" style:parent-style-name="Standard">
      <style:text-properties fo:font-variant="normal" fo:text-transform="none" fo:font-style="normal"/>
    </style:style>
    <style:style style:name="P39" style:family="paragraph" style:parent-style-name="Standard">
      <style:text-properties fo:font-variant="normal" fo:text-transform="none" fo:font-style="normal" officeooo:paragraph-rsid="0025ee03"/>
    </style:style>
    <style:style style:name="P40" style:family="paragraph" style:parent-style-name="Standard">
      <style:text-properties fo:font-variant="normal" fo:text-transform="none" fo:font-style="normal" officeooo:paragraph-rsid="0005f8ef"/>
    </style:style>
    <style:style style:name="P41" style:family="paragraph" style:parent-style-name="Standard">
      <style:text-properties officeooo:paragraph-rsid="0005f8ef"/>
    </style:style>
    <style:style style:name="P42" style:family="paragraph" style:parent-style-name="Standard">
      <style:text-properties officeooo:rsid="002387e8" officeooo:paragraph-rsid="00071500"/>
    </style:style>
    <style:style style:name="P43" style:family="paragraph" style:parent-style-name="Standard">
      <style:text-properties officeooo:paragraph-rsid="00071500"/>
    </style:style>
    <style:style style:name="P44" style:family="paragraph" style:parent-style-name="Standard">
      <style:text-properties officeooo:paragraph-rsid="0025ee03"/>
    </style:style>
    <style:style style:name="P45" style:family="paragraph" style:parent-style-name="Standard">
      <style:text-properties officeooo:paragraph-rsid="001df206"/>
    </style:style>
    <style:style style:name="P4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7" style:family="paragraph" style:parent-style-name="Text_20_body">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fo:font-variant="normal" fo:text-transform="none" fo:font-style="normal" officeooo:paragraph-rsid="00097b53"/>
    </style:style>
    <style:style style:name="P48" style:family="paragraph" style:parent-style-name="Standard">
      <style:paragraph-properties fo:break-before="page"/>
    </style:style>
    <style:style style:name="P49" style:family="paragraph" style:parent-style-name="Table_20_Contents">
      <style:text-properties fo:font-size="10pt" style:font-size-asian="10pt" style:font-size-complex="10pt"/>
    </style:style>
    <style:style style:name="P50" style:family="paragraph" style:parent-style-name="Table_20_Contents">
      <style:text-properties fo:font-size="10pt" officeooo:paragraph-rsid="0005f8ef" style:font-size-asian="10pt" style:font-size-complex="10pt"/>
    </style:style>
    <style:style style:name="P51" style:family="paragraph" style:parent-style-name="Table_20_Contents">
      <style:paragraph-properties fo:text-align="center" style:justify-single-word="false"/>
      <style:text-properties officeooo:rsid="00208809" officeooo:paragraph-rsid="0005f8ef"/>
    </style:style>
    <style:style style:name="P52" style:family="paragraph" style:parent-style-name="Table_20_Contents">
      <style:text-properties officeooo:paragraph-rsid="0005f8ef"/>
    </style:style>
    <style:style style:name="P53" style:family="paragraph" style:parent-style-name="Table_20_Contents">
      <style:text-properties officeooo:paragraph-rsid="00097b53"/>
    </style:style>
    <style:style style:name="P54" style:family="paragraph" style:parent-style-name="Table_20_Contents">
      <style:text-properties officeooo:rsid="00223058" officeooo:paragraph-rsid="00097b53"/>
    </style:style>
    <style:style style:name="P55" style:family="paragraph" style:parent-style-name="Table_20_Contents">
      <style:text-properties officeooo:paragraph-rsid="0025ee03"/>
    </style:style>
    <style:style style:name="P56" style:family="paragraph" style:parent-style-name="Table_20_Heading">
      <style:text-properties officeooo:paragraph-rsid="0005f8ef"/>
    </style:style>
    <style:style style:name="P57" style:family="paragraph" style:parent-style-name="Table_20_Heading">
      <style:text-properties officeooo:paragraph-rsid="00097b53"/>
    </style:style>
    <style:style style:name="P58" style:family="paragraph" style:parent-style-name="Table_20_Heading">
      <style:text-properties officeooo:paragraph-rsid="0025ee03"/>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Contents_20_2">
      <style:paragraph-properties>
        <style:tab-stops>
          <style:tab-stop style:position="6.9252in" style:type="right" style:leader-style="dotted" style:leader-text="."/>
        </style:tab-stops>
      </style:paragraph-properties>
    </style:style>
    <style:style style:name="P61" style:family="paragraph" style:parent-style-name="Standard">
      <style:text-properties fo:font-variant="normal" fo:text-transform="none" fo:font-style="normal"/>
    </style:style>
    <style:style style:name="P62" style:family="paragraph" style:parent-style-name="Standard" style:list-style-name="L1">
      <style:text-properties fo:font-variant="normal" fo:text-transform="none" fo:font-style="normal"/>
    </style:style>
    <style:style style:name="P63" style:family="paragraph" style:parent-style-name="Standard" style:list-style-name="L4">
      <style:text-properties fo:font-variant="normal" fo:text-transform="none" fo:font-style="normal" officeooo:paragraph-rsid="00071500" style:font-style-asian="italic" style:font-style-complex="italic"/>
    </style:style>
    <style:style style:name="P64" style:family="paragraph" style:parent-style-name="Standard">
      <style:text-properties fo:font-variant="normal" fo:text-transform="none" fo:font-style="normal" officeooo:paragraph-rsid="00071500" style:font-style-asian="italic" style:font-style-complex="italic"/>
    </style:style>
    <style:style style:name="P65" style:family="paragraph" style:parent-style-name="Standard" style:list-style-name="L4">
      <style:text-properties fo:font-variant="normal" fo:text-transform="none" fo:font-style="normal"/>
    </style:style>
    <style:style style:name="P66" style:family="paragraph" style:parent-style-name="Standard" style:list-style-name="L3">
      <style:text-properties fo:font-variant="normal" fo:text-transform="none" fo:font-style="normal"/>
    </style:style>
    <style:style style:name="P67" style:family="paragraph" style:parent-style-name="Standard">
      <style:text-properties fo:font-variant="normal" fo:text-transform="none" fo:font-style="normal" officeooo:rsid="00223058" officeooo:paragraph-rsid="00097b53"/>
    </style:style>
    <style:style style:name="P68" style:family="paragraph" style:parent-style-name="Standard">
      <style:text-properties fo:font-variant="normal" fo:text-transform="none" fo:font-style="normal" officeooo:paragraph-rsid="00071500"/>
    </style:style>
    <style:style style:name="P69" style:family="paragraph" style:parent-style-name="Standard">
      <style:text-properties fo:font-variant="normal" fo:text-transform="none" fo:font-style="normal" officeooo:paragraph-rsid="0025ee03"/>
    </style:style>
    <style:style style:name="P70" style:family="paragraph" style:parent-style-name="Standard">
      <style:text-properties fo:font-variant="normal" fo:text-transform="none" fo:font-style="italic" officeooo:paragraph-rsid="00071500" style:font-style-asian="italic" style:font-style-complex="italic"/>
    </style:style>
    <style:style style:name="P71" style:family="paragraph" style:parent-style-name="Standard">
      <style:text-properties officeooo:rsid="002387e8" officeooo:paragraph-rsid="0028b60c"/>
    </style:style>
    <style:style style:name="P72" style:family="paragraph" style:parent-style-name="Standard" style:list-style-name="L2">
      <style:text-properties officeooo:rsid="002387e8" officeooo:paragraph-rsid="00071500"/>
    </style:style>
    <style:style style:name="P73" style:family="paragraph" style:parent-style-name="Standard" style:list-style-name="L2">
      <style:text-properties officeooo:rsid="002387e8" officeooo:paragraph-rsid="001e61e7"/>
    </style:style>
    <style:style style:name="P74" style:family="paragraph" style:parent-style-name="Standard">
      <style:text-properties officeooo:rsid="002387e8" officeooo:paragraph-rsid="00071500"/>
    </style:style>
    <style:style style:name="P75" style:family="paragraph" style:parent-style-name="Standard">
      <style:text-properties officeooo:rsid="002387e8" officeooo:paragraph-rsid="001e61e7"/>
    </style:style>
    <style:style style:name="P76" style:family="paragraph" style:parent-style-name="Standard" style:list-style-name="L2">
      <style:text-properties officeooo:rsid="00492545" officeooo:paragraph-rsid="00071500"/>
    </style:style>
    <style:style style:name="P77" style:family="paragraph" style:parent-style-name="Standard" style:list-style-name="L6"/>
    <style:style style:name="P78" style:family="paragraph" style:parent-style-name="Standard" style:list-style-name="L7"/>
    <style:style style:name="P79" style:family="paragraph" style:parent-style-name="Standard" style:list-style-name="L8">
      <style:text-properties officeooo:paragraph-rsid="00071500"/>
    </style:style>
    <style:style style:name="P80" style:family="paragraph" style:parent-style-name="Standard" style:list-style-name="L2">
      <style:text-properties officeooo:rsid="001e61e7" officeooo:paragraph-rsid="001e61e7"/>
    </style:style>
    <style:style style:name="P81" style:family="paragraph" style:parent-style-name="Standard">
      <style:text-properties officeooo:rsid="001e61e7" officeooo:paragraph-rsid="001e61e7"/>
    </style:style>
    <style:style style:name="P82" style:family="paragraph" style:parent-style-name="Standard">
      <style:text-properties officeooo:rsid="0028b60c" officeooo:paragraph-rsid="0028b60c"/>
    </style:style>
    <style:style style:name="P83" style:family="paragraph" style:parent-style-name="Standard">
      <style:text-properties officeooo:paragraph-rsid="00071500"/>
    </style:style>
    <style:style style:name="P84" style:family="paragraph" style:parent-style-name="Standard">
      <style:text-properties officeooo:paragraph-rsid="0025ee03"/>
    </style:style>
    <style:style style:name="P85" style:family="paragraph" style:parent-style-name="Standard">
      <style:text-properties officeooo:paragraph-rsid="001df206"/>
    </style:style>
    <style:style style:name="P86" style:family="paragraph" style:parent-style-name="Heading_20_2">
      <style:text-properties officeooo:paragraph-rsid="0005f8ef"/>
    </style:style>
    <style:style style:name="P87" style:family="paragraph" style:parent-style-name="Heading_20_2">
      <style:text-properties officeooo:rsid="0005f8ef" officeooo:paragraph-rsid="0005f8ef"/>
    </style:style>
    <style:style style:name="P88" style:family="paragraph" style:parent-style-name="Heading_20_2">
      <style:text-properties officeooo:rsid="0038cfa8" officeooo:paragraph-rsid="0005f8ef"/>
    </style:style>
    <style:style style:name="P89" style:family="paragraph" style:parent-style-name="Heading_20_2">
      <style:text-properties officeooo:paragraph-rsid="0025ee03"/>
    </style:style>
    <style:style style:name="P90" style:family="paragraph" style:parent-style-name="Heading_20_2">
      <style:text-properties officeooo:rsid="00223058" officeooo:paragraph-rsid="00097b53"/>
    </style:style>
    <style:style style:name="P91" style:family="paragraph" style:parent-style-name="Heading_20_2">
      <style:text-properties officeooo:rsid="002ea5e6" officeooo:paragraph-rsid="00071500"/>
    </style:style>
    <style:style style:name="P92" style:family="paragraph" style:parent-style-name="Heading_20_2">
      <style:text-properties officeooo:rsid="00284c3e" officeooo:paragraph-rsid="00071500"/>
    </style:style>
    <style:style style:name="P93" style:family="paragraph" style:parent-style-name="Heading_20_2">
      <style:text-properties officeooo:rsid="001df206" officeooo:paragraph-rsid="001df206"/>
    </style:style>
    <style:style style:name="P94" style:family="paragraph" style:parent-style-name="Heading_20_2">
      <style:text-properties officeooo:rsid="00071500" officeooo:paragraph-rsid="00071500"/>
    </style:style>
    <style:style style:name="P95" style:family="paragraph" style:parent-style-name="Heading_20_2" style:master-page-name="">
      <style:paragraph-properties style:page-number="auto"/>
      <style:text-properties style:use-window-font-color="true" style:font-name="Arial1" fo:font-size="14pt" fo:language="en" fo:country="US" fo:font-style="italic" fo:font-weight="bold" officeooo:paragraph-rsid="00097b53" style:font-name-asian="Times New Roman" style:font-size-asian="14pt" style:font-weight-asian="bold" style:font-name-complex="Times New Roman" style:font-size-complex="14pt" style:language-complex="ar" style:country-complex="SA" style:font-weight-complex="bold"/>
    </style:style>
    <style:style style:name="P9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8" style:family="paragraph" style:parent-style-name="Heading_20_1" style:master-page-name="First_20_Page">
      <style:paragraph-properties style:page-number="auto"/>
    </style:style>
    <style:style style:name="P99" style:family="paragraph" style:parent-style-name="Text_20_body">
      <style:text-properties fo:font-variant="normal" fo:text-transform="none" fo:font-style="normal"/>
    </style:style>
    <style:style style:name="P100" style:family="paragraph" style:parent-style-name="Text_20_body">
      <style:text-properties fo:font-variant="normal" fo:text-transform="none" fo:font-style="normal" style:font-style-asian="italic" style:font-style-complex="italic"/>
    </style:style>
    <style:style style:name="P101" style:family="paragraph" style:parent-style-name="Text_20_body">
      <style:text-properties fo:font-variant="normal" fo:text-transform="none" fo:font-style="normal" officeooo:paragraph-rsid="00071500" style:font-style-asian="italic" style:font-style-complex="italic"/>
    </style:style>
    <style:style style:name="P102" style:family="paragraph" style:parent-style-name="Text_20_body">
      <style:text-properties fo:font-variant="normal" fo:text-transform="none" fo:font-style="normal" officeooo:rsid="00223058" officeooo:paragraph-rsid="00097b53"/>
    </style:style>
    <style:style style:name="P103" style:family="paragraph" style:parent-style-name="Text_20_body">
      <style:text-properties fo:font-variant="normal" fo:text-transform="none" fo:font-style="normal" officeooo:rsid="00284c3e" officeooo:paragraph-rsid="002f9dc3"/>
    </style:style>
    <style:style style:name="P104" style:family="paragraph" style:parent-style-name="Text_20_body">
      <style:text-properties fo:font-variant="normal" fo:text-transform="none" fo:font-style="italic" style:font-style-asian="italic" style:font-style-complex="italic"/>
    </style:style>
    <style:style style:name="P105" style:family="paragraph" style:parent-style-name="Text_20_body">
      <style:text-properties fo:font-variant="normal" fo:text-transform="none" fo:font-style="italic" officeooo:paragraph-rsid="00071500" style:font-style-asian="italic" style:font-style-complex="italic"/>
    </style:style>
    <style:style style:name="P106" style:family="paragraph" style:parent-style-name="Text_20_body">
      <style:text-properties fo:font-variant="normal" fo:text-transform="none" fo:font-style="italic" officeooo:rsid="00284c3e" officeooo:paragraph-rsid="00071500" style:font-style-asian="italic" style:font-style-complex="italic"/>
    </style:style>
    <style:style style:name="P107" style:family="paragraph" style:parent-style-name="Text_20_body" style:list-style-name="L5"/>
    <style:style style:name="P108" style:family="paragraph" style:parent-style-name="Text_20_body" style:list-style-name="L5">
      <style:text-properties officeooo:paragraph-rsid="002a1359"/>
    </style:style>
    <style:style style:name="P10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1" style:family="paragraph">
      <style:paragraph-properties style:writing-mode="lr-tb"/>
    </style:style>
    <style:style style:name="P112"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2cd329"/>
    </style:style>
    <style:style style:name="T2"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3" style:family="text">
      <style:text-properties officeooo:rsid="002ba82d"/>
    </style:style>
    <style:style style:name="T4" style:family="text">
      <style:text-properties officeooo:rsid="000daf29"/>
    </style:style>
    <style:style style:name="T5" style:family="text">
      <style:text-properties officeooo:rsid="0005f8ef"/>
    </style:style>
    <style:style style:name="T6" style:family="text">
      <style:text-properties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font-style-asian="italic" style:font-style-complex="italic"/>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fo:font-size="10pt" officeooo:rsid="0005f8ef" style:font-size-asian="10pt" style:font-size-complex="10pt"/>
    </style:style>
    <style:style style:name="T11" style:family="text">
      <style:text-properties fo:font-size="10pt" style:font-size-asian="10pt" style:font-size-complex="10pt"/>
    </style:style>
    <style:style style:name="T12" style:family="text">
      <style:text-properties fo:font-variant="normal" fo:text-transform="none" fo:font-style="normal"/>
    </style:style>
    <style:style style:name="T13" style:family="text">
      <style:text-properties fo:font-variant="normal" fo:text-transform="none" fo:font-style="normal" style:font-style-asian="italic" style:font-style-complex="italic"/>
    </style:style>
    <style:style style:name="T14" style:family="text">
      <style:text-properties fo:font-variant="normal" fo:text-transform="none" fo:font-style="italic" style:font-style-asian="italic" style:font-style-complex="italic"/>
    </style:style>
    <style:style style:name="T15" style:family="text">
      <style:text-properties fo:font-variant="normal" fo:text-transform="none" fo:font-style="normal" officeooo:rsid="00451644"/>
    </style:style>
    <style:style style:name="T16" style:family="text">
      <style:text-properties fo:font-variant="normal" fo:text-transform="none" fo:font-style="normal" officeooo:rsid="00208809"/>
    </style:style>
    <style:style style:name="T17" style:family="text">
      <style:text-properties officeooo:rsid="001c31d5"/>
    </style:style>
    <style:style style:name="T18" style:family="text">
      <style:text-properties officeooo:rsid="003e36ff"/>
    </style:style>
    <style:style style:name="T19" style:family="text">
      <style:text-properties officeooo:rsid="00284c3e"/>
    </style:style>
    <style:style style:name="T20"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22" style:family="text">
      <style:text-properties officeooo:rsid="0036f693"/>
    </style:style>
    <style:style style:name="T23" style:family="text">
      <style:text-properties fo:font-variant="normal" fo:text-transform="none" fo:font-style="normal" officeooo:rsid="004c237e" style:font-style-asian="normal" style:font-style-complex="normal"/>
    </style:style>
    <style:style style:name="T24" style:family="text">
      <style:text-properties officeooo:rsid="002387e8"/>
    </style:style>
    <style:style style:name="T25" style:family="text">
      <style:text-properties officeooo:rsid="0020639e"/>
    </style:style>
    <style:style style:name="T26" style:family="text">
      <style:text-properties officeooo:rsid="0042c681"/>
    </style:style>
    <style:style style:name="T27" style:family="text">
      <style:text-properties fo:font-variant="normal" fo:text-transform="none" fo:font-style="normal" officeooo:rsid="0025ee03"/>
    </style:style>
    <style:style style:name="T28" style:family="text">
      <style:text-properties fo:font-variant="normal" fo:text-transform="none" fo:font-style="normal" officeooo:rsid="00281d95"/>
    </style:style>
    <style:style style:name="T29" style:family="text">
      <style:text-properties fo:font-variant="normal" fo:text-transform="none" fo:font-style="normal" officeooo:rsid="001df206" style:font-style-asian="normal" style:font-style-complex="normal"/>
    </style:style>
    <style:style style:name="T30" style:family="text">
      <style:text-properties fo:font-variant="normal" fo:text-transform="none" fo:font-style="normal" officeooo:rsid="002ba82d" style:font-style-asian="normal" style:font-style-complex="normal"/>
    </style:style>
    <style:style style:name="T31" style:family="text">
      <style:text-properties fo:font-variant="normal" fo:text-transform="none" fo:font-style="normal" officeooo:rsid="001e61e7" style:font-style-asian="normal" style:font-style-complex="normal"/>
    </style:style>
    <style:style style:name="T32" style:family="text">
      <style:text-properties fo:font-variant="normal" fo:text-transform="none" fo:font-style="normal" officeooo:rsid="002bd613" style:font-style-asian="normal" style:font-style-complex="normal"/>
    </style:style>
    <style:style style:name="T33" style:family="text">
      <style:text-properties officeooo:rsid="001e61e7"/>
    </style:style>
    <style:style style:name="T34" style:family="text">
      <style:text-properties officeooo:rsid="002f9dc3"/>
    </style:style>
    <style:style style:name="T35" style:family="text">
      <style:text-properties style:use-window-font-color="true"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36" style:family="text">
      <style:text-properties fo:font-style="normal"/>
    </style:style>
    <style:style style:name="T37" style:family="text">
      <style:text-properties fo:font-style="italic"/>
    </style:style>
    <style:style style:name="T38" style:family="text">
      <style:text-properties fo:font-style="normal" style:font-style-asian="normal" style:font-style-complex="normal"/>
    </style:style>
    <style:style style:name="T39" style:family="text">
      <style:text-properties officeooo:rsid="0007b250"/>
    </style:style>
    <style:style style:name="T40" style:family="text">
      <style:text-properties fo:font-size="8pt" style:font-size-asian="8pt"/>
    </style:style>
    <style:style style:name="T41" style:family="text">
      <style:text-properties fo:font-size="8pt" style:font-size-asian="8pt" style:font-size-complex="8pt"/>
    </style:style>
    <style:style style:name="T42" style:family="text">
      <style:text-properties fo:font-size="8pt" officeooo:rsid="0007b250" style:font-size-asian="8pt" style:font-size-complex="8pt"/>
    </style:style>
    <style:style style:name="T43" style:family="text">
      <style:text-properties officeooo:rsid="000c3964"/>
    </style:style>
    <style:style style:name="T44" style:family="text">
      <style:text-properties fo:font-size="9pt" style:font-size-asian="9pt"/>
    </style:style>
    <style:style style:name="T45" style:family="text">
      <style:text-properties officeooo:rsid="000daf29"/>
    </style:style>
    <style:style style:name="T46" style:family="text">
      <style:text-properties officeooo:rsid="0005f8ef"/>
    </style:style>
    <style:style style:name="T47" style:family="text">
      <style:text-properties style:text-underline-style="none" style:font-style-asian="normal" style:font-style-complex="normal"/>
    </style:style>
    <style:style style:name="T48" style:family="text">
      <style:text-properties fo:font-style="italic"/>
    </style:style>
    <style:style style:name="T49" style:family="text">
      <style:text-properties fo:font-style="italic" style:font-style-asian="italic" style:font-style-complex="italic"/>
    </style:style>
    <style:style style:name="T50" style:family="text">
      <style:text-properties fo:font-style="italic" style:text-underline-style="none" style:font-style-asian="italic" style:font-style-complex="italic"/>
    </style:style>
    <style:style style:name="T51" style:family="text">
      <style:text-properties style:font-style-asian="italic" style:font-style-complex="italic"/>
    </style:style>
    <style:style style:name="T5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3"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54"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55" style:family="text">
      <style:text-properties style:use-window-font-color="true" style:font-name="Times New Roman" fo:font-size="12pt" fo:language="en" fo:country="US" officeooo:rsid="0036f693" style:font-name-asian="Times New Roman" style:font-size-asian="12pt" style:font-name-complex="Times New Roman" style:font-size-complex="12pt" style:language-complex="ar" style:country-complex="SA"/>
    </style:style>
    <style:style style:name="T56" style:family="text">
      <style:text-properties style:use-window-font-color="true" style:font-name="Times New Roman" fo:font-size="12pt" fo:language="en" fo:country="US" officeooo:rsid="002202bf" style:font-name-asian="Times New Roman" style:font-size-asian="12pt" style:font-name-complex="Times New Roman" style:font-size-complex="12pt" style:language-complex="ar" style:country-complex="SA"/>
    </style:style>
    <style:style style:name="T57" style:family="text">
      <style:text-properties style:use-window-font-color="true"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58" style:family="text">
      <style:text-properties style:use-window-font-color="true" style:font-name="Times New Roman" fo:font-size="12pt" fo:language="en" fo:country="US" officeooo:rsid="002f9dc3" style:font-name-asian="Times New Roman" style:font-size-asian="12pt" style:font-name-complex="Times New Roman" style:font-size-complex="12pt" style:language-complex="ar" style:country-complex="SA"/>
    </style:style>
    <style:style style:name="T59"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60"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61" style:family="text">
      <style:text-properties fo:font-size="10pt" style:font-size-asian="10pt" style:font-size-complex="10pt"/>
    </style:style>
    <style:style style:name="T62" style:family="text">
      <style:text-properties fo:font-size="10pt" officeooo:rsid="0005f8ef" style:font-size-asian="10pt" style:font-size-complex="10pt"/>
    </style:style>
    <style:style style:name="T63" style:family="text">
      <style:text-properties fo:font-size="10pt" officeooo:rsid="0038cfa8" style:font-size-asian="10pt" style:font-size-complex="10pt"/>
    </style:style>
    <style:style style:name="T64" style:family="text">
      <style:text-properties fo:font-variant="normal" fo:text-transform="none" fo:font-style="normal"/>
    </style:style>
    <style:style style:name="T65" style:family="text">
      <style:text-properties fo:font-variant="normal" fo:text-transform="none" fo:font-style="normal" officeooo:rsid="00451644"/>
    </style:style>
    <style:style style:name="T66" style:family="text">
      <style:text-properties fo:font-variant="normal" fo:text-transform="none" fo:font-style="normal" officeooo:rsid="00208809"/>
    </style:style>
    <style:style style:name="T67" style:family="text">
      <style:text-properties fo:font-variant="normal" fo:text-transform="none" fo:font-style="normal" style:font-style-asian="normal" style:font-style-complex="normal"/>
    </style:style>
    <style:style style:name="T68" style:family="text">
      <style:text-properties fo:font-variant="normal" fo:text-transform="none" fo:font-style="normal" officeooo:rsid="004c237e" style:font-style-asian="normal" style:font-style-complex="normal"/>
    </style:style>
    <style:style style:name="T69" style:family="text">
      <style:text-properties fo:font-variant="normal" fo:text-transform="none" fo:font-style="normal" officeooo:rsid="0024e908" style:font-style-asian="normal" style:font-style-complex="normal"/>
    </style:style>
    <style:style style:name="T70" style:family="text">
      <style:text-properties fo:font-variant="normal" fo:text-transform="none" fo:font-style="normal" officeooo:rsid="001df206" style:font-style-asian="normal" style:font-style-complex="normal"/>
    </style:style>
    <style:style style:name="T71" style:family="text">
      <style:text-properties fo:font-variant="normal" fo:text-transform="none" fo:font-style="normal" officeooo:rsid="001e61e7" style:font-style-asian="normal" style:font-style-complex="normal"/>
    </style:style>
    <style:style style:name="T72" style:family="text">
      <style:text-properties fo:font-variant="normal" fo:text-transform="none" fo:font-style="normal" officeooo:rsid="002ba82d" style:font-style-asian="normal" style:font-style-complex="normal"/>
    </style:style>
    <style:style style:name="T73" style:family="text">
      <style:text-properties fo:font-variant="normal" fo:text-transform="none" fo:font-style="normal" officeooo:rsid="002bd613" style:font-style-asian="normal" style:font-style-complex="normal"/>
    </style:style>
    <style:style style:name="T74" style:family="text">
      <style:text-properties fo:font-variant="normal" fo:text-transform="none" fo:font-style="normal" officeooo:rsid="002f9dc3" style:font-style-asian="normal" style:font-style-complex="normal"/>
    </style:style>
    <style:style style:name="T75" style:family="text">
      <style:text-properties fo:font-variant="normal" fo:text-transform="none" fo:font-style="normal" officeooo:rsid="00281d95"/>
    </style:style>
    <style:style style:name="T76" style:family="text">
      <style:text-properties fo:font-variant="normal" fo:text-transform="none" fo:font-style="normal" officeooo:rsid="0038cfa8"/>
    </style:style>
    <style:style style:name="T77" style:family="text">
      <style:text-properties fo:font-variant="normal" fo:text-transform="none" fo:font-style="normal" officeooo:rsid="003ab6fe"/>
    </style:style>
    <style:style style:name="T78" style:family="text">
      <style:text-properties fo:font-variant="normal" fo:text-transform="none" fo:font-style="normal" officeooo:rsid="00470b98"/>
    </style:style>
    <style:style style:name="T79" style:family="text">
      <style:text-properties fo:font-variant="normal" fo:text-transform="none" fo:font-style="normal" officeooo:rsid="00266d3f"/>
    </style:style>
    <style:style style:name="T80" style:family="text">
      <style:text-properties fo:font-variant="normal" fo:text-transform="none" fo:font-style="normal" style:text-underline-style="solid" style:text-underline-width="auto" style:text-underline-color="font-color" officeooo:rsid="0043dacc"/>
    </style:style>
    <style:style style:name="T81" style:family="text">
      <style:text-properties fo:font-variant="normal" fo:text-transform="none" fo:font-style="normal" style:text-underline-style="solid" style:text-underline-width="auto" style:text-underline-color="font-color" officeooo:rsid="0020639e"/>
    </style:style>
    <style:style style:name="T82" style:family="text">
      <style:text-properties fo:font-variant="normal" fo:text-transform="none" fo:font-style="normal" officeooo:rsid="0043dacc"/>
    </style:style>
    <style:style style:name="T83" style:family="text">
      <style:text-properties fo:font-variant="normal" fo:text-transform="none" fo:font-style="normal" officeooo:rsid="0027185f"/>
    </style:style>
    <style:style style:name="T84" style:family="text">
      <style:text-properties fo:font-variant="normal" fo:text-transform="none" fo:font-style="normal" officeooo:rsid="004b0885"/>
    </style:style>
    <style:style style:name="T85" style:family="text">
      <style:text-properties fo:font-variant="normal" fo:text-transform="none" fo:font-style="normal" officeooo:rsid="001df206"/>
    </style:style>
    <style:style style:name="T86" style:family="text">
      <style:text-properties fo:font-variant="normal" fo:text-transform="none" fo:font-style="normal" officeooo:rsid="001e61e7"/>
    </style:style>
    <style:style style:name="T87" style:family="text">
      <style:text-properties fo:font-variant="normal" fo:text-transform="none" fo:font-style="normal" officeooo:rsid="0020639e"/>
    </style:style>
    <style:style style:name="T88" style:family="text">
      <style:text-properties fo:font-variant="normal" fo:text-transform="none" fo:font-style="normal" officeooo:rsid="0025ee03"/>
    </style:style>
    <style:style style:name="T89" style:family="text">
      <style:text-properties fo:font-variant="normal" fo:text-transform="none" fo:font-style="normal" officeooo:rsid="001f1680"/>
    </style:style>
    <style:style style:name="T90" style:family="text">
      <style:text-properties fo:font-variant="normal" fo:text-transform="none" fo:font-style="normal" style:font-style-asian="italic" style:font-style-complex="italic"/>
    </style:style>
    <style:style style:name="T91" style:family="text">
      <style:text-properties fo:font-variant="normal" fo:text-transform="none" fo:font-style="normal" officeooo:rsid="002e09ee"/>
    </style:style>
    <style:style style:name="T92" style:family="text">
      <style:text-properties fo:font-variant="normal" fo:text-transform="none" fo:font-style="normal" officeooo:rsid="002f1c3e"/>
    </style:style>
    <style:style style:name="T93" style:family="text">
      <style:text-properties fo:font-variant="normal" fo:text-transform="none" fo:font-style="italic" style:font-style-asian="italic" style:font-style-complex="italic"/>
    </style:style>
    <style:style style:name="T94" style:family="text">
      <style:text-properties fo:font-variant="normal" fo:text-transform="none" style:use-window-font-color="true" style:font-name="Times New Roman" fo:font-size="12pt" fo:language="en" fo:country="US" fo:font-style="normal" style:font-name-asian="Times New Roman" style:font-size-asian="18pt" style:font-name-complex="Times New Roman" style:font-size-complex="12pt" style:language-complex="ar" style:country-complex="SA" style:font-weight-complex="bold"/>
    </style:style>
    <style:style style:name="T95" style:family="text">
      <style:text-properties fo:font-style="normal"/>
    </style:style>
    <style:style style:name="T96" style:family="text">
      <style:text-properties fo:font-style="normal" style:font-style-asian="normal" style:font-style-complex="normal"/>
    </style:style>
    <style:style style:name="T97" style:family="text">
      <style:text-properties officeooo:rsid="001c31d5"/>
    </style:style>
    <style:style style:name="T98" style:family="text">
      <style:text-properties officeooo:rsid="00284c3e"/>
    </style:style>
    <style:style style:name="T99" style:family="text">
      <style:text-properties officeooo:rsid="002387e8"/>
    </style:style>
    <style:style style:name="T100" style:family="text">
      <style:text-properties officeooo:rsid="0036f693"/>
    </style:style>
    <style:style style:name="T101" style:family="text">
      <style:text-properties officeooo:rsid="0020639e"/>
    </style:style>
    <style:style style:name="T102" style:family="text">
      <style:text-properties officeooo:rsid="003fe944"/>
    </style:style>
    <style:style style:name="T103" style:family="text">
      <style:text-properties officeooo:rsid="003ab6fe"/>
    </style:style>
    <style:style style:name="T104" style:family="text">
      <style:text-properties officeooo:rsid="0038cfa8"/>
    </style:style>
    <style:style style:name="T105" style:family="text">
      <style:text-properties officeooo:rsid="00223058"/>
    </style:style>
    <style:style style:name="T106" style:family="text">
      <style:text-properties officeooo:rsid="004c237e"/>
    </style:style>
    <style:style style:name="T107" style:family="text">
      <style:text-properties officeooo:rsid="0042c681"/>
    </style:style>
    <style:style style:name="T108" style:family="text">
      <style:text-properties officeooo:rsid="003f04a8"/>
    </style:style>
    <style:style style:name="T109" style:family="text">
      <style:text-properties officeooo:rsid="003e36ff"/>
    </style:style>
    <style:style style:name="T110" style:family="text">
      <style:text-properties officeooo:rsid="000f9805"/>
    </style:style>
    <style:style style:name="T111" style:family="text">
      <style:text-properties officeooo:rsid="00139c4e"/>
    </style:style>
    <style:style style:name="T112" style:family="text">
      <style:text-properties officeooo:rsid="001e61e7"/>
    </style:style>
    <style:style style:name="T113" style:family="text">
      <style:text-properties officeooo:rsid="00207531"/>
    </style:style>
    <style:style style:name="T114" style:family="text">
      <style:text-properties officeooo:rsid="0025ee03"/>
    </style:style>
    <style:style style:name="T115" style:family="text">
      <style:text-properties officeooo:rsid="002ba82d"/>
    </style:style>
    <style:style style:name="T116" style:family="text">
      <style:text-properties officeooo:rsid="002cd329"/>
    </style:style>
    <style:style style:name="T117" style:family="text">
      <style:text-properties officeooo:rsid="002a1359"/>
    </style:style>
    <style:style style:name="T118" style:family="text">
      <style:text-properties officeooo:rsid="002f1c3e"/>
    </style:style>
    <style:style style:name="T119" style:family="text">
      <style:text-properties officeooo:rsid="002f9dc3"/>
    </style:style>
    <style:style style:name="T12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1"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2" style:family="text">
      <style:text-properties fo:font-size="10pt" fo:language="en" fo:country="US" style:language-asian="zxx" style:country-asian="none" style:language-complex="zxx" style:country-complex="none"/>
    </style:style>
    <style:style style:name="T12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4460377747232" text:id="ct94460377747232">
          <text:insertion>
            <office:change-info>
              <dc:creator>Balazs Racz</dc:creator>
              <dc:date>2018-09-10T22:45:29</dc:date>
            </office:change-info>
          </text:insertion>
        </text:changed-region>
        <text:changed-region xml:id="ct94460395935968" text:id="ct94460395935968">
          <text:insertion>
            <office:change-info>
              <dc:creator>Balazs Racz</dc:creator>
              <dc:date>2018-09-10T22:46:00</dc:date>
            </office:change-info>
          </text:insertion>
        </text:changed-region>
        <text:changed-region xml:id="ct94460394270400" text:id="ct94460394270400">
          <text:deletion>
            <office:change-info>
              <dc:creator>Balazs Racz</dc:creator>
              <dc:date>2018-09-10T22:46:34</dc:date>
            </office:change-info>
            <text:p text:style-name="Text_20_body"><text:span text:style-name="T1">Fast-time is defined as time that progresses at a </text:span><text:span text:style-name="T2">different</text:span><text:span text:style-name="T3"> rate (typically faster) than real world time. </text:span></text:p>
          </text:deletion>
          <text:insertion>
            <office:change-info office:chg-author="Stuart Baker" office:chg-date-time="2018-09-08T21:35:00"/>
          </text:insertion>
        </text:changed-region>
        <text:changed-region xml:id="ct94460379122608" text:id="ct94460379122608">
          <text:deletion>
            <office:change-info>
              <dc:creator>Balazs Racz</dc:creator>
              <dc:date>2018-09-10T22:46:42</dc:date>
            </office:change-info>
            <text:p text:style-name="Text_20_body">fast-time</text:p>
          </text:deletion>
        </text:changed-region>
        <text:changed-region xml:id="ct94460394270768" text:id="ct94460394270768">
          <text:deletion>
            <office:change-info>
              <dc:creator>Stuart Baker</dc:creator>
              <dc:date>2018-09-08T21:35:00</dc:date>
            </office:change-info>
            <text:p text:style-name="Text_20_body"><office:annotation><dc:creator>Balazs Racz</dc:creator><dc:date>2018-09-05T08:36:17</dc:date><loext:sender-initials>BR</loext:sender-initials><text:p text:style-name="P109"><text:span text:style-name="T120">Add definition of fast time.</text:span></text:p></office:annotation></text:p>
          </text:deletion>
        </text:changed-region>
        <text:changed-region xml:id="ct94460371112448" text:id="ct94460371112448">
          <text:insertion>
            <office:change-info>
              <dc:creator>Balazs Racz</dc:creator>
              <dc:date>2018-09-10T22:46:42</dc:date>
            </office:change-info>
          </text:insertion>
        </text:changed-region>
        <text:changed-region xml:id="ct94460394265280" text:id="ct94460394265280">
          <text:insertion>
            <office:change-info>
              <dc:creator>Bob Jacobsen</dc:creator>
              <dc:date>2013-04-06T21:25:00</dc:date>
            </office:change-info>
          </text:insertion>
        </text:changed-region>
        <text:changed-region xml:id="ct94460394265840" text:id="ct94460394265840">
          <text:deletion>
            <office:change-info>
              <dc:creator>Balazs Racz</dc:creator>
              <dc:date>2018-09-05T08:37:34</dc:date>
            </office:change-info>
            <text:p text:style-name="Text_20_body">s systemExisting fast clock</text:p>
          </text:deletion>
        </text:changed-region>
        <text:changed-region xml:id="ct94460395959840" text:id="ct94460395959840">
          <text:insertion>
            <office:change-info>
              <dc:creator>Balazs Racz</dc:creator>
              <dc:date>2018-09-05T08:37:34</dc:date>
            </office:change-info>
          </text:insertion>
        </text:changed-region>
        <text:changed-region xml:id="ct94460395959104" text:id="ct94460395959104">
          <text:deletion>
            <office:change-info>
              <dc:creator>Stuart Baker</dc:creator>
              <dc:date>2018-09-08T11:10:00</dc:date>
            </office:change-info>
            <text:p text:style-name="Text_20_body"><text:span text:style-name="T4">sufficitne</text:span></text:p>
          </text:deletion>
        </text:changed-region>
        <text:changed-region xml:id="ct94460395965408" text:id="ct94460395965408">
          <text:insertion>
            <office:change-info>
              <dc:creator>Stuart Baker</dc:creator>
              <dc:date>2018-09-08T11:10:00</dc:date>
            </office:change-info>
          </text:insertion>
        </text:changed-region>
        <text:changed-region xml:id="ct94460395966864" text:id="ct94460395966864">
          <text:insertion>
            <office:change-info>
              <dc:creator>Balazs Racz</dc:creator>
              <dc:date>2018-09-05T08:37:37</dc:date>
            </office:change-info>
          </text:insertion>
        </text:changed-region>
        <text:changed-region xml:id="ct94460395967168" text:id="ct94460395967168">
          <text:deletion>
            <office:change-info>
              <dc:creator>Balazs Racz</dc:creator>
              <dc:date>2018-09-05T08:37:40</dc:date>
            </office:change-info>
            <text:p text:style-name="Text_20_body"><text:span text:style-name="T4">only </text:span></text:p>
          </text:deletion>
        </text:changed-region>
        <text:changed-region xml:id="ct94460395968720" text:id="ct94460395968720">
          <text:insertion>
            <office:change-info>
              <dc:creator>Balazs Racz</dc:creator>
              <dc:date>2018-09-05T08:37:40</dc:date>
            </office:change-info>
          </text:insertion>
        </text:changed-region>
        <text:changed-region xml:id="ct94460395968064" text:id="ct94460395968064">
          <text:deletion>
            <office:change-info>
              <dc:creator>Balazs Racz</dc:creator>
              <dc:date>2018-09-05T08:37:53</dc:date>
            </office:change-info>
            <text:p text:style-name="Text_20_body">,</text:p>
          </text:deletion>
        </text:changed-region>
        <text:changed-region xml:id="ct94460394277200" text:id="ct94460394277200">
          <text:deletion>
            <office:change-info>
              <dc:creator>Bob Jacobsen</dc:creator>
              <dc:date>2013-04-06T21:25:00</dc:date>
            </office:change-info>
            <text:p text:style-name="Text_20_body">producer node</text:p>
          </text:deletion>
        </text:changed-region>
        <text:changed-region xml:id="ct94460394265504" text:id="ct94460394265504">
          <text:insertion>
            <office:change-info>
              <dc:creator>Bob Jacobsen</dc:creator>
              <dc:date>2013-04-06T21:25:00</dc:date>
            </office:change-info>
          </text:insertion>
        </text:changed-region>
        <text:changed-region xml:id="ct94460395969440" text:id="ct94460395969440">
          <text:insertion>
            <office:change-info>
              <dc:creator>Stuart Baker</dc:creator>
              <dc:date>2018-09-01T12:38:00</dc:date>
            </office:change-info>
          </text:insertion>
        </text:changed-region>
        <text:changed-region xml:id="ct94460394266736" text:id="ct94460394266736">
          <text:deletion>
            <office:change-info>
              <dc:creator>Balazs Racz</dc:creator>
              <dc:date>2018-09-05T08:38:34</dc:date>
            </office:change-info>
            <text:p text:style-name="Text_20_body"><text:span text:style-name="T5">sync Events</text:span></text:p>
          </text:deletion>
        </text:changed-region>
        <text:changed-region xml:id="ct94460395959328" text:id="ct94460395959328">
          <text:insertion>
            <office:change-info>
              <dc:creator>Balazs Racz</dc:creator>
              <dc:date>2018-09-05T08:38:34</dc:date>
            </office:change-info>
          </text:insertion>
        </text:changed-region>
        <text:changed-region xml:id="ct94460395965808" text:id="ct94460395965808">
          <text:insertion>
            <office:change-info>
              <dc:creator>Balazs Racz</dc:creator>
              <dc:date>2018-09-05T08:38:57</dc:date>
            </office:change-info>
          </text:insertion>
        </text:changed-region>
        <text:changed-region xml:id="ct94460395964384" text:id="ct94460395964384">
          <text:insertion>
            <office:change-info>
              <dc:creator>Balazs Racz</dc:creator>
              <dc:date>2018-09-05T08:38:59</dc:date>
            </office:change-info>
          </text:insertion>
        </text:changed-region>
        <text:changed-region xml:id="ct94460395971824" text:id="ct94460395971824">
          <text:insertion>
            <office:change-info>
              <dc:creator>Balazs Racz</dc:creator>
              <dc:date>2018-09-05T08:39:00</dc:date>
            </office:change-info>
          </text:insertion>
        </text:changed-region>
        <text:changed-region xml:id="ct94460395972128" text:id="ct94460395972128">
          <text:deletion>
            <office:change-info>
              <dc:creator>Stuart Baker</dc:creator>
              <dc:date>2018-09-08T11:10:00</dc:date>
            </office:change-info>
            <text:p text:style-name="Text_20_body"><text:span text:style-name="T4">doucment</text:span></text:p>
          </text:deletion>
        </text:changed-region>
        <text:changed-region xml:id="ct94460395973648" text:id="ct94460395973648">
          <text:insertion>
            <office:change-info>
              <dc:creator>Stuart Baker</dc:creator>
              <dc:date>2018-09-08T11:10:00</dc:date>
            </office:change-info>
          </text:insertion>
        </text:changed-region>
        <text:changed-region xml:id="ct94460395973120" text:id="ct94460395973120">
          <text:insertion>
            <office:change-info>
              <dc:creator>Balazs Racz</dc:creator>
              <dc:date>2018-09-05T08:39:00</dc:date>
            </office:change-info>
          </text:insertion>
        </text:changed-region>
        <text:changed-region xml:id="ct94460393940784" text:id="ct94460393940784">
          <text:deletion>
            <office:change-info>
              <dc:creator>Balazs Racz</dc:creator>
              <dc:date>2018-09-05T08:40:02</dc:date>
            </office:change-info>
            <text:p text:style-name="Text_20_body">E</text:p>
          </text:deletion>
        </text:changed-region>
        <text:changed-region xml:id="ct94460395974912" text:id="ct94460395974912">
          <text:insertion>
            <office:change-info>
              <dc:creator>Balazs Racz</dc:creator>
              <dc:date>2018-09-05T08:40:02</dc:date>
            </office:change-info>
          </text:insertion>
        </text:changed-region>
        <text:changed-region xml:id="ct94460395976144" text:id="ct94460395976144">
          <text:insertion>
            <office:change-info>
              <dc:creator>Balazs Racz</dc:creator>
              <dc:date>2018-09-05T08:40:04</dc:date>
            </office:change-info>
          </text:insertion>
        </text:changed-region>
        <text:changed-region xml:id="ct94460395977840" text:id="ct94460395977840">
          <text:insertion>
            <office:change-info>
              <dc:creator>Balazs Racz</dc:creator>
              <dc:date>2018-09-05T08:40:06</dc:date>
            </office:change-info>
          </text:insertion>
        </text:changed-region>
        <text:changed-region xml:id="ct94460395978160" text:id="ct94460395978160">
          <text:deletion>
            <office:change-info>
              <dc:creator>Balazs Racz</dc:creator>
              <dc:date>2018-09-05T08:40:40</dc:date>
            </office:change-info>
            <text:p text:style-name="Text_20_body"><text:span text:style-name="T4">I</text:span></text:p>
          </text:deletion>
        </text:changed-region>
        <text:changed-region xml:id="ct94460395979504" text:id="ct94460395979504">
          <text:insertion>
            <office:change-info>
              <dc:creator>Balazs Racz</dc:creator>
              <dc:date>2018-09-05T08:40:42</dc:date>
            </office:change-info>
          </text:insertion>
        </text:changed-region>
        <text:changed-region xml:id="ct94460395978640" text:id="ct94460395978640">
          <text:deletion>
            <office:change-info>
              <dc:creator>Balazs Racz</dc:creator>
              <dc:date>2018-09-05T08:40:31</dc:date>
            </office:change-info>
            <text:p text:style-name="Text_20_body">. <text:s/>Specific Event IDs</text:p>
          </text:deletion>
        </text:changed-region>
        <text:changed-region xml:id="ct94460395979152" text:id="ct94460395979152">
          <text:insertion>
            <office:change-info>
              <dc:creator>Balazs Racz</dc:creator>
              <dc:date>2018-09-05T08:40:31</dc:date>
            </office:change-info>
          </text:insertion>
        </text:changed-region>
        <text:changed-region xml:id="ct94460395980752" text:id="ct94460395980752">
          <text:insertion>
            <office:change-info>
              <dc:creator>Balazs Racz</dc:creator>
              <dc:date>2018-09-05T08:40:33</dc:date>
            </office:change-info>
          </text:insertion>
        </text:changed-region>
        <text:changed-region xml:id="ct94460395980352" text:id="ct94460395980352">
          <text:deletion>
            <office:change-info>
              <dc:creator>Bob Jacobsen</dc:creator>
              <dc:date>2013-04-06T21:49:00</dc:date>
            </office:change-info>
            <text:p text:style-name="Text_20_body">:00</text:p>
          </text:deletion>
        </text:changed-region>
        <text:changed-region xml:id="ct94460395981168" text:id="ct94460395981168">
          <text:deletion>
            <office:change-info>
              <dc:creator>Balazs Racz</dc:creator>
              <dc:date>2018-09-05T08:41:20</dc:date>
            </office:change-info>
            <text:p text:style-name="Text_20_body">,</text:p>
          </text:deletion>
        </text:changed-region>
        <text:changed-region xml:id="ct94460395981392" text:id="ct94460395981392">
          <text:insertion>
            <office:change-info>
              <dc:creator>Balazs Racz</dc:creator>
              <dc:date>2018-09-05T08:41:20</dc:date>
            </office:change-info>
          </text:insertion>
        </text:changed-region>
        <text:changed-region xml:id="ct94460395979728" text:id="ct94460395979728">
          <text:deletion>
            <office:change-info>
              <dc:creator>Balazs Racz</dc:creator>
              <dc:date>2018-09-05T08:41:23</dc:date>
            </office:change-info>
            <text:p text:style-name="Text_20_body">so that</text:p>
          </text:deletion>
        </text:changed-region>
        <text:changed-region xml:id="ct94460395982784" text:id="ct94460395982784">
          <text:insertion>
            <office:change-info>
              <dc:creator>Balazs Racz</dc:creator>
              <dc:date>2018-09-05T08:41:23</dc:date>
            </office:change-info>
          </text:insertion>
        </text:changed-region>
        <text:changed-region xml:id="ct94460395981696" text:id="ct94460395981696">
          <text:deletion>
            <office:change-info>
              <dc:creator>Balazs Racz</dc:creator>
              <dc:date>2018-09-05T08:41:27</dc:date>
            </office:change-info>
            <text:p text:style-name="Text_20_body">can </text:p>
          </text:deletion>
        </text:changed-region>
        <text:changed-region xml:id="ct94460395983856" text:id="ct94460395983856">
          <text:insertion>
            <office:change-info>
              <dc:creator>Balazs Racz</dc:creator>
              <dc:date>2018-09-05T08:41:27</dc:date>
            </office:change-info>
          </text:insertion>
        </text:changed-region>
        <text:changed-region xml:id="ct94460395984160" text:id="ct94460395984160">
          <text:deletion>
            <office:change-info>
              <dc:creator>Bob Jacobsen</dc:creator>
              <dc:date>2013-04-06T21:49:00</dc:date>
            </office:change-info>
            <text:p text:style-name="Text_20_body">,</text:p>
          </text:deletion>
        </text:changed-region>
        <text:changed-region xml:id="ct94460395974608" text:id="ct94460395974608">
          <text:insertion>
            <office:change-info>
              <dc:creator>Stuart Baker</dc:creator>
              <dc:date>2018-09-01T12:38:00</dc:date>
            </office:change-info>
          </text:insertion>
        </text:changed-region>
        <text:changed-region xml:id="ct94460395968944" text:id="ct94460395968944">
          <text:deletion>
            <office:change-info>
              <dc:creator>Stuart Baker</dc:creator>
              <dc:date>2018-09-01T12:38:00</dc:date>
            </office:change-info>
            <text:p text:style-name="Text_20_body"><text:span text:style-name="T5">it</text:span></text:p>
          </text:deletion>
        </text:changed-region>
        <text:changed-region xml:id="ct94460394969808" text:id="ct94460394969808">
          <text:deletion>
            <office:change-info>
              <dc:creator>Bob Jacobsen</dc:creator>
              <dc:date>2013-04-06T21:49:00</dc:date>
            </office:change-info>
            <text:p text:style-name="P1">set-protocol</text:p>
          </text:deletion>
        </text:changed-region>
        <text:changed-region xml:id="ct94460395981920" text:id="ct94460395981920">
          <text:insertion>
            <office:change-info>
              <dc:creator>Bob Jacobsen</dc:creator>
              <dc:date>2013-04-06T21:49:00</dc:date>
            </office:change-info>
          </text:insertion>
        </text:changed-region>
        <text:changed-region xml:id="ct94460394267280" text:id="ct94460394267280">
          <text:insertion>
            <office:change-info>
              <dc:creator>Stuart Baker</dc:creator>
              <dc:date>2018-09-01T12:39:00</dc:date>
            </office:change-info>
          </text:insertion>
        </text:changed-region>
        <text:changed-region xml:id="ct94460395973344" text:id="ct94460395973344">
          <text:insertion>
            <office:change-info>
              <dc:creator>Balazs Racz</dc:creator>
              <dc:date>2018-09-05T08:42:23</dc:date>
            </office:change-info>
          </text:insertion>
        </text:changed-region>
        <text:changed-region xml:id="ct94460394961568" text:id="ct94460394961568">
          <text:deletion>
            <office:change-info>
              <dc:creator>Balazs Racz</dc:creator>
              <dc:date>2018-09-05T08:42:26</dc:date>
            </office:change-info>
            <text:p text:style-name="P1">-</text:p>
          </text:deletion>
        </text:changed-region>
        <text:changed-region xml:id="ct94460394294704" text:id="ct94460394294704">
          <text:insertion>
            <office:change-info>
              <dc:creator>Balazs Racz</dc:creator>
              <dc:date>2018-09-05T08:42:26</dc:date>
            </office:change-info>
          </text:insertion>
        </text:changed-region>
        <text:changed-region xml:id="ct94460395974272" text:id="ct94460395974272">
          <text:deletion>
            <office:change-info>
              <dc:creator>Balazs Racz</dc:creator>
              <dc:date>2018-09-05T08:42:28</dc:date>
            </office:change-info>
            <text:p text:style-name="P1">nodes </text:p>
          </text:deletion>
        </text:changed-region>
        <text:changed-region xml:id="ct94460395982416" text:id="ct94460395982416">
          <text:insertion>
            <office:change-info>
              <dc:creator>Stuart Baker</dc:creator>
              <dc:date>2018-09-01T12:39:00</dc:date>
            </office:change-info>
          </text:insertion>
        </text:changed-region>
        <text:changed-region xml:id="ct94460395971456" text:id="ct94460395971456">
          <text:insertion>
            <office:change-info>
              <dc:creator>Stuart Baker</dc:creator>
              <dc:date>2018-09-01T12:40:00</dc:date>
            </office:change-info>
          </text:insertion>
        </text:changed-region>
        <text:changed-region xml:id="ct94460394966224" text:id="ct94460394966224">
          <text:insertion>
            <office:change-info>
              <dc:creator>Bob Jacobsen</dc:creator>
              <dc:date>2013-04-06T21:19:00</dc:date>
            </office:change-info>
          </text:insertion>
        </text:changed-region>
        <text:changed-region xml:id="ct94460395972784" text:id="ct94460395972784">
          <text:insertion>
            <office:change-info>
              <dc:creator>Bob Jacobsen</dc:creator>
              <dc:date>2013-04-06T22:27:00</dc:date>
            </office:change-info>
          </text:insertion>
        </text:changed-region>
        <text:changed-region xml:id="ct94460395986976" text:id="ct94460395986976">
          <text:insertion>
            <office:change-info>
              <dc:creator>Bob Jacobsen</dc:creator>
              <dc:date>2013-04-06T22:28:00</dc:date>
            </office:change-info>
          </text:insertion>
        </text:changed-region>
        <text:changed-region xml:id="ct94460395991664" text:id="ct94460395991664">
          <text:insertion>
            <office:change-info>
              <dc:creator>Balazs Racz</dc:creator>
              <dc:date>2018-09-05T08:43:58</dc:date>
            </office:change-info>
          </text:insertion>
        </text:changed-region>
        <text:changed-region xml:id="ct94460395992656" text:id="ct94460395992656">
          <text:insertion>
            <office:change-info>
              <dc:creator>Bob Jacobsen</dc:creator>
              <dc:date>2013-04-06T22:28:00</dc:date>
            </office:change-info>
          </text:insertion>
        </text:changed-region>
        <text:changed-region xml:id="ct94460395985376" text:id="ct94460395985376">
          <text:insertion>
            <office:change-info>
              <dc:creator>Bob Jacobsen</dc:creator>
              <dc:date>2013-04-06T22:16:00</dc:date>
            </office:change-info>
          </text:insertion>
        </text:changed-region>
        <text:changed-region xml:id="ct94460395994352" text:id="ct94460395994352">
          <text:deletion>
            <office:change-info>
              <dc:creator>Stuart Baker</dc:creator>
              <dc:date>2018-09-01T12:40:00</dc:date>
            </office:change-info>
            <text:p text:style-name="P2"><text:s/>as 0x01.01.00.00.00.00.05.01.</text:p>
          </text:deletion>
        </text:changed-region>
        <text:changed-region xml:id="ct94460395994960" text:id="ct94460395994960">
          <text:deletion>
            <office:change-info>
              <dc:creator>Bob Jacobsen</dc:creator>
              <dc:date>2013-04-06T21:52:00</dc:date>
            </office:change-info>
            <text:p text:style-name="P2">.</text:p>
          </text:deletion>
        </text:changed-region>
        <text:changed-region xml:id="ct94460395987440" text:id="ct94460395987440">
          <text:deletion>
            <office:change-info>
              <dc:creator>Stuart Baker</dc:creator>
              <dc:date>2018-09-01T12:40:00</dc:date>
            </office:change-info>
            <text:p text:style-name="P2">he well-known event ID “Delivers Clock Protocol” is definedT</text:p>
          </text:deletion>
        </text:changed-region>
        <text:changed-region xml:id="ct94460395985696" text:id="ct94460395985696">
          <text:deletion>
            <office:change-info>
              <dc:creator>Bob Jacobsen</dc:creator>
              <dc:date>2013-04-06T21:50:00</dc:date>
            </office:change-info>
            <text:p text:style-name="P2">In addition to the following Event IDs, t</text:p>
          </text:deletion>
        </text:changed-region>
        <text:changed-region xml:id="ct94460395976640" text:id="ct94460395976640">
          <text:insertion>
            <office:change-info>
              <dc:creator>Bob Jacobsen</dc:creator>
              <dc:date>2013-04-06T21:52:00</dc:date>
            </office:change-info>
          </text:insertion>
        </text:changed-region>
        <text:changed-region xml:id="ct94460396002720" text:id="ct94460396002720">
          <text:insertion>
            <office:change-info>
              <dc:creator>Bob Jacobsen</dc:creator>
              <dc:date>2013-04-06T21:56:00</dc:date>
            </office:change-info>
          </text:insertion>
        </text:changed-region>
        <text:changed-region xml:id="ct94460396002944" text:id="ct94460396002944">
          <text:insertion>
            <office:change-info>
              <dc:creator>Bob Jacobsen</dc:creator>
              <dc:date>2013-04-06T22:21:00</dc:date>
            </office:change-info>
          </text:insertion>
        </text:changed-region>
        <text:changed-region xml:id="ct94460396003600" text:id="ct94460396003600">
          <text:insertion>
            <office:change-info>
              <dc:creator>Bob Jacobsen</dc:creator>
              <dc:date>2013-04-06T21:56:00</dc:date>
            </office:change-info>
          </text:insertion>
        </text:changed-region>
        <text:changed-region xml:id="ct94460396003824" text:id="ct94460396003824">
          <text:insertion>
            <office:change-info>
              <dc:creator>Bob Jacobsen</dc:creator>
              <dc:date>2013-04-06T22:21:00</dc:date>
            </office:change-info>
          </text:insertion>
        </text:changed-region>
        <text:changed-region xml:id="ct94460396004320" text:id="ct94460396004320">
          <text:insertion>
            <office:change-info>
              <dc:creator>Bob Jacobsen</dc:creator>
              <dc:date>2013-04-06T21:56:00</dc:date>
            </office:change-info>
          </text:insertion>
        </text:changed-region>
        <text:changed-region xml:id="ct94460396004544" text:id="ct94460396004544">
          <text:insertion>
            <office:change-info>
              <dc:creator>Bob Jacobsen</dc:creator>
              <dc:date>2013-04-07T10:13:00</dc:date>
            </office:change-info>
          </text:insertion>
        </text:changed-region>
        <text:changed-region xml:id="ct94460396005040" text:id="ct94460396005040">
          <text:insertion>
            <office:change-info>
              <dc:creator>Bob Jacobsen</dc:creator>
              <dc:date>2013-04-06T21:56:00</dc:date>
            </office:change-info>
          </text:insertion>
        </text:changed-region>
        <text:changed-region xml:id="ct94460396005952" text:id="ct94460396005952">
          <text:deletion>
            <office:change-info>
              <dc:creator>Bob Jacobsen</dc:creator>
              <dc:date>2013-04-06T22:18:00</dc:date>
            </office:change-info>
            <text:list xml:id="list2960526928" text:style-name="L1">
              <text:list-item>
                <text:p text:style-name="P3"><text:s text:c="2"/></text:p>
              </text:list-item>
              <text:list-item>
                <text:p text:style-name="P3"><text:span text:style-name="T6"/></text:p>
              </text:list-item>
            </text:list>
          </text:deletion>
        </text:changed-region>
        <text:changed-region xml:id="ct94460396005648" text:id="ct94460396005648">
          <text:deletion>
            <office:change-info>
              <dc:creator>Bob Jacobsen</dc:creator>
              <dc:date>2013-04-06T22:17:00</dc:date>
            </office:change-info>
            <text:list xml:id="list231612281072360" text:continue-numbering="true" text:style-name="L1">
              <text:list-item>
                <text:p text:style-name="P3"><text:span text:style-name="T6">The upper six bytes of the following messages must be the valid Node ID of the clock producing node. </text:span></text:p>
              </text:list-item>
            </text:list>
          </text:deletion>
        </text:changed-region>
        <text:changed-region xml:id="ct94460396005344" text:id="ct94460396005344">
          <text:deletion>
            <office:change-info>
              <dc:creator>Bob Jacobsen</dc:creator>
              <dc:date>2013-04-06T22:18:00</dc:date>
            </office:change-info>
            <text:list xml:id="list231612796648557" text:continue-numbering="true" text:style-name="L1">
              <text:list-item>
                <text:p text:style-name="P3"><text:span text:style-name="T7"/></text:p>
              </text:list-item>
            </text:list>
            <text:p text:style-name="P2">Note that there are no well-defined values of the clock event IDs. <text:s/>You locate the clock generators and their event spaces via the usual IdentifyEvent/IdentifyProducer mechanisms starting with the “Delivers Clock Protocol” event ID.</text:p>
            <text:list xml:id="list231612765643326" text:continue-numbering="true" text:style-name="L1">
              <text:list-item>
                <text:p text:style-name="P3"><text:span text:style-name="T8">The details of the following formats are still being worked out. <text:s/></text:span></text:p>
              </text:list-item>
            </text:list>
          </text:deletion>
        </text:changed-region>
        <text:changed-region xml:id="ct94460396006848" text:id="ct94460396006848">
          <text:insertion>
            <office:change-info>
              <dc:creator>Bob Jacobsen</dc:creator>
              <dc:date>2013-04-06T22:35:00</dc:date>
            </office:change-info>
          </text:insertion>
        </text:changed-region>
        <text:changed-region xml:id="ct94460396008368" text:id="ct94460396008368">
          <text:insertion>
            <office:change-info>
              <dc:creator>Bob Jacobsen</dc:creator>
              <dc:date>2013-04-07T10:13:00</dc:date>
            </office:change-info>
          </text:insertion>
        </text:changed-region>
        <text:changed-region xml:id="ct94460393941856" text:id="ct94460393941856">
          <text:insertion>
            <office:change-info>
              <dc:creator>Bob Jacobsen</dc:creator>
              <dc:date>2013-04-06T22:34:00</dc:date>
            </office:change-info>
          </text:insertion>
        </text:changed-region>
        <text:changed-region xml:id="ct94460396007712" text:id="ct94460396007712">
          <text:insertion>
            <office:change-info>
              <dc:creator>Bob Jacobsen</dc:creator>
              <dc:date>2013-04-06T22:35:00</dc:date>
            </office:change-info>
          </text:insertion>
        </text:changed-region>
        <text:changed-region xml:id="ct94460393943120" text:id="ct94460393943120">
          <text:insertion>
            <office:change-info>
              <dc:creator>Bob Jacobsen</dc:creator>
              <dc:date>2013-04-06T22:33:00</dc:date>
            </office:change-info>
          </text:insertion>
        </text:changed-region>
        <text:changed-region xml:id="ct94460396009328" text:id="ct94460396009328">
          <text:deletion>
            <office:change-info>
              <dc:creator>Balazs Racz</dc:creator>
              <dc:date>2018-09-05T08:44:42</dc:date>
            </office:change-info>
            <text:p text:style-name="P2">U</text:p>
          </text:deletion>
        </text:changed-region>
        <text:changed-region xml:id="ct94460396009552" text:id="ct94460396009552">
          <text:insertion>
            <office:change-info>
              <dc:creator>Balazs Racz</dc:creator>
              <dc:date>2018-09-05T08:44:42</dc:date>
            </office:change-info>
          </text:insertion>
        </text:changed-region>
        <text:changed-region xml:id="ct94460396007152" text:id="ct94460396007152">
          <text:insertion>
            <office:change-info>
              <dc:creator>Bob Jacobsen</dc:creator>
              <dc:date>2013-04-06T22:33:00</dc:date>
            </office:change-info>
          </text:insertion>
        </text:changed-region>
        <text:changed-region xml:id="ct94460394971440" text:id="ct94460394971440">
          <text:deletion>
            <office:change-info>
              <dc:creator>Bob Jacobsen</dc:creator>
              <dc:date>2013-04-06T22:18:00</dc:date>
            </office:change-info>
            <text:p text:style-name="P2">The values are packed into two bytes to make it easier to allocate the unique “Specific Upper Part”; <text:span text:style-name="T9">it </text:span>is required to be the Node ID of the clock generator.</text:p>
          </text:deletion>
        </text:changed-region>
        <text:changed-region xml:id="ct94460396007376" text:id="ct94460396007376">
          <text:insertion>
            <office:change-info>
              <dc:creator>Bob Jacobsen</dc:creator>
              <dc:date>2013-04-06T22:20:00</dc:date>
            </office:change-info>
          </text:insertion>
        </text:changed-region>
        <text:changed-region xml:id="ct94460396010496" text:id="ct94460396010496">
          <text:insertion>
            <office:change-info>
              <dc:creator>Stuart Baker</dc:creator>
              <dc:date>2018-09-01T12:41:00</dc:date>
            </office:change-info>
          </text:insertion>
        </text:changed-region>
        <text:changed-region xml:id="ct94460393713312" text:id="ct94460393713312">
          <text:deletion>
            <office:change-info>
              <dc:creator>Stuart Baker</dc:creator>
              <dc:date>2018-09-01T12:41:00</dc:date>
            </office:change-info>
            <text:h text:style-name="Heading_20_2" text:outline-level="2">Set/</text:h>
          </text:deletion>
        </text:changed-region>
        <text:changed-region xml:id="ct94460393940400" text:id="ct94460393940400">
          <text:deletion>
            <office:change-info>
              <dc:creator>Bob Jacobsen</dc:creator>
              <dc:date>2013-04-06T22:36:00</dc:date>
            </office:change-info>
            <text:h text:style-name="Heading_20_2" text:outline-level="2"/>
            <text:p text:style-name="Standard"/>
          </text:deletion>
        </text:changed-region>
        <text:changed-region xml:id="ct94460396011168" text:id="ct94460396011168">
          <text:insertion>
            <office:change-info>
              <dc:creator>Stuart Baker</dc:creator>
              <dc:date>2018-09-01T12:41:00</dc:date>
            </office:change-info>
          </text:insertion>
        </text:changed-region>
        <text:changed-region xml:id="ct94460395999536" text:id="ct94460395999536">
          <text:insertion>
            <office:change-info>
              <dc:creator>Stuart Baker</dc:creator>
              <dc:date>2018-09-01T12:41:00</dc:date>
            </office:change-info>
          </text:insertion>
        </text:changed-region>
        <text:changed-region xml:id="ct94460396004768" text:id="ct94460396004768">
          <text:deletion>
            <office:change-info>
              <dc:creator>Stuart Baker</dc:creator>
              <dc:date>2018-09-01T12:41:00</dc:date>
            </office:change-info>
            <text:p text:style-name="Table_20_Contents"><text:span text:style-name="T5">23</text:span></text:p>
          </text:deletion>
        </text:changed-region>
        <text:changed-region xml:id="ct94460395966240" text:id="ct94460395966240">
          <text:deletion>
            <office:change-info>
              <dc:creator>Stuart Baker</dc:creator>
              <dc:date>2018-09-01T12:41:00</dc:date>
            </office:change-info>
            <text:h text:style-name="Heading_20_2" text:outline-level="2">Set/</text:h>
          </text:deletion>
        </text:changed-region>
        <text:changed-region xml:id="ct94460395985104" text:id="ct94460395985104">
          <text:deletion>
            <office:change-info>
              <dc:creator>Bob Jacobsen</dc:creator>
              <dc:date>2013-04-06T22:36:00</dc:date>
            </office:change-info>
            <text:h text:style-name="Heading_20_2" text:outline-level="2"/>
            <text:p text:style-name="Standard"/>
          </text:deletion>
        </text:changed-region>
        <text:changed-region xml:id="ct94460396008960" text:id="ct94460396008960">
          <text:format-change>
            <office:change-info>
              <dc:creator>Bob Jacobsen</dc:creator>
              <dc:date>2013-04-07T10:14:00</dc:date>
            </office:change-info>
          </text:format-change>
        </text:changed-region>
        <text:changed-region xml:id="ct94460330286096" text:id="ct94460330286096">
          <text:insertion>
            <office:change-info>
              <dc:creator>Stuart Baker</dc:creator>
              <dc:date>2018-09-01T12:42:00</dc:date>
            </office:change-info>
          </text:insertion>
        </text:changed-region>
        <text:changed-region xml:id="ct94460396021504" text:id="ct94460396021504">
          <text:deletion>
            <office:change-info>
              <dc:creator>Stuart Baker</dc:creator>
              <dc:date>2018-09-01T12:42:00</dc:date>
            </office:change-info>
            <text:p text:style-name="Table_20_Contents"><text:span text:style-name="T10">4</text:span></text:p>
          </text:deletion>
        </text:changed-region>
        <text:changed-region xml:id="ct94460396023168" text:id="ct94460396023168">
          <text:format-change>
            <office:change-info>
              <dc:creator>Bob Jacobsen</dc:creator>
              <dc:date>2013-04-07T10:14:00</dc:date>
            </office:change-info>
          </text:format-change>
        </text:changed-region>
        <text:changed-region xml:id="ct94460396024592" text:id="ct94460396024592">
          <text:format-change>
            <office:change-info>
              <dc:creator>Bob Jacobsen</dc:creator>
              <dc:date>2013-04-07T10:14:00</dc:date>
            </office:change-info>
          </text:format-change>
        </text:changed-region>
        <text:changed-region xml:id="ct94460396026240" text:id="ct94460396026240">
          <text:insertion>
            <office:change-info>
              <dc:creator>Stuart Baker</dc:creator>
              <dc:date>2018-09-01T12:42:00</dc:date>
            </office:change-info>
          </text:insertion>
        </text:changed-region>
        <text:changed-region xml:id="ct94460396026544" text:id="ct94460396026544">
          <text:deletion>
            <office:change-info>
              <dc:creator>Stuart Baker</dc:creator>
              <dc:date>2018-09-01T12:42:00</dc:date>
            </office:change-info>
            <text:p text:style-name="Table_20_Contents"><text:span text:style-name="T10">4</text:span></text:p>
          </text:deletion>
        </text:changed-region>
        <text:changed-region xml:id="ct94460396028032" text:id="ct94460396028032">
          <text:format-change>
            <office:change-info>
              <dc:creator>Bob Jacobsen</dc:creator>
              <dc:date>2013-04-07T10:14:00</dc:date>
            </office:change-info>
          </text:format-change>
        </text:changed-region>
        <text:changed-region xml:id="ct94460396028336" text:id="ct94460396028336">
          <text:deletion>
            <office:change-info>
              <dc:creator>Bob Jacobsen</dc:creator>
              <dc:date>2013-04-06T22:37:00</dc:date>
            </office:change-info>
            <text:p text:style-name="Table_20_Contents"><text:span text:style-name="T11">0x</text:span></text:p>
          </text:deletion>
        </text:changed-region>
        <text:changed-region xml:id="ct94460396029872" text:id="ct94460396029872">
          <text:format-change>
            <office:change-info>
              <dc:creator>Bob Jacobsen</dc:creator>
              <dc:date>2013-04-07T10:14:00</dc:date>
            </office:change-info>
          </text:format-change>
        </text:changed-region>
        <text:changed-region xml:id="ct94460396031456" text:id="ct94460396031456">
          <text:insertion>
            <office:change-info>
              <dc:creator>Stuart Baker</dc:creator>
              <dc:date>2018-09-01T12:42:00</dc:date>
            </office:change-info>
          </text:insertion>
        </text:changed-region>
        <text:changed-region xml:id="ct94460396031760" text:id="ct94460396031760">
          <text:deletion>
            <office:change-info>
              <dc:creator>Stuart Baker</dc:creator>
              <dc:date>2018-09-01T12:42:00</dc:date>
            </office:change-info>
            <text:p text:style-name="Table_20_Contents"><text:span text:style-name="T10">4</text:span></text:p>
          </text:deletion>
        </text:changed-region>
        <text:changed-region xml:id="ct94460396033280" text:id="ct94460396033280">
          <text:format-change>
            <office:change-info>
              <dc:creator>Bob Jacobsen</dc:creator>
              <dc:date>2013-04-07T10:14:00</dc:date>
            </office:change-info>
          </text:format-change>
        </text:changed-region>
        <text:changed-region xml:id="ct94460396024896" text:id="ct94460396024896">
          <text:format-change>
            <office:change-info>
              <dc:creator>Bob Jacobsen</dc:creator>
              <dc:date>2013-04-07T10:14:00</dc:date>
            </office:change-info>
          </text:format-change>
        </text:changed-region>
        <text:changed-region xml:id="ct94460396030800" text:id="ct94460396030800">
          <text:insertion>
            <office:change-info>
              <dc:creator>Stuart Baker</dc:creator>
              <dc:date>2018-09-01T12:42:00</dc:date>
            </office:change-info>
          </text:insertion>
        </text:changed-region>
        <text:changed-region xml:id="ct94460393987168" text:id="ct94460393987168">
          <text:deletion>
            <office:change-info>
              <dc:creator>Stuart Baker</dc:creator>
              <dc:date>2018-09-01T12:42:00</dc:date>
            </office:change-info>
            <text:p text:style-name="P2"><text:span text:style-name="T5">4</text:span></text:p>
          </text:deletion>
        </text:changed-region>
        <text:changed-region xml:id="ct94460396034624" text:id="ct94460396034624">
          <text:deletion>
            <office:change-info>
              <dc:creator>Stuart Baker</dc:creator>
              <dc:date>2018-09-01T12:41:00</dc:date>
            </office:change-info>
            <text:h text:style-name="Heading_20_2" text:outline-level="2">Set/</text:h>
          </text:deletion>
        </text:changed-region>
        <text:changed-region xml:id="ct94460396004048" text:id="ct94460396004048">
          <text:deletion>
            <office:change-info>
              <dc:creator>Bob Jacobsen</dc:creator>
              <dc:date>2013-04-06T22:42:00</dc:date>
            </office:change-info>
            <text:h text:style-name="Heading_20_2" text:outline-level="2"/>
            <text:p text:style-name="Standard"/>
          </text:deletion>
        </text:changed-region>
        <text:changed-region xml:id="ct94460330285696" text:id="ct94460330285696">
          <text:deletion>
            <office:change-info>
              <dc:creator>Bob Jacobsen</dc:creator>
              <dc:date>2013-04-06T22:44:00</dc:date>
            </office:change-info>
            <text:p text:style-name="P2"><text:s/><text:span text:style-name="T8">(It's been proposed that these instead be in some BCD format, which represents 999 years around some epoch)</text:span></text:p>
          </text:deletion>
        </text:changed-region>
        <text:changed-region xml:id="ct94460396021248" text:id="ct94460396021248">
          <text:deletion>
            <office:change-info>
              <dc:creator>Stuart Baker</dc:creator>
              <dc:date>2018-09-01T12:43:00</dc:date>
            </office:change-info>
            <text:h text:style-name="Heading_20_2" text:outline-level="2">Set/</text:h>
          </text:deletion>
        </text:changed-region>
        <text:changed-region xml:id="ct94460396031024" text:id="ct94460396031024">
          <text:deletion>
            <office:change-info>
              <dc:creator>Bob Jacobsen</dc:creator>
              <dc:date>2013-04-06T22:44:00</dc:date>
            </office:change-info>
            <text:h text:style-name="Heading_20_2" text:outline-level="2"/>
            <text:p text:style-name="P1"><text:s/></text:p>
          </text:deletion>
        </text:changed-region>
        <text:changed-region xml:id="ct94460396023760" text:id="ct94460396023760">
          <text:insertion>
            <office:change-info>
              <dc:creator>Stuart Baker</dc:creator>
              <dc:date>2018-09-01T12:43:00</dc:date>
            </office:change-info>
          </text:insertion>
        </text:changed-region>
        <text:changed-region xml:id="ct94460396024144" text:id="ct94460396024144">
          <text:deletion>
            <office:change-info>
              <dc:creator>Stuart Baker</dc:creator>
              <dc:date>2018-09-01T12:43:00</dc:date>
            </office:change-info>
            <text:p text:style-name="Table_20_Contents"><text:span text:style-name="T5">5</text:span></text:p>
          </text:deletion>
        </text:changed-region>
        <text:changed-region xml:id="ct94460396031984" text:id="ct94460396031984">
          <text:deletion>
            <office:change-info>
              <dc:creator>Bob Jacobsen</dc:creator>
              <dc:date>2013-04-06T22:44:00</dc:date>
            </office:change-info>
            <text:p text:style-name="P1"/>
            <text:p text:style-name="P1"/>
          </text:deletion>
        </text:changed-region>
        <text:changed-region xml:id="ct94460396012832" text:id="ct94460396012832">
          <text:insertion>
            <office:change-info>
              <dc:creator>Stuart Baker</dc:creator>
              <dc:date>2018-09-01T12:43:00</dc:date>
            </office:change-info>
          </text:insertion>
        </text:changed-region>
        <text:changed-region xml:id="ct94460396025248" text:id="ct94460396025248">
          <text:deletion>
            <office:change-info>
              <dc:creator>Stuart Baker</dc:creator>
              <dc:date>2018-09-01T12:43:00</dc:date>
            </office:change-info>
            <text:p text:style-name="P1"><text:span text:style-name="T5">5</text:span></text:p>
          </text:deletion>
        </text:changed-region>
        <text:changed-region xml:id="ct94460380167888" text:id="ct94460380167888">
          <text:insertion>
            <office:change-info>
              <dc:creator>Balazs Racz</dc:creator>
              <dc:date>2018-09-10T22:57:55</dc:date>
            </office:change-info>
          </text:insertion>
        </text:changed-region>
        <text:changed-region xml:id="ct94460379893680" text:id="ct94460379893680">
          <text:deletion>
            <office:change-info>
              <dc:creator>Balazs Racz</dc:creator>
              <dc:date>2018-09-10T22:58:05</dc:date>
            </office:change-info>
            <text:p text:style-name="Text_20_body"><text:span text:style-name="T12">, -511.00</text:span></text:p>
          </text:deletion>
        </text:changed-region>
        <text:changed-region xml:id="ct94460396022496" text:id="ct94460396022496">
          <text:insertion>
            <office:change-info>
              <dc:creator>Stuart Baker</dc:creator>
              <dc:date>2018-09-08T12:17:00</dc:date>
            </office:change-info>
          </text:insertion>
        </text:changed-region>
        <text:changed-region xml:id="ct94460396036768" text:id="ct94460396036768">
          <text:deletion>
            <office:change-info>
              <dc:creator>Stuart Baker</dc:creator>
              <dc:date>2018-09-08T12:17:00</dc:date>
            </office:change-info>
            <text:p text:style-name="Text_20_body"><text:span text:style-name="T12">0</text:span></text:p>
          </text:deletion>
        </text:changed-region>
        <text:changed-region xml:id="ct94460396038272" text:id="ct94460396038272">
          <text:deletion>
            <office:change-info>
              <dc:creator>Bob Jacobsen</dc:creator>
              <dc:date>2013-04-06T22:39:00</dc:date>
            </office:change-info>
            <text:p text:style-name="Text_20_body"><text:span text:style-name="T12">, .00</text:span></text:p>
          </text:deletion>
        </text:changed-region>
        <text:changed-region xml:id="ct94460396039824" text:id="ct94460396039824">
          <text:insertion>
            <office:change-info>
              <dc:creator>Bob Jacobsen</dc:creator>
              <dc:date>2013-04-06T22:39:00</dc:date>
            </office:change-info>
          </text:insertion>
        </text:changed-region>
        <text:changed-region xml:id="ct94460396041312" text:id="ct94460396041312">
          <text:insertion>
            <office:change-info>
              <dc:creator>Bob Jacobsen</dc:creator>
              <dc:date>2013-04-06T22:41:00</dc:date>
            </office:change-info>
          </text:insertion>
        </text:changed-region>
        <text:changed-region xml:id="ct94460396001984" text:id="ct94460396001984">
          <text:deletion>
            <office:change-info>
              <dc:creator>Bob Jacobsen</dc:creator>
              <dc:date>2013-04-06T22:39:00</dc:date>
            </office:change-info>
            <text:p text:style-name="Text_20_body"><text:span text:style-name="T13"><text:s text:c="2"/></text:span><text:span text:style-name="T14">(Is that the right range? Enough granularity? <text:s/>Would something simpler be easier?)</text:span></text:p>
          </text:deletion>
        </text:changed-region>
        <text:changed-region xml:id="ct94460396001680" text:id="ct94460396001680">
          <text:deletion>
            <office:change-info>
              <dc:creator>Bob Jacobsen</dc:creator>
              <dc:date>2013-04-06T22:41:00</dc:date>
            </office:change-info>
            <text:p text:style-name="Text_20_body"><text:span text:style-name="T14"/></text:p>
            <text:p text:style-name="P4">A rate of zero is valid. The stop/start clock event should be used to stop and start the clock, because that doesn't require resetting, or even knowing, the current rate. </text:p>
            <text:p text:style-name="P5">(should one bit be reserved, perhaps in the high nibble, to carry the run/stop state when reporting the rate? <text:s/>That was in an earlier proposal, makes it easier to look for the entire state in a single event, but it's got messy semantics)</text:p>
          </text:deletion>
        </text:changed-region>
        <text:changed-region xml:id="ct94460396042896" text:id="ct94460396042896">
          <text:deletion>
            <office:change-info>
              <dc:creator>Stuart Baker</dc:creator>
              <dc:date>2018-09-08T13:24:00</dc:date>
            </office:change-info>
            <text:p text:style-name="P5"><text:span text:style-name="T14"/></text:p>
            <text:p text:style-name="Standard"><text:span text:style-name="T12">The upper nibble of byte 6 is only </text:span><text:span text:style-name="T15">5</text:span><text:span text:style-name="T12"> or </text:span><text:span text:style-name="T15">6</text:span><text:span text:style-name="T12">, which can be used to distinguish this format.</text:span><text:span text:style-name="T16"><office:annotation><dc:creator>Balazs Racz</dc:creator><dc:date>2018-09-05T09:40:47</dc:date><loext:sender-initials>BR</loext:sender-initials><text:p text:style-name="P109"><text:span text:style-name="T121">Reply to Balazs Racz (09/05/2018, 09:01): "..."</text:span></text:p><text:p><text:span text:style-name="T122">Instead of defining these with a separate range of event IDs, we could specify that “Producer Identified Valid” message to be sent for the original clock time event ID. That makes the distinction clear and is already represented in the protocol.</text:span></text:p></office:annotation></text:span><text:span text:style-name="T16"><office:annotation><dc:creator>Balazs Racz</dc:creator><dc:date>2018-09-05T09:01:02</dc:date><loext:sender-initials>BR</loext:sender-initials><text:p text:style-name="P109"><text:span text:style-name="T121">Reply to Balazs Racz (09/05/2018, 08:49): "..."</text:span></text:p><text:p><text:span text:style-name="T122">How about Report Last Seen Time Event ID?</text:span></text:p></office:annotation></text:span><text:span text:style-name="T16"><office:annotation><dc:creator>Balazs Racz</dc:creator><dc:date>2018-09-05T08:49:29</dc:date><loext:sender-initials>BR</loext:sender-initials><text:p text:style-name="P109"><text:span text:style-name="T120">I don’t understand what this means.</text:span></text:p></office:annotation></text:span></text:p>
            <text:p text:style-name="P5"><text:span text:style-name="T14"/></text:p>
          </text:deletion>
        </text:changed-region>
        <text:changed-region xml:id="ct94460396025856" text:id="ct94460396025856">
          <text:insertion>
            <office:change-info>
              <dc:creator>Stuart Baker</dc:creator>
              <dc:date>2018-09-01T12:44:00</dc:date>
            </office:change-info>
          </text:insertion>
        </text:changed-region>
        <text:changed-region xml:id="ct94460394255968" text:id="ct94460394255968">
          <text:insertion>
            <office:change-info>
              <dc:creator>Stuart Baker</dc:creator>
              <dc:date>2018-09-01T12:45:00</dc:date>
            </office:change-info>
          </text:insertion>
        </text:changed-region>
        <text:changed-region xml:id="ct94460396037136" text:id="ct94460396037136">
          <text:deletion>
            <office:change-info>
              <dc:creator>Bob Jacobsen</dc:creator>
              <dc:date>2013-04-06T22:40:00</dc:date>
            </office:change-info>
            <text:h text:style-name="Heading_20_2" text:outline-level="2"/>
            <text:h text:style-name="P6" text:outline-level="2"/>
          </text:deletion>
        </text:changed-region>
        <text:changed-region xml:id="ct94460396054352" text:id="ct94460396054352">
          <text:deletion>
            <office:change-info>
              <dc:creator>Stuart Baker</dc:creator>
              <dc:date>2018-09-01T12:45:00</dc:date>
            </office:change-info>
            <text:h text:style-name="P6" text:outline-level="2">Clock</text:h>
          </text:deletion>
        </text:changed-region>
        <text:changed-region xml:id="ct94460395311168" text:id="ct94460395311168">
          <text:deletion>
            <office:change-info>
              <dc:creator>Stuart Baker</dc:creator>
              <dc:date>2018-09-08T11:19:00</dc:date>
            </office:change-info>
            <text:p text:style-name="Table_20_Contents">6</text:p>
          </text:deletion>
        </text:changed-region>
        <text:changed-region xml:id="ct94460395338064" text:id="ct94460395338064">
          <text:insertion>
            <office:change-info>
              <dc:creator>Stuart Baker</dc:creator>
              <dc:date>2018-09-08T11:19:00</dc:date>
            </office:change-info>
          </text:insertion>
        </text:changed-region>
        <text:changed-region xml:id="ct94460395338368" text:id="ct94460395338368">
          <text:deletion>
            <office:change-info>
              <dc:creator>Stuart Baker</dc:creator>
              <dc:date>2018-09-08T11:20:00</dc:date>
            </office:change-info>
            <text:p text:style-name="Table_20_Contents"><office:annotation><dc:creator>Balazs Racz</dc:creator><dc:date>2018-09-05T09:06:50</dc:date><loext:sender-initials>BR</loext:sender-initials><text:p text:style-name="P109"><text:span text:style-name="T120">This overlaps with the report intermediate event id. I recommend unifying control events into the same top nibble.</text:span></text:p></office:annotation></text:p>
          </text:deletion>
        </text:changed-region>
        <text:changed-region xml:id="ct94460395332016" text:id="ct94460395332016">
          <text:insertion>
            <office:change-info>
              <dc:creator>Stuart Baker</dc:creator>
              <dc:date>2018-09-08T11:20:00</dc:date>
            </office:change-info>
          </text:insertion>
        </text:changed-region>
        <text:changed-region xml:id="ct94460395332528" text:id="ct94460395332528">
          <text:deletion>
            <office:change-info>
              <dc:creator>Stuart Baker</dc:creator>
              <dc:date>2018-09-08T11:20:00</dc:date>
            </office:change-info>
            <text:p text:style-name="Table_20_Contents"><text:span text:style-name="T17">6</text:span></text:p>
          </text:deletion>
        </text:changed-region>
        <text:changed-region xml:id="ct94460395337520" text:id="ct94460395337520">
          <text:deletion>
            <office:change-info>
              <dc:creator>Stuart Baker</dc:creator>
              <dc:date>2018-09-08T13:06:00</dc:date>
            </office:change-info>
            <text:p text:style-name="P7">, which can be used to distinguish this format.</text:p>
          </text:deletion>
        </text:changed-region>
        <text:changed-region xml:id="ct94460396049136" text:id="ct94460396049136">
          <text:deletion>
            <office:change-info>
              <dc:creator>Stuart Baker</dc:creator>
              <dc:date>2018-09-08T13:04:00</dc:date>
            </office:change-info>
            <text:p text:style-name="P7">6</text:p>
          </text:deletion>
        </text:changed-region>
        <text:changed-region xml:id="ct94460396057984" text:id="ct94460396057984">
          <text:deletion>
            <office:change-info>
              <dc:creator>Bob Jacobsen</dc:creator>
              <dc:date>2013-04-06T22:40:00</dc:date>
            </office:change-info>
            <text:p text:style-name="P7">5</text:p>
          </text:deletion>
        </text:changed-region>
        <text:changed-region xml:id="ct94460395308544" text:id="ct94460395308544">
          <text:deletion>
            <office:change-info>
              <dc:creator>Stuart Baker</dc:creator>
              <dc:date>2018-09-08T13:06:00</dc:date>
            </office:change-info>
            <text:p text:style-name="P7">The upper nibble of byte 6 is </text:p>
          </text:deletion>
        </text:changed-region>
        <text:changed-region xml:id="ct94460395337040" text:id="ct94460395337040">
          <text:insertion>
            <office:change-info>
              <dc:creator>Stuart Baker</dc:creator>
              <dc:date>2018-09-08T13:04:00</dc:date>
            </office:change-info>
          </text:insertion>
        </text:changed-region>
        <text:changed-region xml:id="ct94460395314752" text:id="ct94460395314752">
          <text:insertion>
            <office:change-info>
              <dc:creator>Stuart Baker</dc:creator>
              <dc:date>2018-09-01T12:52:00</dc:date>
            </office:change-info>
          </text:insertion>
        </text:changed-region>
        <text:changed-region xml:id="ct94460377608848" text:id="ct94460377608848">
          <text:deletion>
            <office:change-info>
              <dc:creator>Balazs Racz</dc:creator>
              <dc:date>2018-09-10T23:00:32</dc:date>
            </office:change-info>
            <text:h text:style-name="P8" text:outline-level="2"><text:span text:style-name="T18">’</text:span></text:h>
          </text:deletion>
          <text:insertion>
            <office:change-info office:chg-author="Stuart Baker" office:chg-date-time="2018-09-01T12:52:00"/>
          </text:insertion>
        </text:changed-region>
        <text:changed-region xml:id="ct94460376034720" text:id="ct94460376034720">
          <text:insertion>
            <office:change-info>
              <dc:creator>Stuart Baker</dc:creator>
              <dc:date>2018-09-01T12:52:00</dc:date>
            </office:change-info>
          </text:insertion>
        </text:changed-region>
        <text:changed-region xml:id="ct94460395312208" text:id="ct94460395312208">
          <text:deletion>
            <office:change-info>
              <dc:creator>Bob Jacobsen</dc:creator>
              <dc:date>2013-04-06T22:40:00</dc:date>
            </office:change-info>
            <text:p text:style-name="P9"><text:s/>(Could have also put into higher part of e.g. month message, to save this code space)</text:p>
          </text:deletion>
        </text:changed-region>
        <text:changed-region xml:id="ct94460395312976" text:id="ct94460395312976">
          <text:deletion>
            <office:change-info>
              <dc:creator>Bob Jacobsen</dc:creator>
              <dc:date>2013-04-06T22:43:00</dc:date>
            </office:change-info>
            <text:p text:style-name="P9"/>
            <text:p text:style-name="P10">Having a separate start/stop mechanism, instead of just setting rate to zero, makes distributed start/stop control easier. There's no need for everybody to remember the current rate while the clock is stopped.</text:p>
          </text:deletion>
        </text:changed-region>
        <text:changed-region xml:id="ct94460395315600" text:id="ct94460395315600">
          <text:insertion>
            <office:change-info>
              <dc:creator>Stuart Baker</dc:creator>
              <dc:date>2018-09-01T12:52:00</dc:date>
            </office:change-info>
          </text:insertion>
        </text:changed-region>
        <text:changed-region xml:id="ct94460395313376" text:id="ct94460395313376">
          <text:insertion>
            <office:change-info>
              <dc:creator>Bob Jacobsen</dc:creator>
              <dc:date>2013-04-06T22:45:00</dc:date>
            </office:change-info>
          </text:insertion>
        </text:changed-region>
        <text:changed-region xml:id="ct94460366207904" text:id="ct94460366207904">
          <text:insertion>
            <office:change-info>
              <dc:creator>Balazs Racz</dc:creator>
              <dc:date>2018-09-10T23:00:56</dc:date>
            </office:change-info>
          </text:insertion>
        </text:changed-region>
        <text:changed-region xml:id="ct94460394891536" text:id="ct94460394891536">
          <text:deletion>
            <office:change-info>
              <dc:creator>Stuart Baker</dc:creator>
              <dc:date>2018-09-01T12:46:00</dc:date>
            </office:change-info>
            <text:p text:style-name="Standard">internal </text:p>
          </text:deletion>
        </text:changed-region>
        <text:changed-region xml:id="ct94460364774176" text:id="ct94460364774176">
          <text:insertion>
            <office:change-info>
              <dc:creator>Balazs Racz</dc:creator>
              <dc:date>2018-09-10T23:00:58</dc:date>
            </office:change-info>
          </text:insertion>
        </text:changed-region>
        <text:changed-region xml:id="ct94460392124496" text:id="ct94460392124496">
          <text:deletion>
            <office:change-info>
              <dc:creator>Balazs Racz</dc:creator>
              <dc:date>2018-09-10T23:01:22</dc:date>
            </office:change-info>
            <text:p text:style-name="Standard">(</text:p>
          </text:deletion>
        </text:changed-region>
        <text:changed-region xml:id="ct94460376246576" text:id="ct94460376246576">
          <text:insertion>
            <office:change-info>
              <dc:creator>Balazs Racz</dc:creator>
              <dc:date>2018-09-10T23:01:22</dc:date>
            </office:change-info>
          </text:insertion>
        </text:changed-region>
        <text:changed-region xml:id="ct94460366152128" text:id="ct94460366152128">
          <text:insertion>
            <office:change-info>
              <dc:creator>Balazs Racz</dc:creator>
              <dc:date>2018-09-10T23:01:24</dc:date>
            </office:change-info>
          </text:insertion>
        </text:changed-region>
        <text:changed-region xml:id="ct94460344927248" text:id="ct94460344927248">
          <text:deletion>
            <office:change-info>
              <dc:creator>Balazs Racz</dc:creator>
              <dc:date>2018-09-10T23:01:19</dc:date>
            </office:change-info>
            <text:p text:style-name="Standard">X)</text:p>
          </text:deletion>
        </text:changed-region>
        <text:changed-region xml:id="ct94460414511440" text:id="ct94460414511440">
          <text:insertion>
            <office:change-info>
              <dc:creator>Balazs Racz</dc:creator>
              <dc:date>2018-09-10T23:01:19</dc:date>
            </office:change-info>
          </text:insertion>
        </text:changed-region>
        <text:changed-region xml:id="ct94460395330944" text:id="ct94460395330944">
          <text:deletion>
            <office:change-info>
              <dc:creator>Stuart Baker</dc:creator>
              <dc:date>2018-09-08T22:52:00</dc:date>
            </office:change-info>
            <text:p text:style-name="Standard"><text:s text:c="2"/></text:p>
          </text:deletion>
        </text:changed-region>
        <text:changed-region xml:id="ct94460395316096" text:id="ct94460395316096">
          <text:deletion>
            <office:change-info>
              <dc:creator>Stuart Baker</dc:creator>
              <dc:date>2018-09-08T13:21:00</dc:date>
            </office:change-info>
            <text:h text:style-name="Heading_20_1" text:outline-level="1"><text:span text:style-name="T19"><office:annotation><dc:creator>Balazs Racz</dc:creator><dc:date>2018-09-05T08:51:22</dc:date><loext:sender-initials>BR</loext:sender-initials><text:p text:style-name="P109"><text:span text:style-name="T120">I don’t understand what this terminology means.</text:span></text:p></office:annotation></text:span><text:span text:style-name="T19"><office:annotation><dc:creator>Balazs Racz</dc:creator><dc:date>2018-09-05T09:00:14</dc:date><loext:sender-initials>BR</loext:sender-initials><text:p text:style-name="P109"><text:span text:style-name="T120">I don’t think rate changes need to be gated on time report, only year and date.</text:span></text:p></office:annotation></text:span></text:h>
            <text:p text:style-name="Standard"/>
          </text:deletion>
        </text:changed-region>
        <text:changed-region xml:id="ct94460395319216" text:id="ct94460395319216">
          <text:insertion>
            <office:change-info>
              <dc:creator>Stuart Baker</dc:creator>
              <dc:date>2018-09-01T12:47:00</dc:date>
            </office:change-info>
          </text:insertion>
        </text:changed-region>
        <text:changed-region xml:id="ct94460366306640" text:id="ct94460366306640">
          <text:insertion>
            <office:change-info>
              <dc:creator>Balazs Racz</dc:creator>
              <dc:date>2018-09-10T23:06:33</dc:date>
            </office:change-info>
          </text:insertion>
        </text:changed-region>
        <text:changed-region xml:id="ct94460377038624" text:id="ct94460377038624">
          <text:insertion>
            <office:change-info>
              <dc:creator>Stuart Baker</dc:creator>
              <dc:date>2018-09-01T12:47:00</dc:date>
            </office:change-info>
          </text:insertion>
        </text:changed-region>
        <text:changed-region xml:id="ct94460395321072" text:id="ct94460395321072">
          <text:deletion>
            <office:change-info>
              <dc:creator>Balazs Racz</dc:creator>
              <dc:date>2018-09-05T09:03:33</dc:date>
            </office:change-info>
            <text:p text:style-name="P11"><text:span text:style-name="T20">either</text:span></text:p>
          </text:deletion>
        </text:changed-region>
        <text:changed-region xml:id="ct94460395319520" text:id="ct94460395319520">
          <text:deletion>
            <office:change-info>
              <dc:creator>Stuart Baker</dc:creator>
              <dc:date>2018-09-08T13:17:00</dc:date>
            </office:change-info>
            <text:p text:style-name="P11"><text:span text:style-name="T21">exactly one</text:span></text:p>
          </text:deletion>
        </text:changed-region>
        <text:changed-region xml:id="ct94460395322464" text:id="ct94460395322464">
          <text:insertion>
            <office:change-info>
              <dc:creator>Stuart Baker</dc:creator>
              <dc:date>2018-09-01T12:47:00</dc:date>
            </office:change-info>
          </text:insertion>
        </text:changed-region>
        <text:changed-region xml:id="ct94460395353632" text:id="ct94460395353632">
          <text:insertion>
            <office:change-info>
              <dc:creator>Balazs Racz</dc:creator>
              <dc:date>2018-09-05T09:02:12</dc:date>
            </office:change-info>
          </text:insertion>
        </text:changed-region>
        <text:changed-region xml:id="ct94460395356128" text:id="ct94460395356128">
          <text:insertion>
            <office:change-info>
              <dc:creator>Stuart Baker</dc:creator>
              <dc:date>2018-09-01T12:47:00</dc:date>
            </office:change-info>
          </text:insertion>
        </text:changed-region>
        <text:changed-region xml:id="ct94460395356816" text:id="ct94460395356816">
          <text:insertion>
            <office:change-info>
              <dc:creator>Stuart Baker</dc:creator>
              <dc:date>2018-09-08T13:16:00</dc:date>
            </office:change-info>
          </text:insertion>
        </text:changed-region>
        <text:changed-region xml:id="ct94460395357264" text:id="ct94460395357264">
          <text:deletion>
            <office:change-info>
              <dc:creator>Stuart Baker</dc:creator>
              <dc:date>2018-09-08T13:16:00</dc:date>
            </office:change-info>
            <text:p text:style-name="P12">Clock Generator</text:p>
            <text:p text:style-name="P11">When a clock on a clock generator is started (from a previously stopped or power up state), <text:span text:style-name="T22">upon reception of a Latch Settings Event, or upon reception of a Identify producer message for</text:span><text:span text:style-name="T23"> the Event ID XX.XX.XX.XX.XX.XX.00.00</text:span>, it shall produce the following events in the following specific order representing a single atomic time:</text:p>
            <text:list xml:id="list2967890557" text:style-name="L2">
              <text:list-item>
                <text:p text:style-name="P13">Report Rate</text:p>
              </text:list-item>
              <text:list-item>
                <text:p text:style-name="P13">Report Year</text:p>
              </text:list-item>
              <text:list-item>
                <text:p text:style-name="P13">Report Date</text:p>
              </text:list-item>
              <text:list-item>
                <text:p text:style-name="P14">One of the following events</text:p>
              </text:list-item>
            </text:list>
            <text:p text:style-name="P15"><text:span text:style-name="T24">Report Intermediate Time, if the seconds count is not equal to zero</text:span></text:p>
          </text:deletion>
        </text:changed-region>
        <text:changed-region xml:id="ct94460395357040" text:id="ct94460395357040">
          <text:deletion>
            <office:change-info>
              <dc:creator>Stuart Baker</dc:creator>
              <dc:date>2018-09-08T13:13:00</dc:date>
            </office:change-info>
            <text:p text:style-name="P15"><text:span text:style-name="T24"><office:annotation><dc:creator>Balazs Racz</dc:creator><dc:date>2018-09-05T09:08:05</dc:date><loext:sender-initials>BR</loext:sender-initials><text:p text:style-name="P109"><text:span text:style-name="T120">I don’t think this is a well defined criterion (why not milliseconds? Usecs? Nsecs?). I would suggest to always send the intermediate time, and instead require the next full minute event to be broadcast.</text:span></text:p></office:annotation></text:span></text:p>
          </text:deletion>
        </text:changed-region>
        <text:changed-region xml:id="ct94460337133408" text:id="ct94460337133408">
          <text:insertion>
            <office:change-info>
              <dc:creator>Stuart Baker</dc:creator>
              <dc:date>2018-09-08T13:19:00</dc:date>
            </office:change-info>
          </text:insertion>
        </text:changed-region>
        <text:changed-region xml:id="ct94460394911456" text:id="ct94460394911456">
          <text:insertion>
            <office:change-info>
              <dc:creator>Stuart Baker</dc:creator>
              <dc:date>2018-09-08T13:20:00</dc:date>
            </office:change-info>
          </text:insertion>
        </text:changed-region>
        <text:changed-region xml:id="ct94460395354224" text:id="ct94460395354224">
          <text:insertion>
            <office:change-info>
              <dc:creator>Stuart Baker</dc:creator>
              <dc:date>2018-09-08T13:17:00</dc:date>
            </office:change-info>
          </text:insertion>
        </text:changed-region>
        <text:changed-region xml:id="ct94460395359680" text:id="ct94460395359680">
          <text:insertion>
            <office:change-info>
              <dc:creator>Stuart Baker</dc:creator>
              <dc:date>2018-09-08T13:18:00</dc:date>
            </office:change-info>
          </text:insertion>
        </text:changed-region>
        <text:changed-region xml:id="ct94460414731440" text:id="ct94460414731440">
          <text:insertion>
            <office:change-info>
              <dc:creator>Balazs Racz</dc:creator>
              <dc:date>2018-09-10T23:04:00</dc:date>
            </office:change-info>
          </text:insertion>
        </text:changed-region>
        <text:changed-region xml:id="ct94460410296720" text:id="ct94460410296720">
          <text:insertion>
            <office:change-info>
              <dc:creator>Stuart Baker</dc:creator>
              <dc:date>2018-09-08T13:18:00</dc:date>
            </office:change-info>
          </text:insertion>
        </text:changed-region>
        <text:changed-region xml:id="ct94460395364496" text:id="ct94460395364496">
          <text:insertion>
            <office:change-info>
              <dc:creator>Stuart Baker</dc:creator>
              <dc:date>2018-09-01T12:47:00</dc:date>
            </office:change-info>
          </text:insertion>
        </text:changed-region>
        <text:changed-region xml:id="ct94460395364800" text:id="ct94460395364800">
          <text:deletion>
            <office:change-info>
              <dc:creator>Stuart Baker</dc:creator>
              <dc:date>2018-09-08T12:24:00</dc:date>
            </office:change-info>
            <text:p text:style-name="P16"><text:span text:style-name="T25"><office:annotation><dc:creator>Balazs Racz</dc:creator><dc:date>2018-09-05T09:54:42</dc:date><loext:sender-initials>BR</loext:sender-initials><text:p text:style-name="P109"><text:span text:style-name="T120">I would suggest a different behavior. We should require that upon 0:00 the clock producer does NOT send any events; instead 500 msec real time later it sends all the update events. This would ensure that all consumers roll over individually and the source and consumer never race for updating the time. We could also require sending 23:59 and 00:01 always.</text:span></text:p></office:annotation></text:span></text:p>
          </text:deletion>
        </text:changed-region>
        <text:changed-region xml:id="ct94460395376000" text:id="ct94460395376000">
          <text:insertion>
            <office:change-info>
              <dc:creator>Stuart Baker</dc:creator>
              <dc:date>2018-09-01T12:47:00</dc:date>
            </office:change-info>
          </text:insertion>
        </text:changed-region>
        <text:changed-region xml:id="ct94460409824256" text:id="ct94460409824256">
          <text:deletion>
            <office:change-info>
              <dc:creator>Balazs Racz</dc:creator>
              <dc:date>2018-09-10T23:08:09</dc:date>
            </office:change-info>
            <text:p text:style-name="P16"><text:span text:style-name="T26">Year, Date, or </text:span></text:p>
          </text:deletion>
          <text:insertion>
            <office:change-info office:chg-author="Stuart Baker" office:chg-date-time="2018-09-01T12:47:00"/>
          </text:insertion>
        </text:changed-region>
        <text:changed-region xml:id="ct94460371276800" text:id="ct94460371276800">
          <text:insertion>
            <office:change-info>
              <dc:creator>Stuart Baker</dc:creator>
              <dc:date>2018-09-01T12:47:00</dc:date>
            </office:change-info>
          </text:insertion>
        </text:changed-region>
        <text:changed-region xml:id="ct94460395373600" text:id="ct94460395373600">
          <text:insertion>
            <office:change-info>
              <dc:creator>Stuart Baker</dc:creator>
              <dc:date>2018-09-08T13:06:00</dc:date>
            </office:change-info>
          </text:insertion>
        </text:changed-region>
        <text:changed-region xml:id="ct94460395378080" text:id="ct94460395378080">
          <text:insertion>
            <office:change-info>
              <dc:creator>Stuart Baker</dc:creator>
              <dc:date>2018-09-08T13:07:00</dc:date>
            </office:change-info>
          </text:insertion>
        </text:changed-region>
        <text:changed-region xml:id="ct94460395376224" text:id="ct94460395376224">
          <text:insertion>
            <office:change-info>
              <dc:creator>Stuart Baker</dc:creator>
              <dc:date>2018-09-08T13:08:00</dc:date>
            </office:change-info>
          </text:insertion>
        </text:changed-region>
        <text:changed-region xml:id="ct94460380603952" text:id="ct94460380603952">
          <text:deletion>
            <office:change-info>
              <dc:creator>Balazs Racz</dc:creator>
              <dc:date>2018-09-10T23:09:35</dc:date>
            </office:change-info>
            <text:p text:style-name="P17"><text:span text:style-name="T27">to</text:span></text:p>
          </text:deletion>
          <text:insertion>
            <office:change-info office:chg-author="Stuart Baker" office:chg-date-time="2018-09-08T13:08:00"/>
          </text:insertion>
        </text:changed-region>
        <text:changed-region xml:id="ct94460361698880" text:id="ct94460361698880">
          <text:insertion>
            <office:change-info>
              <dc:creator>Balazs Racz</dc:creator>
              <dc:date>2018-09-10T23:09:35</dc:date>
            </office:change-info>
          </text:insertion>
        </text:changed-region>
        <text:changed-region xml:id="ct94460381001056" text:id="ct94460381001056">
          <text:insertion>
            <office:change-info>
              <dc:creator>Stuart Baker</dc:creator>
              <dc:date>2018-09-08T13:08:00</dc:date>
            </office:change-info>
          </text:insertion>
        </text:changed-region>
        <text:changed-region xml:id="ct94460395379744" text:id="ct94460395379744">
          <text:insertion>
            <office:change-info>
              <dc:creator>Stuart Baker</dc:creator>
              <dc:date>2018-09-08T13:09:00</dc:date>
            </office:change-info>
          </text:insertion>
        </text:changed-region>
        <text:changed-region xml:id="ct94460395386992" text:id="ct94460395386992">
          <text:insertion>
            <office:change-info>
              <dc:creator>Stuart Baker</dc:creator>
              <dc:date>2018-09-08T12:27:00</dc:date>
            </office:change-info>
          </text:insertion>
        </text:changed-region>
        <text:changed-region xml:id="ct94460395387296" text:id="ct94460395387296">
          <text:deletion>
            <office:change-info>
              <dc:creator>Stuart Baker</dc:creator>
              <dc:date>2018-09-08T11:53:00</dc:date>
            </office:change-info>
            <text:p text:style-name="P17"><text:span text:style-name="T28"><office:annotation><dc:creator>Balazs Racz</dc:creator><dc:date>2018-09-05T09:24:35</dc:date><loext:sender-initials>BR</loext:sender-initials><text:p text:style-name="P109"><text:span text:style-name="T120">This needs to be separately mentioned as an interaction (requirement on the clock producer).</text:span></text:p></office:annotation></text:span><text:span text:style-name="T28"><office:annotation><dc:creator>Balazs Racz</dc:creator><dc:date>2018-09-05T09:25:12</dc:date><loext:sender-initials>BR</loext:sender-initials><text:p text:style-name="P109"><text:span text:style-name="T120">This should go to the TN.</text:span></text:p></office:annotation></text:span></text:p>
          </text:deletion>
        </text:changed-region>
        <text:changed-region xml:id="ct94460395386112" text:id="ct94460395386112">
          <text:insertion>
            <office:change-info>
              <dc:creator>Stuart Baker</dc:creator>
              <dc:date>2018-09-01T12:47:00</dc:date>
            </office:change-info>
          </text:insertion>
        </text:changed-region>
        <text:changed-region xml:id="ct94460331704048" text:id="ct94460331704048">
          <text:insertion>
            <office:change-info>
              <dc:creator>Balazs Racz</dc:creator>
              <dc:date>2018-09-10T23:10:58</dc:date>
            </office:change-info>
          </text:insertion>
        </text:changed-region>
        <text:changed-region xml:id="ct94460393086416" text:id="ct94460393086416">
          <text:insertion>
            <office:change-info>
              <dc:creator>Balazs Racz</dc:creator>
              <dc:date>2018-09-10T23:11:00</dc:date>
            </office:change-info>
          </text:insertion>
        </text:changed-region>
        <text:changed-region xml:id="ct94460371727888" text:id="ct94460371727888">
          <text:deletion>
            <office:change-info>
              <dc:creator>Balazs Racz</dc:creator>
              <dc:date>2018-09-10T23:11:27</dc:date>
            </office:change-info>
            <text:p text:style-name="P18"><text:span text:style-name="T29">Producer Identified Valid messages corresponding to each of the last valid clock </text:span><text:span text:style-name="T30">S</text:span><text:span text:style-name="T31">top or </text:span><text:span text:style-name="T30">S</text:span><text:span text:style-name="T31">tart, </text:span><text:span text:style-name="T30">Report R</text:span><text:span text:style-name="T29">ate, </text:span><text:span text:style-name="T30">Report Y</text:span><text:span text:style-name="T29">ear, </text:span><text:span text:style-name="T30">Report D</text:span><text:span text:style-name="T29">ate, and </text:span><text:span text:style-name="T30">Report T</text:span><text:span text:style-name="T29">ime </text:span><text:span text:style-name="T32">Events</text:span><text:span text:style-name="T29">. </text:span><text:span text:style-name="T31">The clock generator shall also schedule the next time event to be produced regardless as to whether a consumer of it has been identified.</text:span></text:p>
          </text:deletion>
          <text:insertion>
            <office:change-info office:chg-author="Stuart Baker" office:chg-date-time="2018-09-01T12:47:00"/>
          </text:insertion>
        </text:changed-region>
        <text:changed-region xml:id="ct94460391227664" text:id="ct94460391227664">
          <text:insertion>
            <office:change-info>
              <dc:creator>Stuart Baker</dc:creator>
              <dc:date>2018-09-01T12:47:00</dc:date>
            </office:change-info>
          </text:insertion>
        </text:changed-region>
        <text:changed-region xml:id="ct94460364843696" text:id="ct94460364843696">
          <text:deletion>
            <office:change-info>
              <dc:creator>Balazs Racz</dc:creator>
              <dc:date>2018-09-10T23:11:44</dc:date>
            </office:change-info>
            <text:p text:style-name="P19">Event </text:p>
          </text:deletion>
          <text:insertion>
            <office:change-info office:chg-author="Stuart Baker" office:chg-date-time="2018-09-01T12:47:00"/>
          </text:insertion>
        </text:changed-region>
        <text:changed-region xml:id="ct94460375229536" text:id="ct94460375229536">
          <text:insertion>
            <office:change-info>
              <dc:creator>Stuart Baker</dc:creator>
              <dc:date>2018-09-01T12:47:00</dc:date>
            </office:change-info>
          </text:insertion>
        </text:changed-region>
        <text:changed-region xml:id="ct94460389912576" text:id="ct94460389912576">
          <text:insertion>
            <office:change-info>
              <dc:creator>Balazs Racz</dc:creator>
              <dc:date>2018-09-10T23:13:53</dc:date>
            </office:change-info>
          </text:insertion>
        </text:changed-region>
        <text:changed-region xml:id="ct94460399010352" text:id="ct94460399010352">
          <text:insertion>
            <office:change-info>
              <dc:creator>Stuart Baker</dc:creator>
              <dc:date>2018-09-01T12:47:00</dc:date>
            </office:change-info>
          </text:insertion>
        </text:changed-region>
        <text:changed-region xml:id="ct94460378350336" text:id="ct94460378350336">
          <text:deletion>
            <office:change-info>
              <dc:creator>Balazs Racz</dc:creator>
              <dc:date>2018-09-10T23:11:45</dc:date>
            </office:change-info>
            <text:p text:style-name="P19">Event </text:p>
          </text:deletion>
          <text:insertion>
            <office:change-info office:chg-author="Stuart Baker" office:chg-date-time="2018-09-01T12:47:00"/>
          </text:insertion>
        </text:changed-region>
        <text:changed-region xml:id="ct94460389346240" text:id="ct94460389346240">
          <text:insertion>
            <office:change-info>
              <dc:creator>Stuart Baker</dc:creator>
              <dc:date>2018-09-01T12:47:00</dc:date>
            </office:change-info>
          </text:insertion>
        </text:changed-region>
        <text:changed-region xml:id="ct94460377140496" text:id="ct94460377140496">
          <text:insertion>
            <office:change-info>
              <dc:creator>Balazs Racz</dc:creator>
              <dc:date>2018-09-10T23:11:53</dc:date>
            </office:change-info>
          </text:insertion>
        </text:changed-region>
        <text:changed-region xml:id="ct94460389987824" text:id="ct94460389987824">
          <text:insertion>
            <office:change-info>
              <dc:creator>Stuart Baker</dc:creator>
              <dc:date>2018-09-01T12:47:00</dc:date>
            </office:change-info>
          </text:insertion>
        </text:changed-region>
        <text:changed-region xml:id="ct94460365875520" text:id="ct94460365875520">
          <text:insertion>
            <office:change-info>
              <dc:creator>Balazs Racz</dc:creator>
              <dc:date>2018-09-10T23:11:58</dc:date>
            </office:change-info>
          </text:insertion>
        </text:changed-region>
        <text:changed-region xml:id="ct94460376431552" text:id="ct94460376431552">
          <text:insertion>
            <office:change-info>
              <dc:creator>Balazs Racz</dc:creator>
              <dc:date>2018-09-10T23:13:53</dc:date>
            </office:change-info>
          </text:insertion>
        </text:changed-region>
        <text:changed-region xml:id="ct94460389829360" text:id="ct94460389829360">
          <text:insertion>
            <office:change-info>
              <dc:creator>Stuart Baker</dc:creator>
              <dc:date>2018-09-01T12:47:00</dc:date>
            </office:change-info>
          </text:insertion>
        </text:changed-region>
        <text:changed-region xml:id="ct94460395925680" text:id="ct94460395925680">
          <text:deletion>
            <office:change-info>
              <dc:creator>Balazs Racz</dc:creator>
              <dc:date>2018-09-10T23:12:01</dc:date>
            </office:change-info>
            <text:p text:style-name="P19">Event </text:p>
          </text:deletion>
          <text:insertion>
            <office:change-info office:chg-author="Stuart Baker" office:chg-date-time="2018-09-01T12:47:00"/>
          </text:insertion>
        </text:changed-region>
        <text:changed-region xml:id="ct94460341654464" text:id="ct94460341654464">
          <text:insertion>
            <office:change-info>
              <dc:creator>Stuart Baker</dc:creator>
              <dc:date>2018-09-01T12:47:00</dc:date>
            </office:change-info>
          </text:insertion>
        </text:changed-region>
        <text:changed-region xml:id="ct94460378221696" text:id="ct94460378221696">
          <text:insertion>
            <office:change-info>
              <dc:creator>Balazs Racz</dc:creator>
              <dc:date>2018-09-10T23:12:03</dc:date>
            </office:change-info>
          </text:insertion>
        </text:changed-region>
        <text:changed-region xml:id="ct94460371779648" text:id="ct94460371779648">
          <text:insertion>
            <office:change-info>
              <dc:creator>Stuart Baker</dc:creator>
              <dc:date>2018-09-01T12:47:00</dc:date>
            </office:change-info>
          </text:insertion>
        </text:changed-region>
        <text:changed-region xml:id="ct94460379666128" text:id="ct94460379666128">
          <text:insertion>
            <office:change-info>
              <dc:creator>Balazs Racz</dc:creator>
              <dc:date>2018-09-10T23:12:05</dc:date>
            </office:change-info>
          </text:insertion>
        </text:changed-region>
        <text:changed-region xml:id="ct94460408231232" text:id="ct94460408231232">
          <text:insertion>
            <office:change-info>
              <dc:creator>Balazs Racz</dc:creator>
              <dc:date>2018-09-10T23:13:54</dc:date>
            </office:change-info>
          </text:insertion>
        </text:changed-region>
        <text:changed-region xml:id="ct94460379263552" text:id="ct94460379263552">
          <text:insertion>
            <office:change-info>
              <dc:creator>Stuart Baker</dc:creator>
              <dc:date>2018-09-01T12:47:00</dc:date>
            </office:change-info>
          </text:insertion>
        </text:changed-region>
        <text:changed-region xml:id="ct94460377303088" text:id="ct94460377303088">
          <text:deletion>
            <office:change-info>
              <dc:creator>Balazs Racz</dc:creator>
              <dc:date>2018-09-10T23:12:23</dc:date>
            </office:change-info>
            <text:p text:style-name="P20"><text:span text:style-name="T33">Event </text:span></text:p>
          </text:deletion>
          <text:insertion>
            <office:change-info office:chg-author="Stuart Baker" office:chg-date-time="2018-09-01T12:47:00"/>
          </text:insertion>
        </text:changed-region>
        <text:changed-region xml:id="ct94460378014320" text:id="ct94460378014320">
          <text:insertion>
            <office:change-info>
              <dc:creator>Stuart Baker</dc:creator>
              <dc:date>2018-09-01T12:47:00</dc:date>
            </office:change-info>
          </text:insertion>
        </text:changed-region>
        <text:changed-region xml:id="ct94460379894128" text:id="ct94460379894128">
          <text:insertion>
            <office:change-info>
              <dc:creator>Balazs Racz</dc:creator>
              <dc:date>2018-09-10T23:12:25</dc:date>
            </office:change-info>
          </text:insertion>
        </text:changed-region>
        <text:changed-region xml:id="ct94460377558784" text:id="ct94460377558784">
          <text:insertion>
            <office:change-info>
              <dc:creator>Stuart Baker</dc:creator>
              <dc:date>2018-09-01T12:47:00</dc:date>
            </office:change-info>
          </text:insertion>
        </text:changed-region>
        <text:changed-region xml:id="ct94460394154064" text:id="ct94460394154064">
          <text:insertion>
            <office:change-info>
              <dc:creator>Balazs Racz</dc:creator>
              <dc:date>2018-09-10T23:12:26</dc:date>
            </office:change-info>
          </text:insertion>
        </text:changed-region>
        <text:changed-region xml:id="ct94460364751408" text:id="ct94460364751408">
          <text:insertion>
            <office:change-info>
              <dc:creator>Balazs Racz</dc:creator>
              <dc:date>2018-09-10T23:13:54</dc:date>
            </office:change-info>
          </text:insertion>
        </text:changed-region>
        <text:changed-region xml:id="ct94460377013632" text:id="ct94460377013632">
          <text:insertion>
            <office:change-info>
              <dc:creator>Stuart Baker</dc:creator>
              <dc:date>2018-09-01T12:47:00</dc:date>
            </office:change-info>
          </text:insertion>
        </text:changed-region>
        <text:changed-region xml:id="ct94460377835216" text:id="ct94460377835216">
          <text:deletion>
            <office:change-info>
              <dc:creator>Balazs Racz</dc:creator>
              <dc:date>2018-09-10T23:12:30</dc:date>
            </office:change-info>
            <text:p text:style-name="P20"><text:span text:style-name="T33">Event </text:span></text:p>
          </text:deletion>
          <text:insertion>
            <office:change-info office:chg-author="Stuart Baker" office:chg-date-time="2018-09-01T12:47:00"/>
          </text:insertion>
        </text:changed-region>
        <text:changed-region xml:id="ct94460378923536" text:id="ct94460378923536">
          <text:insertion>
            <office:change-info>
              <dc:creator>Stuart Baker</dc:creator>
              <dc:date>2018-09-01T12:47:00</dc:date>
            </office:change-info>
          </text:insertion>
        </text:changed-region>
        <text:changed-region xml:id="ct94460371555168" text:id="ct94460371555168">
          <text:insertion>
            <office:change-info>
              <dc:creator>Balazs Racz</dc:creator>
              <dc:date>2018-09-10T23:12:35</dc:date>
            </office:change-info>
          </text:insertion>
        </text:changed-region>
        <text:changed-region xml:id="ct94460351187744" text:id="ct94460351187744">
          <text:insertion>
            <office:change-info>
              <dc:creator>Stuart Baker</dc:creator>
              <dc:date>2018-09-01T12:47:00</dc:date>
            </office:change-info>
          </text:insertion>
        </text:changed-region>
        <text:changed-region xml:id="ct94460395385056" text:id="ct94460395385056">
          <text:insertion>
            <office:change-info>
              <dc:creator>Balazs Racz</dc:creator>
              <dc:date>2018-09-10T23:12:37</dc:date>
            </office:change-info>
          </text:insertion>
        </text:changed-region>
        <text:changed-region xml:id="ct94460377430928" text:id="ct94460377430928">
          <text:insertion>
            <office:change-info>
              <dc:creator>Balazs Racz</dc:creator>
              <dc:date>2018-09-10T23:13:54</dc:date>
            </office:change-info>
          </text:insertion>
        </text:changed-region>
        <text:changed-region xml:id="ct94460376112624" text:id="ct94460376112624">
          <text:insertion>
            <office:change-info>
              <dc:creator>Stuart Baker</dc:creator>
              <dc:date>2018-09-01T12:47:00</dc:date>
            </office:change-info>
          </text:insertion>
        </text:changed-region>
        <text:changed-region xml:id="ct94460375801504" text:id="ct94460375801504">
          <text:deletion>
            <office:change-info>
              <dc:creator>Balazs Racz</dc:creator>
              <dc:date>2018-09-10T23:12:32</dc:date>
            </office:change-info>
            <text:p text:style-name="P19">Event </text:p>
          </text:deletion>
          <text:insertion>
            <office:change-info office:chg-author="Stuart Baker" office:chg-date-time="2018-09-01T12:47:00"/>
          </text:insertion>
        </text:changed-region>
        <text:changed-region xml:id="ct94460378963584" text:id="ct94460378963584">
          <text:insertion>
            <office:change-info>
              <dc:creator>Stuart Baker</dc:creator>
              <dc:date>2018-09-01T12:47:00</dc:date>
            </office:change-info>
          </text:insertion>
        </text:changed-region>
        <text:changed-region xml:id="ct94460377645072" text:id="ct94460377645072">
          <text:insertion>
            <office:change-info>
              <dc:creator>Balazs Racz</dc:creator>
              <dc:date>2018-09-10T23:12:40</dc:date>
            </office:change-info>
          </text:insertion>
        </text:changed-region>
        <text:changed-region xml:id="ct94460377585440" text:id="ct94460377585440">
          <text:insertion>
            <office:change-info>
              <dc:creator>Stuart Baker</dc:creator>
              <dc:date>2018-09-01T12:47:00</dc:date>
            </office:change-info>
          </text:insertion>
        </text:changed-region>
        <text:changed-region xml:id="ct94460379693712" text:id="ct94460379693712">
          <text:insertion>
            <office:change-info>
              <dc:creator>Balazs Racz</dc:creator>
              <dc:date>2018-09-10T23:12:45</dc:date>
            </office:change-info>
          </text:insertion>
        </text:changed-region>
        <text:changed-region xml:id="ct94460371196464" text:id="ct94460371196464">
          <text:insertion>
            <office:change-info>
              <dc:creator>Balazs Racz</dc:creator>
              <dc:date>2018-09-10T23:13:55</dc:date>
            </office:change-info>
          </text:insertion>
        </text:changed-region>
        <text:changed-region xml:id="ct94460380148560" text:id="ct94460380148560">
          <text:insertion>
            <office:change-info>
              <dc:creator>Stuart Baker</dc:creator>
              <dc:date>2018-09-01T12:47:00</dc:date>
            </office:change-info>
          </text:insertion>
        </text:changed-region>
        <text:changed-region xml:id="ct94460378910496" text:id="ct94460378910496">
          <text:insertion>
            <office:change-info>
              <dc:creator>Balazs Racz</dc:creator>
              <dc:date>2018-09-10T23:13:36</dc:date>
            </office:change-info>
          </text:insertion>
        </text:changed-region>
        <text:changed-region xml:id="ct94460363307408" text:id="ct94460363307408">
          <text:insertion>
            <office:change-info>
              <dc:creator>Stuart Baker</dc:creator>
              <dc:date>2018-09-01T12:47:00</dc:date>
            </office:change-info>
          </text:insertion>
        </text:changed-region>
        <text:changed-region xml:id="ct94460403540096" text:id="ct94460403540096">
          <text:deletion>
            <office:change-info>
              <dc:creator>Balazs Racz</dc:creator>
              <dc:date>2018-09-10T23:13:41</dc:date>
            </office:change-info>
            <text:p text:style-name="P19"><text:s/></text:p>
          </text:deletion>
          <text:insertion>
            <office:change-info office:chg-author="Stuart Baker" office:chg-date-time="2018-09-01T12:47:00"/>
          </text:insertion>
        </text:changed-region>
        <text:changed-region xml:id="ct94460379823872" text:id="ct94460379823872">
          <text:insertion>
            <office:change-info>
              <dc:creator>Balazs Racz</dc:creator>
              <dc:date>2018-09-10T23:13:39</dc:date>
            </office:change-info>
          </text:insertion>
        </text:changed-region>
        <text:changed-region xml:id="ct94460389969232" text:id="ct94460389969232">
          <text:insertion>
            <office:change-info>
              <dc:creator>Stuart Baker</dc:creator>
              <dc:date>2018-09-01T12:47:00</dc:date>
            </office:change-info>
          </text:insertion>
        </text:changed-region>
        <text:changed-region xml:id="ct94460380073696" text:id="ct94460380073696">
          <text:deletion>
            <office:change-info>
              <dc:creator>Balazs Racz</dc:creator>
              <dc:date>2018-09-10T23:13:46</dc:date>
            </office:change-info>
            <text:p text:style-name="P19"><text:span text:style-name="T34"><text:s/></text:span>(</text:p>
          </text:deletion>
          <text:insertion>
            <office:change-info office:chg-author="Stuart Baker" office:chg-date-time="2018-09-01T12:47:00"/>
          </text:insertion>
        </text:changed-region>
        <text:changed-region xml:id="ct94460377556016" text:id="ct94460377556016">
          <text:insertion>
            <office:change-info>
              <dc:creator>Balazs Racz</dc:creator>
              <dc:date>2018-09-10T23:13:46</dc:date>
            </office:change-info>
          </text:insertion>
        </text:changed-region>
        <text:changed-region xml:id="ct94460365856448" text:id="ct94460365856448">
          <text:insertion>
            <office:change-info>
              <dc:creator>Stuart Baker</dc:creator>
              <dc:date>2018-09-01T12:47:00</dc:date>
            </office:change-info>
          </text:insertion>
        </text:changed-region>
        <text:changed-region xml:id="ct94460364677168" text:id="ct94460364677168">
          <text:deletion>
            <office:change-info>
              <dc:creator>Balazs Racz</dc:creator>
              <dc:date>2018-09-10T23:13:48</dc:date>
            </office:change-info>
            <text:p text:style-name="P19">)</text:p>
          </text:deletion>
          <text:insertion>
            <office:change-info office:chg-author="Stuart Baker" office:chg-date-time="2018-09-01T12:47:00"/>
          </text:insertion>
        </text:changed-region>
        <text:changed-region xml:id="ct94460372356864" text:id="ct94460372356864">
          <text:insertion>
            <office:change-info>
              <dc:creator>Balazs Racz</dc:creator>
              <dc:date>2018-09-10T23:13:48</dc:date>
            </office:change-info>
          </text:insertion>
        </text:changed-region>
        <text:changed-region xml:id="ct94460375129760" text:id="ct94460375129760">
          <text:insertion>
            <office:change-info>
              <dc:creator>Stuart Baker</dc:creator>
              <dc:date>2018-09-01T12:47:00</dc:date>
            </office:change-info>
          </text:insertion>
        </text:changed-region>
        <text:changed-region xml:id="ct94460395396464" text:id="ct94460395396464">
          <text:insertion>
            <office:change-info>
              <dc:creator>Balazs Racz</dc:creator>
              <dc:date>2018-09-05T09:13:49</dc:date>
            </office:change-info>
          </text:insertion>
        </text:changed-region>
        <text:changed-region xml:id="ct94460395970928" text:id="ct94460395970928">
          <text:insertion>
            <office:change-info>
              <dc:creator>Stuart Baker</dc:creator>
              <dc:date>2018-09-01T12:47:00</dc:date>
            </office:change-info>
          </text:insertion>
        </text:changed-region>
        <text:changed-region xml:id="ct94460377089488" text:id="ct94460377089488">
          <text:insertion>
            <office:change-info>
              <dc:creator>Balazs Racz</dc:creator>
              <dc:date>2018-09-10T23:14:26</dc:date>
            </office:change-info>
          </text:insertion>
        </text:changed-region>
        <text:changed-region xml:id="ct94460396002288" text:id="ct94460396002288">
          <text:insertion>
            <office:change-info>
              <dc:creator>Stuart Baker</dc:creator>
              <dc:date>2018-09-01T12:47:00</dc:date>
            </office:change-info>
          </text:insertion>
        </text:changed-region>
        <text:changed-region xml:id="ct94460378034176" text:id="ct94460378034176">
          <text:deletion>
            <office:change-info>
              <dc:creator>Balazs Racz</dc:creator>
              <dc:date>2018-09-10T23:14:25</dc:date>
            </office:change-info>
            <text:p text:style-name="P21"><text:span text:style-name="T19">Any node may configure a clock generator. </text:span></text:p>
          </text:deletion>
          <text:insertion>
            <office:change-info office:chg-author="Stuart Baker" office:chg-date-time="2018-09-01T12:47:00"/>
          </text:insertion>
        </text:changed-region>
        <text:changed-region xml:id="ct94460378988128" text:id="ct94460378988128">
          <text:insertion>
            <office:change-info>
              <dc:creator>Stuart Baker</dc:creator>
              <dc:date>2018-09-01T12:47:00</dc:date>
            </office:change-info>
          </text:insertion>
        </text:changed-region>
        <text:changed-region xml:id="ct94460378778512" text:id="ct94460378778512">
          <text:insertion>
            <office:change-info>
              <dc:creator>Balazs Racz</dc:creator>
              <dc:date>2018-09-10T23:15:13</dc:date>
            </office:change-info>
          </text:insertion>
        </text:changed-region>
        <text:changed-region xml:id="ct94460377626000" text:id="ct94460377626000">
          <text:insertion>
            <office:change-info>
              <dc:creator>Stuart Baker</dc:creator>
              <dc:date>2018-09-01T12:47:00</dc:date>
            </office:change-info>
          </text:insertion>
        </text:changed-region>
        <text:changed-region xml:id="ct94460372108176" text:id="ct94460372108176">
          <text:deletion>
            <office:change-info>
              <dc:creator>Balazs Racz</dc:creator>
              <dc:date>2018-09-10T23:15:14</dc:date>
            </office:change-info>
            <text:p text:style-name="P21"><text:span text:style-name="T19">s</text:span></text:p>
          </text:deletion>
          <text:insertion>
            <office:change-info office:chg-author="Stuart Baker" office:chg-date-time="2018-09-01T12:47:00"/>
          </text:insertion>
        </text:changed-region>
        <text:changed-region xml:id="ct94460330786304" text:id="ct94460330786304">
          <text:insertion>
            <office:change-info>
              <dc:creator>Stuart Baker</dc:creator>
              <dc:date>2018-09-01T12:47:00</dc:date>
            </office:change-info>
          </text:insertion>
        </text:changed-region>
        <text:changed-region xml:id="ct94460379321584" text:id="ct94460379321584">
          <text:insertion>
            <office:change-info>
              <dc:creator>Balazs Racz</dc:creator>
              <dc:date>2018-09-10T23:14:58</dc:date>
            </office:change-info>
          </text:insertion>
        </text:changed-region>
        <text:changed-region xml:id="ct94460389912800" text:id="ct94460389912800">
          <text:insertion>
            <office:change-info>
              <dc:creator>Stuart Baker</dc:creator>
              <dc:date>2018-09-01T12:47:00</dc:date>
            </office:change-info>
          </text:insertion>
        </text:changed-region>
        <text:changed-region xml:id="ct94460392995200" text:id="ct94460392995200">
          <text:deletion>
            <office:change-info>
              <dc:creator>Balazs Racz</dc:creator>
              <dc:date>2018-09-10T23:15:25</dc:date>
            </office:change-info>
            <text:p text:style-name="P21"><text:span text:style-name="T35">sending </text:span></text:p>
          </text:deletion>
          <text:insertion>
            <office:change-info office:chg-author="Stuart Baker" office:chg-date-time="2018-09-01T12:47:00"/>
          </text:insertion>
        </text:changed-region>
        <text:changed-region xml:id="ct94460375691232" text:id="ct94460375691232">
          <text:insertion>
            <office:change-info>
              <dc:creator>Balazs Racz</dc:creator>
              <dc:date>2018-09-10T23:15:04</dc:date>
            </office:change-info>
          </text:insertion>
        </text:changed-region>
        <text:changed-region xml:id="ct94460376681712" text:id="ct94460376681712">
          <text:insertion>
            <office:change-info>
              <dc:creator>Stuart Baker</dc:creator>
              <dc:date>2018-09-01T12:47:00</dc:date>
            </office:change-info>
          </text:insertion>
        </text:changed-region>
        <text:changed-region xml:id="ct94460394648272" text:id="ct94460394648272">
          <text:deletion>
            <office:change-info>
              <dc:creator>Stuart Baker</dc:creator>
              <dc:date>2018-09-01T12:48:00</dc:date>
            </office:change-info>
            <text:p text:style-name="P21"/>
            <text:p text:style-name="P2">When a clock producer node receives an IdentifyProducers message that covers any of the events it handles (Set/Report Time, Set/Report Date, Set/Report Year, Set/Report Rate, Stop/Start Clock) it will reply with a ProducerIdentified message showing valid. <text:s/>If the queried event is the current state (same time, same date, same year, same rate &amp; start/stop status, or same start/stop status respectively), the reply will be marked active. <text:s/>Otherwise, it will be marked inactive.</text:p>
            <text:p text:style-name="P22">When a clock producer node receives an IdentifyConsumers message that covers any of the events it handles (Set/Report Time, Set/Report Date, Set/Report Year, Set/Report Rate, Stop/Start Clock) it will reply with a ConsumerIdentified message showing valid. <text:s/>If the queried event is the current state (same time, same date, same year, same rate &amp; start/stop status, or same start/stop status respectively), the reply will be marked active. <text:s/>Otherwise, it will be marked inactive.</text:p>
          </text:deletion>
        </text:changed-region>
        <text:changed-region xml:id="ct94460394647968" text:id="ct94460394647968">
          <text:deletion>
            <office:change-info>
              <dc:creator>Bob Jacobsen</dc:creator>
              <dc:date>2013-04-06T23:35:00</dc:date>
            </office:change-info>
            <text:p text:style-name="P22"/>
            <text:list xml:id="list3290091717" text:style-name="L3">
              <text:list-item>
                <text:p text:style-name="P23">An IdentifyProducedEvent message for the well-known event ID “Delivers Clock Protocol”</text:p>
              </text:list-item>
              <text:list-item>
                <text:p text:style-name="P23">All of the preceding may be in any order, but the given order is recommended. </text:p>
              </text:list-item>
            </text:list>
            <text:p text:style-name="P24">(There's actually an standards issue here – with the current coding, the Date events don't occupy more than half of the reported range)</text:p>
          </text:deletion>
        </text:changed-region>
        <text:changed-region xml:id="ct94460394647664" text:id="ct94460394647664">
          <text:deletion>
            <office:change-info>
              <dc:creator>Stuart Baker</dc:creator>
              <dc:date>2018-09-01T12:48:00</dc:date>
            </office:change-info>
            <text:p text:style-name="P24"/>
            <text:list xml:id="list3201460084" text:style-name="L4">
              <text:list-item>
                <text:p text:style-name="P25">An IdentifyProducedEvent message for the current year showing valid &amp; active</text:p>
              </text:list-item>
            </text:list>
            <text:list xml:id="list231612103579956" text:continue-list="list3290091717" text:style-name="L3">
              <text:list-item>
                <text:p text:style-name="P23">An IdentifyProducedEvent message for the current date, showing valid &amp; active</text:p>
              </text:list-item>
            </text:list>
            <text:p text:style-name="P22">An IdentifyProducedEvent message for the current time, showing valid &amp; active</text:p>
          </text:deletion>
        </text:changed-region>
        <text:changed-region xml:id="ct94460394647360" text:id="ct94460394647360">
          <text:deletion>
            <office:change-info>
              <dc:creator>Bob Jacobsen</dc:creator>
              <dc:date>2013-04-06T23:34:00</dc:date>
            </office:change-info>
            <text:p text:style-name="P22"><text:s text:c="2"/>(if start/stop not in the event, also a stop/start event for the valid case)</text:p>
          </text:deletion>
        </text:changed-region>
        <text:changed-region xml:id="ct94460394647056" text:id="ct94460394647056">
          <text:deletion>
            <office:change-info>
              <dc:creator>Stuart Baker</dc:creator>
              <dc:date>2018-09-01T12:48:00</dc:date>
            </office:change-info>
            <text:p text:style-name="P22">, showing valid &amp; active</text:p>
          </text:deletion>
        </text:changed-region>
        <text:changed-region xml:id="ct94460394646752" text:id="ct94460394646752">
          <text:deletion>
            <office:change-info>
              <dc:creator>Bob Jacobsen</dc:creator>
              <dc:date>2013-04-06T23:34:00</dc:date>
            </office:change-info>
            <text:p text:style-name="P22"><text:s/>(and start/stop state?)</text:p>
          </text:deletion>
        </text:changed-region>
        <text:changed-region xml:id="ct94460394646448" text:id="ct94460394646448">
          <text:deletion>
            <office:change-info>
              <dc:creator>Stuart Baker</dc:creator>
              <dc:date>2018-09-01T12:48:00</dc:date>
            </office:change-info>
            <text:p text:style-name="P22">An IdentifyProducedEvent message for the current rateAn IdentifyProducedEvent message for the current start or stop state, showing valid &amp; active</text:p>
            <text:list xml:id="list231612727672694" text:continue-list="list3201460084" text:style-name="L4">
              <text:list-item>
                <text:p text:style-name="P26">An IdentifyProducedEvent message for the well-known event ID “Delivers Clock Protocol”</text:p>
              </text:list-item>
              <text:list-item>
                <text:p text:style-name="P25">A ProducerRangeIdentified that covers the entire set of time event IDs</text:p>
              </text:list-item>
              <text:list-item>
                <text:p text:style-name="P25">A ConsumedRangeIdentified that covers the entire set of time event IDs</text:p>
              </text:list-item>
            </text:list>
            <text:p text:style-name="P22">:</text:p>
            <text:p text:style-name="P22">, in order reply withshall</text:p>
          </text:deletion>
        </text:changed-region>
        <text:changed-region xml:id="ct94460394646144" text:id="ct94460394646144">
          <text:deletion>
            <office:change-info>
              <dc:creator>Bob Jacobsen</dc:creator>
              <dc:date>2013-04-07T10:02:00</dc:date>
            </office:change-info>
            <text:p text:style-name="P22">will</text:p>
          </text:deletion>
        </text:changed-region>
        <text:changed-region xml:id="ct94460394645840" text:id="ct94460394645840">
          <text:deletion>
            <office:change-info>
              <dc:creator>Stuart Baker</dc:creator>
              <dc:date>2018-09-01T12:48:00</dc:date>
            </office:change-info>
            <text:p text:style-name="P22">the node When a clock producer node receives an Identify Events message, </text:p>
          </text:deletion>
        </text:changed-region>
        <text:changed-region xml:id="ct94460394645536" text:id="ct94460394645536">
          <text:deletion>
            <office:change-info>
              <dc:creator>Bob Jacobsen</dc:creator>
              <dc:date>2013-04-07T10:02:00</dc:date>
            </office:change-info>
            <text:p text:style-name="P22">When a clock producer node receives an Identify Events message, it replies with an <text:s/>IdentifyProducedRange and an IdentifyConsumedRange that covers the entire set of time event IDs.</text:p>
            <text:p text:style-name="P22">In addition, </text:p>
          </text:deletion>
        </text:changed-region>
        <text:changed-region xml:id="ct94460394645232" text:id="ct94460394645232">
          <text:deletion>
            <office:change-info>
              <dc:creator>Stuart Baker</dc:creator>
              <dc:date>2018-09-01T12:48:00</dc:date>
            </office:change-info>
            <text:p text:style-name="P22"/>
            <text:h text:style-name="Heading_20_2" text:outline-level="2">Event Identification and Reporting</text:h>
            <text:p text:style-name="P27"/>
          </text:deletion>
        </text:changed-region>
        <text:changed-region xml:id="ct94460395429984" text:id="ct94460395429984">
          <text:deletion>
            <office:change-info>
              <dc:creator>Bob Jacobsen</dc:creator>
              <dc:date>2013-04-06T23:33:00</dc:date>
            </office:change-info>
            <text:p text:style-name="P27"/>
            <text:p text:style-name="P24">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deletion>
        </text:changed-region>
        <text:changed-region xml:id="ct94460395429680" text:id="ct94460395429680">
          <text:deletion>
            <office:change-info>
              <dc:creator>Stuart Baker</dc:creator>
              <dc:date>2018-09-01T12:48:00</dc:date>
            </office:change-info>
            <text:p text:style-name="P24"><text:span text:style-name="T36"><text:s/></text:span></text:p>
          </text:deletion>
        </text:changed-region>
        <text:changed-region xml:id="ct94460395429376" text:id="ct94460395429376">
          <text:deletion>
            <office:change-info>
              <dc:creator>Bob Jacobsen</dc:creator>
              <dc:date>2013-04-07T10:47:00</dc:date>
            </office:change-info>
            <text:p text:style-name="P24"><text:span text:style-name="T36">The clock producer node may, but is not required to, produce a <text:s/>Set/Report Time immediately after the rate event is produced to ensure that all agree on the exact time. </text:span></text:p>
          </text:deletion>
        </text:changed-region>
        <text:changed-region xml:id="ct94460395429072" text:id="ct94460395429072">
          <text:deletion>
            <office:change-info>
              <dc:creator>Stuart Baker</dc:creator>
              <dc:date>2018-09-01T12:48:00</dc:date>
            </office:change-info>
            <text:p text:style-name="P24"><text:span text:style-name="T36"><text:s/>be set while the clock is running or stopped. <text:s/>The rate may</text:span></text:p>
          </text:deletion>
        </text:changed-region>
        <text:changed-region xml:id="ct94460395428768" text:id="ct94460395428768">
          <text:deletion>
            <office:change-info>
              <dc:creator>Bob Jacobsen</dc:creator>
              <dc:date>2013-04-07T10:20:00</dc:date>
            </office:change-info>
            <text:p text:style-name="P24"><text:span text:style-name="T36">Rate can</text:span></text:p>
          </text:deletion>
        </text:changed-region>
        <text:changed-region xml:id="ct94460395428464" text:id="ct94460395428464">
          <text:deletion>
            <office:change-info>
              <dc:creator>Stuart Baker</dc:creator>
              <dc:date>2018-09-01T12:48:00</dc:date>
            </office:change-info>
            <text:p text:style-name="P24"><text:span text:style-name="T36"><text:s/>to the closest non-zero supported rate, and produces a Set/Report Rate event containing the current rate. <text:s/>ll movesha</text:span></text:p>
          </text:deletion>
        </text:changed-region>
        <text:changed-region xml:id="ct94460395428160" text:id="ct94460395428160">
          <text:deletion>
            <office:change-info>
              <dc:creator>Bob Jacobsen</dc:creator>
              <dc:date>2013-04-07T10:19:00</dc:date>
            </office:change-info>
            <text:p text:style-name="P24"><text:span text:style-name="T36">moves</text:span></text:p>
          </text:deletion>
        </text:changed-region>
        <text:changed-region xml:id="ct94460395427856" text:id="ct94460395427856">
          <text:deletion>
            <office:change-info>
              <dc:creator>Stuart Baker</dc:creator>
              <dc:date>2018-09-01T12:48:00</dc:date>
            </office:change-info>
            <text:p text:style-name="P24"><text:span text:style-name="T36">does not support the requested rate, it producer f the clock I</text:span></text:p>
          </text:deletion>
        </text:changed-region>
        <text:changed-region xml:id="ct94460395427552" text:id="ct94460395427552">
          <text:deletion>
            <office:change-info>
              <dc:creator>Bob Jacobsen</dc:creator>
              <dc:date>2013-04-07T10:41:00</dc:date>
            </office:change-info>
            <text:p text:style-name="P24"><text:span text:style-name="T36">The run/stop bits are ignored. I</text:span></text:p>
          </text:deletion>
        </text:changed-region>
        <text:changed-region xml:id="ct94460395427248" text:id="ct94460395427248">
          <text:deletion>
            <office:change-info>
              <dc:creator>Stuart Baker</dc:creator>
              <dc:date>2018-09-01T12:48:00</dc:date>
            </office:change-info>
            <text:p text:style-name="P24"><text:span text:style-name="T36"><text:s/>set to the rate embedded in the event. may be, but is not required to be,</text:span></text:p>
          </text:deletion>
        </text:changed-region>
        <text:changed-region xml:id="ct94460395426944" text:id="ct94460395426944">
          <text:deletion>
            <office:change-info>
              <dc:creator>Bob Jacobsen</dc:creator>
              <dc:date>2013-04-07T10:19:00</dc:date>
            </office:change-info>
            <text:p text:style-name="P24"><text:span text:style-name="T36">is</text:span></text:p>
          </text:deletion>
        </text:changed-region>
        <text:changed-region xml:id="ct94460395426640" text:id="ct94460395426640">
          <text:deletion>
            <office:change-info>
              <dc:creator>Stuart Baker</dc:creator>
              <dc:date>2018-09-01T12:48:00</dc:date>
            </office:change-info>
            <text:p text:style-name="P24"><text:span text:style-name="T36"><text:s/>produced immediately after.</text:span></text:p>
            <text:p text:style-name="P28">If a Set/Report Rate event is received, the clock-producer's rate shall be</text:p>
          </text:deletion>
        </text:changed-region>
        <text:changed-region xml:id="ct94460395426336" text:id="ct94460395426336">
          <text:deletion>
            <office:change-info>
              <dc:creator>Bob Jacobsen</dc:creator>
              <dc:date>2013-04-07T10:18:00</dc:date>
            </office:change-info>
            <text:p text:style-name="P28">is</text:p>
          </text:deletion>
        </text:changed-region>
        <text:changed-region xml:id="ct94460395426032" text:id="ct94460395426032">
          <text:deletion>
            <office:change-info>
              <dc:creator>Stuart Baker</dc:creator>
              <dc:date>2018-09-01T12:48:00</dc:date>
            </office:change-info>
            <text:p text:style-name="P28">a Set/Report Time event is received at a clock-producer node, it may, but is not required to, set the time in the clock producer node. If the time is not set, the current time event </text:p>
          </text:deletion>
        </text:changed-region>
        <text:changed-region xml:id="ct94460395425728" text:id="ct94460395425728">
          <text:deletion>
            <office:change-info>
              <dc:creator>Bob Jacobsen</dc:creator>
              <dc:date>2013-04-07T10:21:00</dc:date>
            </office:change-info>
            <text:p text:style-name="P28"><text:s/></text:p>
          </text:deletion>
        </text:changed-region>
        <text:changed-region xml:id="ct94460395425424" text:id="ct94460395425424">
          <text:deletion>
            <office:change-info>
              <dc:creator>Stuart Baker</dc:creator>
              <dc:date>2018-09-01T12:48:00</dc:date>
            </office:change-info>
            <text:p text:style-name="P28"><text:s/></text:p>
            <text:p text:style-name="P28">When </text:p>
          </text:deletion>
        </text:changed-region>
        <text:changed-region xml:id="ct94460395425120" text:id="ct94460395425120">
          <text:deletion>
            <office:change-info>
              <dc:creator>Bob Jacobsen</dc:creator>
              <dc:date>2013-04-06T23:33:00</dc:date>
            </office:change-info>
            <text:p text:style-name="P28"><text:span text:style-name="T37">(Should it be periodically produced, e.g. every real minute, when the clock is stopped? That updates recent joiners, but it's nice to be able to stop all network traffic).</text:span></text:p>
          </text:deletion>
        </text:changed-region>
        <text:changed-region xml:id="ct94460395424816" text:id="ct94460395424816">
          <text:deletion>
            <office:change-info>
              <dc:creator>Stuart Baker</dc:creator>
              <dc:date>2018-09-01T12:48:00</dc:date>
            </office:change-info>
            <text:p text:style-name="P28"><text:s/>produced every time the current time changes, e.g. every fast minute. <text:s/>shall be</text:p>
          </text:deletion>
        </text:changed-region>
        <text:changed-region xml:id="ct94460395424512" text:id="ct94460395424512">
          <text:deletion>
            <office:change-info>
              <dc:creator>Bob Jacobsen</dc:creator>
              <dc:date>2013-04-07T10:18:00</dc:date>
            </office:change-info>
            <text:p text:style-name="P28">is</text:p>
          </text:deletion>
        </text:changed-region>
        <text:changed-region xml:id="ct94460395424208" text:id="ct94460395424208">
          <text:deletion>
            <office:change-info>
              <dc:creator>Stuart Baker</dc:creator>
              <dc:date>2018-09-01T12:48:00</dc:date>
            </office:change-info>
            <text:p text:style-name="P28"><text:span text:style-name="T36"/></text:p>
            <text:p text:style-name="P28">A Set/Report Time event When clock producer nodes receive a Set/Report Year event they may, but are not required to, update their internal state to the year in the event. If they do not update their internal year to the received one, they shall produce a Set/Report Year event with their current year.</text:p>
          </text:deletion>
        </text:changed-region>
        <text:changed-region xml:id="ct94460395423904" text:id="ct94460395423904">
          <text:deletion>
            <office:change-info>
              <dc:creator>Bob Jacobsen</dc:creator>
              <dc:date>2013-04-07T10:18:00</dc:date>
            </office:change-info>
            <text:p text:style-name="P28"><text:s/>Clock producer nodes shall produce a Set/Report Year event if they receive one but do not update their internal date.</text:p>
          </text:deletion>
        </text:changed-region>
        <text:changed-region xml:id="ct94460395423600" text:id="ct94460395423600">
          <text:deletion>
            <office:change-info>
              <dc:creator>Stuart Baker</dc:creator>
              <dc:date>2018-09-01T12:48:00</dc:date>
            </office:change-info>
            <text:p text:style-name="P28"><text:span text:style-name="T36"/></text:p>
            <text:p text:style-name="P28"><text:s/>to the received one, they shall produce a Set/Report Date event with their current date.</text:p>
          </text:deletion>
        </text:changed-region>
        <text:changed-region xml:id="ct94460395423296" text:id="ct94460395423296">
          <text:deletion>
            <office:change-info>
              <dc:creator>Bob Jacobsen</dc:creator>
              <dc:date>2013-04-07T10:17:00</dc:date>
            </office:change-info>
            <text:p text:style-name="P28">.</text:p>
          </text:deletion>
        </text:changed-region>
        <text:changed-region xml:id="ct94460395422992" text:id="ct94460395422992">
          <text:deletion>
            <office:change-info>
              <dc:creator>Stuart Baker</dc:creator>
              <dc:date>2018-09-01T12:48:00</dc:date>
            </office:change-info>
            <text:p text:style-name="P28">do not update their internal dateIf they </text:p>
          </text:deletion>
        </text:changed-region>
        <text:changed-region xml:id="ct94460395422688" text:id="ct94460395422688">
          <text:deletion>
            <office:change-info>
              <dc:creator>Bob Jacobsen</dc:creator>
              <dc:date>2013-04-07T10:17:00</dc:date>
            </office:change-info>
            <text:p text:style-name="P28">f they receive one but </text:p>
          </text:deletion>
        </text:changed-region>
        <text:changed-region xml:id="ct94460395422384" text:id="ct94460395422384">
          <text:deletion>
            <office:change-info>
              <dc:creator>Stuart Baker</dc:creator>
              <dc:date>2018-09-01T12:48:00</dc:date>
            </office:change-info>
            <text:p text:style-name="P28">they may, but are not required to, update their internal state to the date in the event. <text:s/>a Set/Report Date event receive</text:p>
          </text:deletion>
        </text:changed-region>
        <text:changed-region xml:id="ct94460395422080" text:id="ct94460395422080">
          <text:deletion>
            <office:change-info>
              <dc:creator>Bob Jacobsen</dc:creator>
              <dc:date>2013-04-07T10:17:00</dc:date>
            </office:change-info>
            <text:p text:style-name="P28">shall produce</text:p>
          </text:deletion>
        </text:changed-region>
        <text:changed-region xml:id="ct94460395421776" text:id="ct94460395421776">
          <text:deletion>
            <office:change-info>
              <dc:creator>Stuart Baker</dc:creator>
              <dc:date>2018-09-01T12:48:00</dc:date>
            </office:change-info>
            <text:p text:style-name="P28">lock producer nodes When c</text:p>
          </text:deletion>
        </text:changed-region>
        <text:changed-region xml:id="ct94460395421472" text:id="ct94460395421472">
          <text:deletion>
            <office:change-info>
              <dc:creator>Bob Jacobsen</dc:creator>
              <dc:date>2013-04-07T10:17:00</dc:date>
            </office:change-info>
            <text:p text:style-name="P28">C</text:p>
          </text:deletion>
        </text:changed-region>
        <text:changed-region xml:id="ct94460395421168" text:id="ct94460395421168">
          <text:deletion>
            <office:change-info>
              <dc:creator>Stuart Baker</dc:creator>
              <dc:date>2018-09-01T12:48:00</dc:date>
            </office:change-info>
            <text:p text:style-name="P28"><text:span text:style-name="T36"/></text:p>
            <text:p text:style-name="P29"/>
          </text:deletion>
        </text:changed-region>
        <text:changed-region xml:id="ct94460395420864" text:id="ct94460395420864">
          <text:deletion>
            <office:change-info>
              <dc:creator>Bob Jacobsen</dc:creator>
              <dc:date>2013-04-06T22:55:00</dc:date>
            </office:change-info>
            <text:p text:style-name="P29"><text:s/>(Should these also be produced periodically? How often?)</text:p>
          </text:deletion>
        </text:changed-region>
        <text:changed-region xml:id="ct94460395420560" text:id="ct94460395420560">
          <text:deletion>
            <office:change-info>
              <dc:creator>Stuart Baker</dc:creator>
              <dc:date>2018-09-01T12:48:00</dc:date>
            </office:change-info>
            <text:p text:style-name="P29"><text:span text:style-name="T38"><text:s/>produced when the year changes.shall be</text:span></text:p>
          </text:deletion>
        </text:changed-region>
        <text:changed-region xml:id="ct94460395420256" text:id="ct94460395420256">
          <text:deletion>
            <office:change-info>
              <dc:creator>Bob Jacobsen</dc:creator>
              <dc:date>2013-04-07T10:16:00</dc:date>
            </office:change-info>
            <text:p text:style-name="P29"><text:span text:style-name="T38">is</text:span></text:p>
          </text:deletion>
        </text:changed-region>
        <text:changed-region xml:id="ct94460395419952" text:id="ct94460395419952">
          <text:deletion>
            <office:change-info>
              <dc:creator>Stuart Baker</dc:creator>
              <dc:date>2018-09-01T12:48:00</dc:date>
            </office:change-info>
            <text:p text:style-name="P29"><text:span text:style-name="T38">event Year </text:span></text:p>
          </text:deletion>
        </text:changed-region>
        <text:changed-region xml:id="ct94460395419648" text:id="ct94460395419648">
          <text:deletion>
            <office:change-info>
              <dc:creator>Bob Jacobsen</dc:creator>
              <dc:date>2013-04-07T10:16:00</dc:date>
            </office:change-info>
            <text:p text:style-name="P29"><text:span text:style-name="T38">Date </text:span></text:p>
          </text:deletion>
        </text:changed-region>
        <text:changed-region xml:id="ct94460395419344" text:id="ct94460395419344">
          <text:deletion>
            <office:change-info>
              <dc:creator>Stuart Baker</dc:creator>
              <dc:date>2018-09-01T12:48:00</dc:date>
            </office:change-info>
            <text:p text:style-name="P29"><text:span text:style-name="T38"><text:s/>produced when the date changes. The Set/Report shall be</text:span></text:p>
          </text:deletion>
        </text:changed-region>
        <text:changed-region xml:id="ct94460395419040" text:id="ct94460395419040">
          <text:deletion>
            <office:change-info>
              <dc:creator>Bob Jacobsen</dc:creator>
              <dc:date>2013-04-07T10:16:00</dc:date>
            </office:change-info>
            <text:p text:style-name="P29"><text:span text:style-name="T38">is</text:span></text:p>
          </text:deletion>
        </text:changed-region>
        <text:changed-region xml:id="ct94460395418736" text:id="ct94460395418736">
          <text:deletion>
            <office:change-info>
              <dc:creator>Stuart Baker</dc:creator>
              <dc:date>2018-09-01T12:48:00</dc:date>
            </office:change-info>
            <text:p text:style-name="P29"><text:span text:style-name="T36"><text:s/>Set/Report Date even</text:span><text:span text:style-name="T38">t </text:span><text:span text:style-name="T36">A</text:span></text:p>
          </text:deletion>
        </text:changed-region>
        <text:changed-region xml:id="ct94460395418432" text:id="ct94460395418432">
          <text:deletion>
            <office:change-info>
              <dc:creator>Bob Jacobsen</dc:creator>
              <dc:date>2013-04-07T10:16:00</dc:date>
            </office:change-info>
            <text:p text:style-name="P29"><text:span text:style-name="T36">The</text:span></text:p>
          </text:deletion>
        </text:changed-region>
        <text:changed-region xml:id="ct94460395418128" text:id="ct94460395418128">
          <text:deletion>
            <office:change-info>
              <dc:creator>Stuart Baker</dc:creator>
              <dc:date>2018-09-01T12:48:00</dc:date>
            </office:change-info>
            <text:p text:style-name="P29"><text:span text:style-name="T36"/></text:p>
            <text:p text:style-name="P29">.</text:p>
          </text:deletion>
        </text:changed-region>
        <text:changed-region xml:id="ct94460395417824" text:id="ct94460395417824">
          <text:deletion>
            <office:change-info>
              <dc:creator>Bob Jacobsen</dc:creator>
              <dc:date>2013-04-06T22:55:00</dc:date>
            </office:change-info>
            <text:p text:style-name="P29"><text:s/>to update the layout. <text:s/></text:p>
          </text:deletion>
        </text:changed-region>
        <text:changed-region xml:id="ct94460395417520" text:id="ct94460395417520">
          <text:deletion>
            <office:change-info>
              <dc:creator>Bob Jacobsen</dc:creator>
              <dc:date>2013-04-06T22:52:00</dc:date>
            </office:change-info>
            <text:p text:style-name="P29">(Should the current one also be produced when the clock is not running? Sometimes nice to be able to stop all traffic on the network, which you can do if it doesn't send while the clock is stopped) </text:p>
          </text:deletion>
        </text:changed-region>
        <text:changed-region xml:id="ct94460395417216" text:id="ct94460395417216">
          <text:deletion>
            <office:change-info>
              <dc:creator>Stuart Baker</dc:creator>
              <dc:date>2018-09-01T12:48:00</dc:date>
            </office:change-info>
            <text:p text:style-name="P29"><text:span text:style-name="T36"><text:s/>seconds while the clock is running</text:span></text:p>
          </text:deletion>
        </text:changed-region>
        <text:changed-region xml:id="ct94460395416912" text:id="ct94460395416912">
          <text:deletion>
            <office:change-info>
              <dc:creator>Bob Jacobsen</dc:creator>
              <dc:date>2013-04-06T22:52:00</dc:date>
            </office:change-info>
            <text:p text:style-name="P29"><text:span text:style-name="T36">(?)</text:span></text:p>
          </text:deletion>
        </text:changed-region>
        <text:changed-region xml:id="ct94460395416608" text:id="ct94460395416608">
          <text:deletion>
            <office:change-info>
              <dc:creator>Stuart Baker</dc:creator>
              <dc:date>2018-09-01T12:48:00</dc:date>
            </office:change-info>
            <text:p text:style-name="P29"><text:span text:style-name="T36"><text:s/>produced every real 60shall be</text:span></text:p>
          </text:deletion>
        </text:changed-region>
        <text:changed-region xml:id="ct94460395416304" text:id="ct94460395416304">
          <text:deletion>
            <office:change-info>
              <dc:creator>Bob Jacobsen</dc:creator>
              <dc:date>2013-04-06T22:54:00</dc:date>
            </office:change-info>
            <text:p text:style-name="P29"><text:span text:style-name="T36"><text:s/>are</text:span></text:p>
          </text:deletion>
        </text:changed-region>
        <text:changed-region xml:id="ct94460395416000" text:id="ct94460395416000">
          <text:deletion>
            <office:change-info>
              <dc:creator>Stuart Baker</dc:creator>
              <dc:date>2018-09-01T12:48:00</dc:date>
            </office:change-info>
            <text:p text:style-name="P29"><text:span text:style-name="T36"/></text:p>
            <text:p text:style-name="P28">A Set/Report Rate event for which there are one or more consumers </text:p>
          </text:deletion>
        </text:changed-region>
        <text:changed-region xml:id="ct94460395415696" text:id="ct94460395415696">
          <text:deletion>
            <office:change-info>
              <dc:creator>Bob Jacobsen</dc:creator>
              <dc:date>2013-04-06T22:49:00</dc:date>
            </office:change-info>
            <text:p text:style-name="P28"><text:span text:style-name="T19"><text:s/>(Note that this is operating, not running; if it's serving as a clock generator and will produce and consume the appropriate event IDs)</text:span></text:p>
          </text:deletion>
        </text:changed-region>
        <text:changed-region xml:id="ct94460395415392" text:id="ct94460395415392">
          <text:deletion>
            <office:change-info>
              <dc:creator>Stuart Baker</dc:creator>
              <dc:date>2018-09-01T12:48:00</dc:date>
            </office:change-info>
            <text:p text:style-name="P28"><text:span text:style-name="T19"><text:s/>“valid” if the clock is operating, and “invalid” if it is not. <text:s/>a ProducerIdentified message with returnshall</text:span></text:p>
          </text:deletion>
        </text:changed-region>
        <text:changed-region xml:id="ct94460395414016" text:id="ct94460395414016">
          <text:deletion>
            <office:change-info>
              <dc:creator>Bob Jacobsen</dc:creator>
              <dc:date>2013-04-07T10:16:00</dc:date>
            </office:change-info>
            <text:p text:style-name="P28"><text:span text:style-name="T19">has to</text:span></text:p>
          </text:deletion>
        </text:changed-region>
        <text:changed-region xml:id="ct94460395413712" text:id="ct94460395413712">
          <text:deletion>
            <office:change-info>
              <dc:creator>Stuart Baker</dc:creator>
              <dc:date>2018-09-01T12:48:00</dc:date>
            </office:change-info>
            <text:p text:style-name="P28"><text:span text:style-name="T19">, the node received</text:span></text:p>
          </text:deletion>
        </text:changed-region>
        <text:changed-region xml:id="ct94460395393776" text:id="ct94460395393776">
          <text:deletion>
            <office:change-info>
              <dc:creator>Bob Jacobsen</dc:creator>
              <dc:date>2013-04-06T22:48:00</dc:date>
            </office:change-info>
            <text:p text:style-name="P28"><text:span text:style-name="T19">enquired about</text:span></text:p>
          </text:deletion>
        </text:changed-region>
        <text:changed-region xml:id="ct94460395393472" text:id="ct94460395393472">
          <text:deletion>
            <office:change-info>
              <dc:creator>Stuart Baker</dc:creator>
              <dc:date>2018-09-01T12:48:00</dc:date>
            </office:change-info>
            <text:p text:style-name="P28"><text:span text:style-name="T19">enquiry about “Delivers Clock Protocol” is a IdentifyProducers The well-known event ID “Delivers Clock Protocol” shall be produced by every node when it first starts to operate as a clock generator. When </text:span></text:p>
          </text:deletion>
        </text:changed-region>
        <text:changed-region xml:id="ct94460395393168" text:id="ct94460395393168">
          <text:deletion>
            <office:change-info>
              <dc:creator>Stuart Baker</dc:creator>
              <dc:date>2018-09-08T13:00:00</dc:date>
            </office:change-info>
            <text:p text:style-name="P28"><text:span text:style-name="T19"><office:annotation><dc:creator>Balazs Racz</dc:creator><dc:date>2018-09-05T09:51:00</dc:date><loext:sender-initials>BR</loext:sender-initials><text:p text:style-name="P109"><text:span text:style-name="T120">It seems to me that all clock consumers are required to support all possible rates. It is probably not super meaningful to distinguish the producers to have different rate support requirements than the consumers.</text:span></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8" text:outline-level="1">Introduction (Informative)</text:h>
      <text:p text:style-name="Text_20_body"><text:change-start text:change-id="ct94460377747232"/><text:span text:style-name="T1">“Fast clock” is a model railroading concept, where the layout is modeling a particular time, which can then be used for various purposes, such as running trai</text:span><text:change-end text:change-id="ct94460377747232"/><text:change-start text:change-id="ct94460395935968"/><text:span text:style-name="T1">ns according to a timetable, or displaying lighting effects based on time of day. </text:span><text:change-end text:change-id="ct94460395935968"/><text:change text:change-id="ct94460394270400"/>A layout control bus can do a number of useful things with <text:change text:change-id="ct94460379122608"/><text:change text:change-id="ct94460394270768"/><text:change-start text:change-id="ct94460371112448"/><text:span text:style-name="T1">the modeled time</text:span><text:change-end text:change-id="ct94460371112448"/> information:</text:p>
      <text:list xml:id="list1115124414" text:style-name="L5">
        <text:list-item>
          <text:p text:style-name="P107">Connect a number of clock displays to keep them synchronized.</text:p>
        </text:list-item>
        <text:list-item>
          <text:p text:style-name="P107">Provide time displays on plug-in devices, e.g. throttles.</text:p>
        </text:list-item>
        <text:list-item>
          <text:p text:style-name="P108">Provide cueing for time-based occurrences, such as lights turning on and off at specific modeled times.</text:p>
        </text:list-item>
      </text:list>
      <text:p text:style-name="Text_20_body">Generally, existing fast clock systems have one unit that produces time information, <text:change-start text:change-id="ct94460394265280"/>here called a clock generator, <text:change-end text:change-id="ct94460394265280"/>and one or more units that consume it. <text:change text:change-id="ct94460394265840"/><text:change-start text:change-id="ct94460395959840"/><text:span text:style-name="T4">It is</text:span><text:change-end text:change-id="ct94460395959840"/> typically <text:change text:change-id="ct94460395959104"/><text:change-start text:change-id="ct94460395965408"/><text:span text:style-name="T4">sufficient</text:span><text:change-end text:change-id="ct94460395965408"/><text:change-start text:change-id="ct94460395966864"/><text:span text:style-name="T4"> </text:span><text:change-end text:change-id="ct94460395966864"/><text:change text:change-id="ct94460395967168"/><text:change-start text:change-id="ct94460395968720"/><text:span text:style-name="T4">to </text:span><text:change-end text:change-id="ct94460395968720"/>report minutes, not seconds or finer time divisions. Some existing fast clock systems track a day/date<text:change text:change-id="ct94460395968064"/> in addition to time. </text:p>
      <text:p text:style-name="Text_20_body">Fast clocks run at various rates, and can be controlled by the user either at the <text:change text:change-id="ct94460394277200"/><text:change-start text:change-id="ct94460394265504"/>clock generator<text:change-end text:change-id="ct94460394265504"/> or from other locations. Some fast clock systems broadcast run/stop and rate information, which can also be useful when interpolating within a fast-minute<text:change-start text:change-id="ct94460395969440"/> <text:span text:style-name="T5">or between time </text:span><text:change-end text:change-id="ct94460395969440"/><text:change text:change-id="ct94460394266736"/><text:change-start text:change-id="ct94460395959328"/><text:span text:style-name="T5">broadcasting messages</text:span><text:change-end text:change-id="ct94460395959328"/>.</text:p>
      <text:p text:style-name="Text_20_body"><text:change-start text:change-id="ct94460395965808"/><text:span text:style-name="T4">The </text:span><text:change-end text:change-id="ct94460395965808"/>OpenLCB <text:change-start text:change-id="ct94460395964384"/><text:span text:style-name="T4">proto</text:span><text:change-end text:change-id="ct94460395964384"/><text:change-start text:change-id="ct94460395971824"/><text:span text:style-name="T4">col presented in this </text:span><text:change-end text:change-id="ct94460395971824"/><text:change text:change-id="ct94460395972128"/><text:change-start text:change-id="ct94460395973648"/><text:span text:style-name="T4">document</text:span><text:change-end text:change-id="ct94460395973648"/><text:change-start text:change-id="ct94460395973120"/><text:span text:style-name="T4"> </text:span><text:change-end text:change-id="ct94460395973120"/>broadcasts time information by producing <text:change text:change-id="ct94460393940784"/><text:change-start text:change-id="ct94460395974912"/><text:span text:style-name="T4">e</text:span><text:change-end text:change-id="ct94460395974912"/>vent<text:change-start text:change-id="ct94460395976144"/><text:span text:style-name="T4">s</text:span><text:change-end text:change-id="ct94460395976144"/> <text:change-start text:change-id="ct94460395977840"/><text:span text:style-name="T4">with a specific structure of </text:span><text:change-end text:change-id="ct94460395977840"/><text:change text:change-id="ct94460395978160"/><text:change-start text:change-id="ct94460395979504"/><text:span text:style-name="T4">ID</text:span><text:change-end text:change-id="ct94460395979504"/>s<text:change text:change-id="ct94460395978640"/><text:change-start text:change-id="ct94460395979152"/>,<text:change-end text:change-id="ct94460395979152"/> correspond<text:change-start text:change-id="ct94460395980752"/><text:span text:style-name="T4">ing</text:span><text:change-end text:change-id="ct94460395980752"/> to specific times with the day, for example “08:10<text:change text:change-id="ct94460395980352"/>”<text:change text:change-id="ct94460395981168"/><text:change-start text:change-id="ct94460395981392"/>.<text:change-end text:change-id="ct94460395981392"/> <text:change text:change-id="ct94460395979728"/><text:change-start text:change-id="ct94460395982784"/><text:span text:style-name="T110">This allows</text:span><text:change-end text:change-id="ct94460395982784"/> consumers <text:change text:change-id="ct94460395981696"/><text:change-start text:change-id="ct94460395983856"/><text:span text:style-name="T110">to </text:span><text:change-end text:change-id="ct94460395983856"/>be taught to react to time-of-day. The year and date are handled separately<text:change text:change-id="ct94460395984160"/> for those installations that choose to use it.</text:p>
      <text:h text:style-name="Heading_20_1" text:outline-level="1">Intended Use (Informative)</text:h>
      <text:p text:style-name="Text_20_body">The primary use of this information is to display <text:change-start text:change-id="ct94460395974608"/><text:span text:style-name="T5">time</text:span><text:change-end text:change-id="ct94460395974608"/><text:change text:change-id="ct94460395968944"/> on clock faces around the layout.</text:p>
      <text:p text:style-name="P1">Since remote control of the fast clock is desired, a <text:change text:change-id="ct94460394969808"/><text:change-start text:change-id="ct94460395981920"/>protocol for setting<text:change-end text:change-id="ct94460395981920"/> <text:change-start text:change-id="ct94460394267280"/><text:span text:style-name="T5">up the time producer </text:span><text:change-end text:change-id="ct94460394267280"/>using produced and consumed events is defined. This makes it possible for throttles and other <text:change-start text:change-id="ct94460395973344"/><text:span text:style-name="T110">nodes with </text:span><text:change-end text:change-id="ct94460395973344"/>user<text:change text:change-id="ct94460394961568"/><text:change-start text:change-id="ct94460394294704"/> <text:change-end text:change-id="ct94460394294704"/>interface <text:change text:change-id="ct94460395974272"/>to have a general fast-clock-control capability built in.</text:p>
      <text:p text:style-name="P4">In addition, simple nodes can use specific EventIDs to trigger their actions at specific times. For example, lights in buildings in a model town can be sequenced to come on at various times by configuring consumers in a node to react to time events by changing output lines.<text:change-start text:change-id="ct94460395982416"/> <text:span text:style-name="T5">Most importantly, in this use case, the consuming node does not need to be aware that the event is related to </text:span><text:change-end text:change-id="ct94460395982416"/><text:change-start text:change-id="ct94460395971456"/><text:span text:style-name="T5">time.</text:span><text:change-end text:change-id="ct94460395971456"/></text:p>
      <text:h text:style-name="Heading_20_1" text:outline-level="1"><text:soft-page-break/>References and Context (Normative)</text:h>
      <text:p text:style-name="Standard"><text:change-start text:change-id="ct94460394966224"/>This specification is in the context of the following OpenLCB-CAN Standards:<text:change-end text:change-id="ct94460394966224"/></text:p>
      <text:list xml:id="list915712696" text:style-name="L6">
        <text:list-item>
          <text:p text:style-name="P77">OpenLCB Event Transport Standard<text:change-start text:change-id="ct94460395972784"/>, which defines messages for transporting Event IDs and identifying producers and consumers.</text:p>
        </text:list-item>
        <text:list-item>
          <text:p text:style-name="P77">The OpenLCB Event Identifiers Standard, which defines the format and content of Event IDs including the class of Well-Known Event IDs and Automatically-Routed Event IDs.<text:change-end text:change-id="ct94460395972784"/></text:p>
        </text:list-item>
        <text:list-item>
          <text:p text:style-name="P77">OpenLCB Unique Identifiers Standard<text:change-start text:change-id="ct94460395986976"/>, <text:span text:style-name="T9">which</text:span> defines <text:span text:style-name="T9">the allocation of OpenLCB 48-bit unique identifiers</text:span><text:change-end text:change-id="ct94460395986976"/><text:change-start text:change-id="ct94460395991664"/><text:span text:style-name="T9">.</text:span><text:change-end text:change-id="ct94460395991664"/><text:change-start text:change-id="ct94460395992656"/><text:span text:style-name="T9"> </text:span><text:change-end text:change-id="ct94460395992656"/></text:p>
        </text:list-item>
      </text:list>
      <text:p text:style-name="Standard">For more information on format and presentation, see: </text:p>
      <text:list xml:id="list4178646048" text:style-name="L7">
        <text:list-item>
          <text:p text:style-name="P78">OpenLCB Common Information Technical Note</text:p>
        </text:list-item>
      </text:list>
      <text:h text:style-name="Heading_20_1" text:outline-level="1">Message Formats (Normative)</text:h>
      <text:p text:style-name="P2"><text:change-start text:change-id="ct94460395985376"/>This Standard defines a number of Event IDs.</text:p>
      <text:p text:style-name="P2"><text:change-end text:change-id="ct94460395985376"/><text:change text:change-id="ct94460395994352"/><text:change text:change-id="ct94460395994960"/><text:change text:change-id="ct94460395987440"/><text:change text:change-id="ct94460395985696"/><text:change-start text:change-id="ct94460395976640"/></text:p>
      <text:p text:style-name="P2">The upper six bytes of the event IDs defined in the following subsections shall be one of the following:</text:p>
      <text:list xml:id="list231612847499363" text:continue-list="list231612765643326" text:style-name="L1">
        <text:list-item>
          <text:p text:style-name="P3"><text:change-end text:change-id="ct94460395976640"/><text:change-start text:change-id="ct94460396002720"/>01.01.00.00.01.00 <text:change-end text:change-id="ct94460396002720"/><text:change-start text:change-id="ct94460396002944"/>–<text:change-end text:change-id="ct94460396002944"/><text:change-start text:change-id="ct94460396003600"/> referred to as “Default Fast Clock”</text:p>
        </text:list-item>
        <text:list-item>
          <text:p text:style-name="P3">01.01.00.00.01.01 <text:change-end text:change-id="ct94460396003600"/><text:change-start text:change-id="ct94460396003824"/>–<text:change-end text:change-id="ct94460396003824"/><text:change-start text:change-id="ct94460396004320"/> referred to as “Default Real-time Clock”</text:p>
        </text:list-item>
        <text:list-item>
          <text:p text:style-name="P3">01.01.00.00.01.02 <text:change-end text:change-id="ct94460396004320"/><text:change-start text:change-id="ct94460396004544"/>–<text:change-end text:change-id="ct94460396004544"/><text:change-start text:change-id="ct94460396005040"/> referred to as “Alternate Clock 1”</text:p>
        </text:list-item>
        <text:list-item>
          <text:p text:style-name="P3">01.01.00.00.01.<text:change-end text:change-id="ct94460396005040"/><text:change text:change-id="ct94460396005952"/><text:change text:change-id="ct94460396005648"/><text:change text:change-id="ct94460396005344"/><text:change-start text:change-id="ct94460396006848"/><text:span text:style-name="T47">03</text:span><text:change-end text:change-id="ct94460396006848"/><text:change-start text:change-id="ct94460396008368"/><text:span text:style-name="T47"> – referred to as “Alternate Clock 2”</text:span><text:change-end text:change-id="ct94460396008368"/><text:change-start text:change-id="ct94460393941856"/></text:p>
        </text:list-item>
        <text:list-item>
          <text:p text:style-name="P3"><text:change-end text:change-id="ct94460393941856"/><text:change-start text:change-id="ct94460396007712"/>a valid u<text:change-end text:change-id="ct94460396007712"/><text:change-start text:change-id="ct94460393943120"/>nique ID under the control of the manufacturer of the clock generator node</text:p>
        </text:list-item>
        <text:list-item>
          <text:p text:style-name="P3">a valid <text:change-end text:change-id="ct94460393943120"/><text:change text:change-id="ct94460396009328"/><text:change-start text:change-id="ct94460396009552"/><text:span text:style-name="T110">u</text:span><text:change-end text:change-id="ct94460396009552"/><text:change-start text:change-id="ct94460396007152"/>nique ID under the control of the person or organization configuring the clock generator node <text:change-end text:change-id="ct94460396007152"/></text:p>
        </text:list-item>
      </text:list>
      <text:p text:style-name="P2"><text:change text:change-id="ct94460394971440"/><text:change-start text:change-id="ct94460396007376"/>The upper six bytes are referred to as the “Specific Upper Part” in the subsections below.<text:change-end text:change-id="ct94460396007376"/><text:change-start text:change-id="ct94460396010496"/> <text:span text:style-name="T5">In portions of this document, the “Specific Upper Part is also represented by the notation XX.XX.XX.XX.XX.XX.</text:span><text:change-end text:change-id="ct94460396010496"/></text:p>
      <text:h text:style-name="Heading_20_2" text:outline-level="2"><text:change text:change-id="ct94460393713312"/>Report Time Event ID<text:change text:change-id="ct94460393940400"/></text:h>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6" office:value-type="string">
            <text:p text:style-name="Table_20_Contents">Specific Upper Part</text:p>
          </table:table-cell>
          <table:covered-table-cell/>
          <table:covered-table-cell/>
          <table:covered-table-cell/>
          <table:covered-table-cell/>
          <table:covered-table-cell/>
          <table:table-cell table:style-name="Table2.A2" office:value-type="string">
            <text:p text:style-name="Table_20_Contents">Hours<text:line-break/>0<text:change-start text:change-id="ct94460396011168"/><text:span text:style-name="T5">x00</text:span><text:change-end text:change-id="ct94460396011168"/>-<text:change-start text:change-id="ct94460395999536"/><text:span text:style-name="T5">0x17</text:span><text:change-end text:change-id="ct94460395999536"/><text:change text:change-id="ct94460396004768"/></text:p>
          </table:table-cell>
          <table:table-cell table:style-name="Table2.H2" office:value-type="string">
            <text:p text:style-name="Table_20_Contents">Minutes<text:line-break/>0-59</text:p>
          </table:table-cell>
        </table:table-row>
      </table:table>
      <text:p text:style-name="P2">The upper nibble of byte 6 is only 0 or 1, which can be used to distinguish this format.</text:p>
      <text:h text:style-name="Heading_20_2" text:outline-level="2"><text:change text:change-id="ct94460395966240"/><text:soft-page-break/>Report Date Event ID<text:change text:change-id="ct94460395985104"/></text:h>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6" office:value-type="string">
            <text:p text:style-name="Table_20_Contents">Specific Upper Part</text:p>
          </table:table-cell>
          <table:covered-table-cell/>
          <table:covered-table-cell/>
          <table:covered-table-cell/>
          <table:covered-table-cell/>
          <table:covered-table-cell/>
          <table:table-cell table:style-name="Table3.A2" office:value-type="string">
            <text:p text:style-name="Table_20_Contents"><text:change-start text:change-id="ct94460396008960"/><text:span text:style-name="T11">0x</text:span><text:change-end text:change-id="ct94460396008960"/><text:change-start text:change-id="ct94460330286096"/><text:span text:style-name="T10">2</text:span><text:change-end text:change-id="ct94460330286096"/><text:change text:change-id="ct94460396021504"/><text:change-start text:change-id="ct94460396023168"/><text:span text:style-name="T11">0+Month</text:span><text:change-end text:change-id="ct94460396023168"/><text:line-break/><text:change-start text:change-id="ct94460396024592"/><text:span text:style-name="T11">0x</text:span><text:change-end text:change-id="ct94460396024592"/><text:change-start text:change-id="ct94460396026240"/><text:span text:style-name="T10">2</text:span><text:change-end text:change-id="ct94460396026240"/><text:change text:change-id="ct94460396026544"/><text:change-start text:change-id="ct94460396028032"/><text:span text:style-name="T11">1-</text:span><text:change-end text:change-id="ct94460396028032"/><text:change text:change-id="ct94460396028336"/><text:change-start text:change-id="ct94460396029872"/><text:span text:style-name="T11">0x</text:span><text:change-end text:change-id="ct94460396029872"/><text:change-start text:change-id="ct94460396031456"/><text:span text:style-name="T10">2</text:span><text:change-end text:change-id="ct94460396031456"/><text:change text:change-id="ct94460396031760"/><text:change-start text:change-id="ct94460396033280"/><text:span text:style-name="T11">C</text:span><text:change-end text:change-id="ct94460396033280"/></text:p>
          </table:table-cell>
          <table:table-cell table:style-name="Table3.H2" office:value-type="string">
            <text:p text:style-name="P49"><text:change-start text:change-id="ct94460396024896"/>Day<text:line-break/>1-31<text:change-end text:change-id="ct94460396024896"/></text:p>
          </table:table-cell>
        </table:table-row>
      </table:table>
      <text:p text:style-name="P2">The upper nibble of byte 6 is <text:change-start text:change-id="ct94460396030800"/><text:span text:style-name="T5">2</text:span><text:change-end text:change-id="ct94460396030800"/><text:change text:change-id="ct94460393987168"/>, which can be used to distinguish this format.</text:p>
      <text:h text:style-name="Heading_20_2" text:outline-level="2"><text:change text:change-id="ct94460396034624"/>Report Year Event ID<text:change text:change-id="ct94460396004048"/></text:h>
      <table:table table:name="Table6" table:style-name="Table6">
        <table:table-column table:style-name="Table6.A" table:number-columns-repeated="7"/>
        <table:table-column table:style-name="Table6.H"/>
        <table:table-header-rows>
          <table:table-row>
            <table:table-cell table:style-name="Table6.A1" office:value-type="string">
              <text:p text:style-name="Table_20_Heading">Byte 0</text:p>
            </table:table-cell>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A1" office:value-type="string">
              <text:p text:style-name="Table_20_Heading">Byte 6</text:p>
            </table:table-cell>
            <table:table-cell table:style-name="Table6.H1" office:value-type="string">
              <text:p text:style-name="Table_20_Heading">Byte 7</text:p>
            </table:table-cell>
          </table:table-row>
        </table:table-header-rows>
        <table:table-row>
          <table:table-cell table:style-name="Table6.A2" table:number-columns-spanned="6" office:value-type="string">
            <text:p text:style-name="Table_20_Contents">Specific Upper Part</text:p>
          </table:table-cell>
          <table:covered-table-cell/>
          <table:covered-table-cell/>
          <table:covered-table-cell/>
          <table:covered-table-cell/>
          <table:covered-table-cell/>
          <table:table-cell table:style-name="Table6.G2" table:number-columns-spanned="2" office:value-type="string">
            <text:p text:style-name="Table_20_Contents">0x3000+Year</text:p>
            <text:p text:style-name="Table_20_Contents">0x3000-0x3FFF</text:p>
          </table:table-cell>
          <table:covered-table-cell/>
        </table:table-row>
      </table:table>
      <text:p text:style-name="P2">The upper nibble of byte 6 is 3, which can be used to distinguish this format. </text:p>
      <text:p text:style-name="P2">The lower twelve bits are the year, 0AD to 4095AD. <text:change text:change-id="ct94460330285696"/></text:p>
      <text:h text:style-name="Heading_20_2" text:outline-level="2"><text:change text:change-id="ct94460396021248"/>Report Rate Event ID<text:change text:change-id="ct94460396031024"/></text:h>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6" office:value-type="string">
            <text:p text:style-name="Table_20_Contents">Specific Upper Part</text:p>
          </table:table-cell>
          <table:covered-table-cell/>
          <table:covered-table-cell/>
          <table:covered-table-cell/>
          <table:covered-table-cell/>
          <table:covered-table-cell/>
          <table:table-cell table:style-name="Table4.G2" table:number-columns-spanned="2" office:value-type="string">
            <text:p text:style-name="Table_20_Contents">0x<text:change-start text:change-id="ct94460396023760"/><text:span text:style-name="T5">4</text:span><text:change-end text:change-id="ct94460396023760"/><text:change text:change-id="ct94460396024144"/>000+Rate</text:p>
          </table:table-cell>
          <table:covered-table-cell/>
        </table:table-row>
      </table:table>
      <text:p text:style-name="P1"><text:change text:change-id="ct94460396031984"/>The upper nibble of byte 6 is <text:change-start text:change-id="ct94460396012832"/><text:span text:style-name="T5">4</text:span><text:change-end text:change-id="ct94460396012832"/><text:change text:change-id="ct94460396025248"/>, which can be used to distinguish this format. </text:p>
      <text:p text:style-name="Text_20_body"><text:span text:style-name="T12">Rate is a 12 bit signed fixed point rrrrrrrrrr.rr, </text:span><text:change-start text:change-id="ct94460380167888"/><text:span text:style-name="T12">-</text:span><text:span text:style-name="T91">512.00, </text:span><text:change-end text:change-id="ct94460380167888"/><text:span text:style-name="T12">-511.75</text:span><text:change text:change-id="ct94460379893680"/><text:span text:style-name="T12">, </text:span><text:span text:style-name="T94">…</text:span><text:span text:style-name="T12">, -1.00, </text:span><text:span text:style-name="T94">…</text:span><text:span text:style-name="T12">, -</text:span><text:change-start text:change-id="ct94460396022496"/><text:span text:style-name="T89">0</text:span><text:change-end text:change-id="ct94460396022496"/><text:span text:style-name="T12">.</text:span><text:change text:change-id="ct94460396036768"/><text:span text:style-name="T12">25</text:span><text:change text:change-id="ct94460396038272"/><text:change-start text:change-id="ct94460396039824"/><text:span text:style-name="T12">, </text:span><text:change-end text:change-id="ct94460396039824"/><text:change-start text:change-id="ct94460396041312"/><text:span text:style-name="T12">0.0</text:span><text:change-end text:change-id="ct94460396041312"/><text:span text:style-name="T12">, 0.25, 0.50, ..., 511.75</text:span><text:change text:change-id="ct94460396001984"/><text:change text:change-id="ct94460396001680"/><text:change text:change-id="ct94460396042896"/><text:change-start text:change-id="ct94460396025856"/></text:p>
      <text:h text:style-name="P88" text:outline-level="2">Set Time Event ID</text:h>
      <table:table table:name="Table8" table:style-name="Table8">
        <table:table-column table:style-name="Table8.A" table:number-columns-repeated="7"/>
        <table:table-column table:style-name="Table8.H"/>
        <table:table-header-rows>
          <table:table-row>
            <table:table-cell table:style-name="Table8.A1" office:value-type="string">
              <text:p text:style-name="P56">Byte 0</text:p>
            </table:table-cell>
            <table:table-cell table:style-name="Table8.A1" office:value-type="string">
              <text:p text:style-name="P56">Byte 1</text:p>
            </table:table-cell>
            <table:table-cell table:style-name="Table8.A1" office:value-type="string">
              <text:p text:style-name="P56">Byte 2</text:p>
            </table:table-cell>
            <table:table-cell table:style-name="Table8.A1" office:value-type="string">
              <text:p text:style-name="P56">Byte 3</text:p>
            </table:table-cell>
            <table:table-cell table:style-name="Table8.A1" office:value-type="string">
              <text:p text:style-name="P56">Byte 4</text:p>
            </table:table-cell>
            <table:table-cell table:style-name="Table8.A1" office:value-type="string">
              <text:p text:style-name="P56">Byte 5</text:p>
            </table:table-cell>
            <table:table-cell table:style-name="Table8.A1" office:value-type="string">
              <text:p text:style-name="P56">Byte 6</text:p>
            </table:table-cell>
            <table:table-cell table:style-name="Table8.H1" office:value-type="string">
              <text:p text:style-name="P56">Byte 7</text:p>
            </table:table-cell>
          </table:table-row>
        </table:table-header-rows>
        <table:table-row>
          <table:table-cell table:style-name="Table8.A2" table:number-columns-spanned="6" office:value-type="string">
            <text:p text:style-name="P52">Specific Upper Part</text:p>
          </table:table-cell>
          <table:covered-table-cell/>
          <table:covered-table-cell/>
          <table:covered-table-cell/>
          <table:covered-table-cell/>
          <table:covered-table-cell/>
          <table:table-cell table:style-name="Table8.A2" office:value-type="string">
            <text:p text:style-name="P51">Hours<text:line-break/><text:span text:style-name="T104">0x80+97</text:span></text:p>
          </table:table-cell>
          <table:table-cell table:style-name="Table8.H2" office:value-type="string">
            <text:p text:style-name="P51">Minutes<text:line-break/>0-59</text:p>
          </table:table-cell>
        </table:table-row>
      </table:table>
      <text:p text:style-name="P41"><text:span text:style-name="T12">The upper nibble of byte 6 is only </text:span><text:span text:style-name="T76">8</text:span><text:span text:style-name="T12"> or </text:span><text:span text:style-name="T77">9</text:span><text:span text:style-name="T12">, which can be used to distinguish this format.</text:span></text:p>
      <text:h text:style-name="P86" text:outline-level="2"><text:span text:style-name="T104">Set</text:span> Date Event ID</text:h>
      <table:table table:name="Table9" table:style-name="Table9">
        <table:table-column table:style-name="Table9.A" table:number-columns-repeated="7"/>
        <table:table-column table:style-name="Table9.H"/>
        <table:table-header-rows>
          <table:table-row>
            <table:table-cell table:style-name="Table9.A1" office:value-type="string">
              <text:p text:style-name="P56">Byte 0</text:p>
            </table:table-cell>
            <table:table-cell table:style-name="Table9.A1" office:value-type="string">
              <text:p text:style-name="P56">Byte 1</text:p>
            </table:table-cell>
            <table:table-cell table:style-name="Table9.A1" office:value-type="string">
              <text:p text:style-name="P56">Byte 2</text:p>
            </table:table-cell>
            <table:table-cell table:style-name="Table9.A1" office:value-type="string">
              <text:p text:style-name="P56">Byte 3</text:p>
            </table:table-cell>
            <table:table-cell table:style-name="Table9.A1" office:value-type="string">
              <text:p text:style-name="P56">Byte 4</text:p>
            </table:table-cell>
            <table:table-cell table:style-name="Table9.A1" office:value-type="string">
              <text:p text:style-name="P56">Byte 5</text:p>
            </table:table-cell>
            <table:table-cell table:style-name="Table9.A1" office:value-type="string">
              <text:p text:style-name="P56">Byte 6</text:p>
            </table:table-cell>
            <table:table-cell table:style-name="Table9.H1" office:value-type="string">
              <text:p text:style-name="P56">Byte 7</text:p>
            </table:table-cell>
          </table:table-row>
        </table:table-header-rows>
        <table:table-row>
          <table:table-cell table:style-name="Table9.A2" table:number-columns-spanned="6" office:value-type="string">
            <text:p text:style-name="P52">Specific Upper Part</text:p>
          </table:table-cell>
          <table:covered-table-cell/>
          <table:covered-table-cell/>
          <table:covered-table-cell/>
          <table:covered-table-cell/>
          <table:covered-table-cell/>
          <table:table-cell table:style-name="Table9.A2" office:value-type="string">
            <text:p text:style-name="P52"><text:span text:style-name="T11">0x</text:span><text:span text:style-name="T63">A</text:span><text:span text:style-name="T11">0+Month</text:span><text:line-break/><text:span text:style-name="T11">0x</text:span><text:span text:style-name="T63">A</text:span><text:span text:style-name="T11">1-0x</text:span><text:span text:style-name="T63">A</text:span><text:span text:style-name="T11">C</text:span></text:p>
          </table:table-cell>
          <table:table-cell table:style-name="Table9.H2" office:value-type="string">
            <text:p text:style-name="P50">Day<text:line-break/>1-31</text:p>
          </table:table-cell>
        </table:table-row>
      </table:table>
      <text:p text:style-name="P40">The upper nibble of byte 6 is <text:span text:style-name="T103">A</text:span>, which can be used to distinguish this format.</text:p>
      <text:h text:style-name="P86" text:outline-level="2"><text:soft-page-break/>Set Year Event ID</text:h>
      <table:table table:name="Table10" table:style-name="Table10">
        <table:table-column table:style-name="Table10.A" table:number-columns-repeated="7"/>
        <table:table-column table:style-name="Table10.H"/>
        <table:table-header-rows>
          <table:table-row>
            <table:table-cell table:style-name="Table10.A1" office:value-type="string">
              <text:p text:style-name="P56">Byte 0</text:p>
            </table:table-cell>
            <table:table-cell table:style-name="Table10.A1" office:value-type="string">
              <text:p text:style-name="P56">Byte 1</text:p>
            </table:table-cell>
            <table:table-cell table:style-name="Table10.A1" office:value-type="string">
              <text:p text:style-name="P56">Byte 2</text:p>
            </table:table-cell>
            <table:table-cell table:style-name="Table10.A1" office:value-type="string">
              <text:p text:style-name="P56">Byte 3</text:p>
            </table:table-cell>
            <table:table-cell table:style-name="Table10.A1" office:value-type="string">
              <text:p text:style-name="P56">Byte 4</text:p>
            </table:table-cell>
            <table:table-cell table:style-name="Table10.A1" office:value-type="string">
              <text:p text:style-name="P56">Byte 5</text:p>
            </table:table-cell>
            <table:table-cell table:style-name="Table10.A1" office:value-type="string">
              <text:p text:style-name="P56">Byte 6</text:p>
            </table:table-cell>
            <table:table-cell table:style-name="Table10.H1" office:value-type="string">
              <text:p text:style-name="P56">Byte 7</text:p>
            </table:table-cell>
          </table:table-row>
        </table:table-header-rows>
        <table:table-row>
          <table:table-cell table:style-name="Table10.A2" table:number-columns-spanned="6" office:value-type="string">
            <text:p text:style-name="P52">Specific Upper Part</text:p>
          </table:table-cell>
          <table:covered-table-cell/>
          <table:covered-table-cell/>
          <table:covered-table-cell/>
          <table:covered-table-cell/>
          <table:covered-table-cell/>
          <table:table-cell table:style-name="Table10.G2" table:number-columns-spanned="2" office:value-type="string">
            <text:p text:style-name="P52">0x<text:span text:style-name="T104">B</text:span>000+Year</text:p>
            <text:p text:style-name="P52">0x<text:span text:style-name="T104">B</text:span>000-0x<text:span text:style-name="T104">B</text:span>FFF</text:p>
          </table:table-cell>
          <table:covered-table-cell/>
        </table:table-row>
      </table:table>
      <text:p text:style-name="P40">The upper nibble of byte 6 is <text:span text:style-name="T103">B</text:span>, which can be used to distinguish this format. </text:p>
      <text:p text:style-name="P40">The lower twelve bits are the year, 0AD to 4095AD. </text:p>
      <text:h text:style-name="P86" text:outline-level="2"><text:span text:style-name="T104">Set</text:span> Rate Event ID</text:h>
      <table:table table:name="Table11" table:style-name="Table11">
        <table:table-column table:style-name="Table11.A" table:number-columns-repeated="7"/>
        <table:table-column table:style-name="Table11.H"/>
        <table:table-header-rows>
          <table:table-row>
            <table:table-cell table:style-name="Table11.A1" office:value-type="string">
              <text:p text:style-name="P56">Byte 0</text:p>
            </table:table-cell>
            <table:table-cell table:style-name="Table11.A1" office:value-type="string">
              <text:p text:style-name="P56">Byte 1</text:p>
            </table:table-cell>
            <table:table-cell table:style-name="Table11.A1" office:value-type="string">
              <text:p text:style-name="P56">Byte 2</text:p>
            </table:table-cell>
            <table:table-cell table:style-name="Table11.A1" office:value-type="string">
              <text:p text:style-name="P56">Byte 3</text:p>
            </table:table-cell>
            <table:table-cell table:style-name="Table11.A1" office:value-type="string">
              <text:p text:style-name="P56">Byte 4</text:p>
            </table:table-cell>
            <table:table-cell table:style-name="Table11.A1" office:value-type="string">
              <text:p text:style-name="P56">Byte 5</text:p>
            </table:table-cell>
            <table:table-cell table:style-name="Table11.A1" office:value-type="string">
              <text:p text:style-name="P56">Byte 6</text:p>
            </table:table-cell>
            <table:table-cell table:style-name="Table11.H1" office:value-type="string">
              <text:p text:style-name="P56">Byte 7</text:p>
            </table:table-cell>
          </table:table-row>
        </table:table-header-rows>
        <table:table-row>
          <table:table-cell table:style-name="Table11.A2" table:number-columns-spanned="6" office:value-type="string">
            <text:p text:style-name="P52">Specific Upper Part</text:p>
          </table:table-cell>
          <table:covered-table-cell/>
          <table:covered-table-cell/>
          <table:covered-table-cell/>
          <table:covered-table-cell/>
          <table:covered-table-cell/>
          <table:table-cell table:style-name="Table11.G2" table:number-columns-spanned="2" office:value-type="string">
            <text:p text:style-name="P52">0x<text:span text:style-name="T104">C</text:span>000+Rate</text:p>
          </table:table-cell>
          <table:covered-table-cell/>
        </table:table-row>
      </table:table>
      <text:p text:style-name="Standard"><text:span text:style-name="T12">The upper nibble of byte 6 is </text:span><text:span text:style-name="T77">C</text:span><text:span text:style-name="T12">, which can be used to distinguish this format.</text:span></text:p>
      <text:h text:style-name="P95" text:outline-level="2"><text:span text:style-name="T117">Query</text:span> Event ID</text:h>
      <table:table table:name="Table12" table:style-name="Table12">
        <table:table-column table:style-name="Table12.A" table:number-columns-repeated="7"/>
        <table:table-column table:style-name="Table12.H"/>
        <table:table-header-rows>
          <table:table-row>
            <table:table-cell table:style-name="Table12.A1" office:value-type="string">
              <text:p text:style-name="P57">Byte 0</text:p>
            </table:table-cell>
            <table:table-cell table:style-name="Table12.A1" office:value-type="string">
              <text:p text:style-name="P57">Byte 1</text:p>
            </table:table-cell>
            <table:table-cell table:style-name="Table12.A1" office:value-type="string">
              <text:p text:style-name="P57">Byte 2</text:p>
            </table:table-cell>
            <table:table-cell table:style-name="Table12.A1" office:value-type="string">
              <text:p text:style-name="P57">Byte 3</text:p>
            </table:table-cell>
            <table:table-cell table:style-name="Table12.A1" office:value-type="string">
              <text:p text:style-name="P57">Byte 4</text:p>
            </table:table-cell>
            <table:table-cell table:style-name="Table12.A1" office:value-type="string">
              <text:p text:style-name="P57">Byte 5</text:p>
            </table:table-cell>
            <table:table-cell table:style-name="Table12.A1" office:value-type="string">
              <text:p text:style-name="P57">Byte 6</text:p>
            </table:table-cell>
            <table:table-cell table:style-name="Table12.H1" office:value-type="string">
              <text:p text:style-name="P57">Byte 7</text:p>
            </table:table-cell>
          </table:table-row>
        </table:table-header-rows>
        <table:table-row>
          <table:table-cell table:style-name="Table12.A2" table:number-columns-spanned="6" office:value-type="string">
            <text:p text:style-name="P53">Specific Upper Part</text:p>
          </table:table-cell>
          <table:covered-table-cell/>
          <table:covered-table-cell/>
          <table:covered-table-cell/>
          <table:covered-table-cell/>
          <table:covered-table-cell/>
          <table:table-cell table:style-name="Table12.G2" table:number-columns-spanned="2" office:value-type="string">
            <text:p text:style-name="P53">0x<text:span text:style-name="T103">F000</text:span></text:p>
          </table:table-cell>
          <table:covered-table-cell/>
        </table:table-row>
      </table:table>
      <text:p text:style-name="P47"/>
      <text:h text:style-name="P86" text:outline-level="2"><text:change-end text:change-id="ct94460396025856"/>Stop/Start <text:change-start text:change-id="ct94460394255968"/><text:span text:style-name="T5">Event ID</text:span><text:change-end text:change-id="ct94460394255968"/><text:change text:change-id="ct94460396037136"/><text:change text:change-id="ct94460396054352"/></text:h>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6" office:value-type="string">
            <text:p text:style-name="Table_20_Contents">Specific Upper Part</text:p>
          </table:table-cell>
          <table:covered-table-cell/>
          <table:covered-table-cell/>
          <table:covered-table-cell/>
          <table:covered-table-cell/>
          <table:covered-table-cell/>
          <table:table-cell table:style-name="Table5.G2" table:number-columns-spanned="2" office:value-type="string">
            <text:p text:style-name="Table_20_Contents">Stop 0x<text:change text:change-id="ct94460395311168"/><text:change-start text:change-id="ct94460395338064"/><text:span text:style-name="T17">F</text:span><text:change-end text:change-id="ct94460395338064"/>001<text:change text:change-id="ct94460395338368"/></text:p>
            <text:p text:style-name="Table_20_Contents">Start 0x<text:change-start text:change-id="ct94460395332016"/><text:span text:style-name="T17">F</text:span><text:change-end text:change-id="ct94460395332016"/><text:change text:change-id="ct94460395332528"/>002</text:p>
          </table:table-cell>
          <table:covered-table-cell/>
        </table:table-row>
      </table:table>
      <text:p text:style-name="P7"><text:change text:change-id="ct94460395337520"/><text:change text:change-id="ct94460396049136"/><text:change text:change-id="ct94460396057984"/><text:change text:change-id="ct94460395308544"/><text:change-start text:change-id="ct94460395337040"/></text:p>
      <text:h text:style-name="P89" text:outline-level="2"><text:span text:style-name="T114">Date Rollover</text:span> <text:span text:style-name="T5">Event ID</text:span></text:h>
      <table:table table:name="Table14" table:style-name="Table14">
        <table:table-column table:style-name="Table14.A" table:number-columns-repeated="7"/>
        <table:table-column table:style-name="Table14.H"/>
        <table:table-header-rows>
          <table:table-row>
            <table:table-cell table:style-name="Table14.A1" office:value-type="string">
              <text:p text:style-name="P58">Byte 0</text:p>
            </table:table-cell>
            <table:table-cell table:style-name="Table14.A1" office:value-type="string">
              <text:p text:style-name="P58">Byte 1</text:p>
            </table:table-cell>
            <table:table-cell table:style-name="Table14.A1" office:value-type="string">
              <text:p text:style-name="P58">Byte 2</text:p>
            </table:table-cell>
            <table:table-cell table:style-name="Table14.A1" office:value-type="string">
              <text:p text:style-name="P58">Byte 3</text:p>
            </table:table-cell>
            <table:table-cell table:style-name="Table14.A1" office:value-type="string">
              <text:p text:style-name="P58">Byte 4</text:p>
            </table:table-cell>
            <table:table-cell table:style-name="Table14.A1" office:value-type="string">
              <text:p text:style-name="P58">Byte 5</text:p>
            </table:table-cell>
            <table:table-cell table:style-name="Table14.A1" office:value-type="string">
              <text:p text:style-name="P58">Byte 6</text:p>
            </table:table-cell>
            <table:table-cell table:style-name="Table14.H1" office:value-type="string">
              <text:p text:style-name="P58">Byte 7</text:p>
            </table:table-cell>
          </table:table-row>
        </table:table-header-rows>
        <table:table-row>
          <table:table-cell table:style-name="Table14.A2" table:number-columns-spanned="6" office:value-type="string">
            <text:p text:style-name="P55">Specific Upper Part</text:p>
          </table:table-cell>
          <table:covered-table-cell/>
          <table:covered-table-cell/>
          <table:covered-table-cell/>
          <table:covered-table-cell/>
          <table:covered-table-cell/>
          <table:table-cell table:style-name="Table14.G2" table:number-columns-spanned="2" office:value-type="string">
            <text:p text:style-name="P55">0x<text:span text:style-name="T17">F</text:span>00<text:span text:style-name="T114">3</text:span></text:p>
          </table:table-cell>
          <table:covered-table-cell/>
        </table:table-row>
      </table:table>
      <text:p text:style-name="P7"><text:change-end text:change-id="ct94460395337040"/><text:change-start text:change-id="ct94460395314752"/></text:p>
      <text:h text:style-name="P8" text:outline-level="2"><text:soft-page-break/>Undefined/Reserved <text:span text:style-name="T18">Event ID</text:span><text:change-end text:change-id="ct94460395314752"/><text:change text:change-id="ct94460377608848"/><text:change-start text:change-id="ct94460376034720"/><text:span text:style-name="T18">s</text:span></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57">Byte 0</text:p>
            </table:table-cell>
            <table:table-cell table:style-name="Table13.A1" office:value-type="string">
              <text:p text:style-name="P57">Byte 1</text:p>
            </table:table-cell>
            <table:table-cell table:style-name="Table13.A1" office:value-type="string">
              <text:p text:style-name="P57">Byte 2</text:p>
            </table:table-cell>
            <table:table-cell table:style-name="Table13.A1" office:value-type="string">
              <text:p text:style-name="P57">Byte 3</text:p>
            </table:table-cell>
            <table:table-cell table:style-name="Table13.A1" office:value-type="string">
              <text:p text:style-name="P57">Byte 4</text:p>
            </table:table-cell>
            <table:table-cell table:style-name="Table13.A1" office:value-type="string">
              <text:p text:style-name="P57">Byte 5</text:p>
            </table:table-cell>
            <table:table-cell table:style-name="Table13.A1" office:value-type="string">
              <text:p text:style-name="P57">Byte 6</text:p>
            </table:table-cell>
            <table:table-cell table:style-name="Table13.H1" office:value-type="string">
              <text:p text:style-name="P57">Byte 7</text:p>
            </table:table-cell>
          </table:table-row>
        </table:table-header-rows>
        <table:table-row>
          <table:table-cell table:style-name="Table13.A2" table:number-columns-spanned="6" office:value-type="string">
            <text:p text:style-name="P53">Specific Upper Part</text:p>
          </table:table-cell>
          <table:covered-table-cell/>
          <table:covered-table-cell/>
          <table:covered-table-cell/>
          <table:covered-table-cell/>
          <table:covered-table-cell/>
          <table:table-cell table:style-name="Table13.G2" table:number-columns-spanned="2" office:value-type="string">
            <text:p text:style-name="P54">All byte 6 and byte 7 values not defined above</text:p>
          </table:table-cell>
          <table:covered-table-cell/>
        </table:table-row>
      </table:table>
      <text:p text:style-name="P9"><text:change-end text:change-id="ct94460376034720"/><text:change text:change-id="ct94460395312208"/><text:change text:change-id="ct94460395312976"/><text:change-start text:change-id="ct94460395315600"/>All undefined byte 6 and byte 7 values are reserved for future use. <text:span text:style-name="T108">They shall not be sent. If received, they shall be ignored.</text:span><text:change-end text:change-id="ct94460395315600"/></text:p>
      <text:h text:style-name="Heading_20_1" text:outline-level="1">States (Normative)</text:h>
      <text:p text:style-name="Standard">Each clock has an independent <text:change-start text:change-id="ct94460395313376"/>current time, independent <text:change-end text:change-id="ct94460395313376"/>running/stopped state and an independent rate.</text:p>
      <text:p text:style-name="Standard">When the clock is in stopped state, it<text:change-start text:change-id="ct94460366207904"/>’<text:change-end text:change-id="ct94460366207904"/>s <text:change text:change-id="ct94460394891536"/>time is not changing.</text:p>
      <text:p text:style-name="Standard">When the clock is in running state, it<text:change-start text:change-id="ct94460364774176"/>’<text:change-end text:change-id="ct94460364774176"/>s internal time is advancing <text:change text:change-id="ct94460392124496"/><text:change-start text:change-id="ct94460376246576"/><text:span text:style-name="T118">&lt;</text:span><text:change-end text:change-id="ct94460376246576"/>rate<text:change-start text:change-id="ct94460366152128"/><text:span text:style-name="T118">&gt;</text:span><text:change-end text:change-id="ct94460366152128"/> <text:change text:change-id="ct94460344927248"/><text:change-start text:change-id="ct94460414511440"/><text:span text:style-name="T118">times</text:span><text:change-end text:change-id="ct94460414511440"/> as fast as normal time.<text:change text:change-id="ct94460395330944"/></text:p>
      <text:h text:style-name="Heading_20_1" text:outline-level="1">Interactions (Normative)<text:change text:change-id="ct94460395316096"/><text:change-start text:change-id="ct94460395319216"/></text:h>
      <text:h text:style-name="P91" text:outline-level="2">Startup</text:h>
      <text:p text:style-name="P11"><text:span text:style-name="T105">When a clock generator starts to operate, it shall send a Producer </text:span>Range <text:span text:style-name="T105">Identified </text:span><text:change-end text:change-id="ct94460395319216"/><text:change-start text:change-id="ct94460366306640"/><text:span text:style-name="T105">and a Consumer Range Identified </text:span><text:change-end text:change-id="ct94460366306640"/><text:change-start text:change-id="ct94460377038624"/><text:span text:style-name="T105">message covering the whole </text:span>16-bit range of the clock’s 6-byte “Specific Upper Part”. <text:change-end text:change-id="ct94460377038624"/><text:change text:change-id="ct94460395321072"/><text:change text:change-id="ct94460395319520"/><text:change-start text:change-id="ct94460395322464"/><text:span text:style-name="T106">C</text:span><text:change-end text:change-id="ct94460395322464"/><text:change-start text:change-id="ct94460395353632"/><text:span text:style-name="T106">l</text:span><text:change-end text:change-id="ct94460395353632"/><text:change-start text:change-id="ct94460395356128"/><text:span text:style-name="T106">ock consumers shall send either a Consumer Range Identified message covering the </text:span>whole 16-bit range of the clock’s 6-byte “Specific Upper Part” <text:span text:style-name="T102">or individual Consumer Identified messages for each individual time event consumed.</text:span><text:change-end text:change-id="ct94460395356128"/><text:change-start text:change-id="ct94460395356816"/></text:p>
      <text:p text:style-name="P15"><text:change-end text:change-id="ct94460395356816"/><text:change text:change-id="ct94460395357264"/><text:change text:change-id="ct94460395357040"/><text:change-start text:change-id="ct94460337133408"/>When a clock generator starts to operate<text:change-end text:change-id="ct94460337133408"/><text:change-start text:change-id="ct94460394911456"/>, it <text:change-end text:change-id="ct94460394911456"/><text:change-start text:change-id="ct94460395354224"/>shall also send the sequence specified in section <text:bookmark-ref text:reference-format="chapter" text:ref-name="__RefHeading___Toc8533_1919944447">6.3</text:bookmark-ref><text:s/><text:bookmark-ref text:reference-format="direction" text:ref-name="__RefHeading___Toc8533_1919944447">below</text:bookmark-ref><text:s/>as <text:change-end text:change-id="ct94460395354224"/><text:change-start text:change-id="ct94460395359680"/>if an <text:span text:style-name="T85"><office:annotation office:name="__Annotation__5530_3643500843"><dc:creator>Balazs Racz</dc:creator><dc:date>2018-09-10T23:04:00.992822960</dc:date><loext:sender-initials>BR</loext:sender-initials><text:p text:style-name="P110"><text:span text:style-name="T123">Did we want to replace this with Event Report?</text:span></text:p></office:annotation></text:span><text:span text:style-name="T85">Identify Producer</text:span><text:change-end text:change-id="ct94460395359680"/><text:change-start text:change-id="ct94460414731440"/><office:annotation-end office:name="__Annotation__5530_3643500843"/><text:change-end text:change-id="ct94460414731440"/><text:change-start text:change-id="ct94460410296720"/><text:span text:style-name="T85"> message using the</text:span><text:span text:style-name="T84"> Event ID </text:span><text:span text:style-name="T69">XX.XX.XX.XX.XX.XX.</text:span><text:span text:style-name="T31">F</text:span><text:span text:style-name="T69">0.00 </text:span><text:span text:style-name="T67">had been received.</text:span><text:change-end text:change-id="ct94460410296720"/><text:change-start text:change-id="ct94460395364496"/></text:p>
      <text:h text:style-name="P92" text:outline-level="2"><text:bookmark-start text:name="__RefHeading___Toc9049_843294464"/>Clock Report<text:bookmark-end text:name="__RefHeading___Toc9049_843294464"/></text:h>
      <text:p text:style-name="P16"><text:span text:style-name="T79">W</text:span><text:span text:style-name="T12">hile running, a clock generator shall send a Report Time </text:span><text:span text:style-name="T79">E</text:span><text:span text:style-name="T12">vent </text:span><text:span text:style-name="T80">no more frequently than</text:span><text:span text:style-name="T82"> </text:span><text:span text:style-name="T12">once per real world minute </text:span><text:span text:style-name="T87">and </text:span><text:span text:style-name="T81">no less frequently than</text:span><text:span text:style-name="T87"> once per real world hour </text:span><text:span text:style-name="T79">with the following exceptions:</text:span></text:p>
      <text:list xml:id="list1361369812" text:style-name="L8">
        <text:list-item>
          <text:p text:style-name="P79"><text:span text:style-name="T113">T</text:span>he <text:span text:style-name="T3">interaction described in section </text:span><text:span text:style-name="T3"><text:bookmark-ref text:reference-format="chapter" text:ref-name="__RefHeading___Toc8533_1919944447">6.3</text:bookmark-ref></text:span><text:s/><text:bookmark-ref text:reference-format="direction" text:ref-name="__RefHeading___Toc8533_1919944447">below</text:bookmark-ref><text:s/><text:span text:style-name="T25">requires it.</text:span><text:change-end text:change-id="ct94460395364496"/><text:change text:change-id="ct94460395364800"/><text:change-start text:change-id="ct94460395376000"/></text:p>
        </text:list-item>
        <text:list-item>
          <text:p text:style-name="P79">The clock generator has previously received a Consumer Identified message for a specific Report <text:change-end text:change-id="ct94460395376000"/><text:change text:change-id="ct94460409824256"/><text:change-start text:change-id="ct94460371276800"/><text:span text:style-name="T26">T</text:span>ime Event, in which case it will <text:span text:style-name="T59">always generate this event when appropriate.</text:span></text:p>
        </text:list-item>
      </text:list>
      <text:p text:style-name="P16"><text:span text:style-name="T83">It is the responsibility of clock consumer</text:span><text:span text:style-name="T78">s</text:span><text:span text:style-name="T83"> to keep track of intermediate time between Report Time Events. </text:span><text:span text:style-name="T28">The standard purposely does not define how a clock consumer internally implements time.</text:span><text:change-end text:change-id="ct94460371276800"/><text:change-start text:change-id="ct94460395373600"/></text:p>
      <text:p text:style-name="P17"><text:soft-page-break/><text:span text:style-name="T28">W</text:span><text:span text:style-name="T27">hile running, a clock generator</text:span><text:change-end text:change-id="ct94460395373600"/><text:change-start text:change-id="ct94460395378080"/><text:span text:style-name="T27"> shall send a Date Rollover Event immediately prior to</text:span><text:change-end text:change-id="ct94460395378080"/><text:change-start text:change-id="ct94460395376224"/><text:span text:style-name="T27"> a rollover in the progression of time </text:span><text:change-end text:change-id="ct94460395376224"/><text:change text:change-id="ct94460380603952"/><text:change-start text:change-id="ct94460361698880"/><text:span text:style-name="T92">in either direction through</text:span><text:change-end text:change-id="ct94460361698880"/><text:change-start text:change-id="ct94460381001056"/><text:span text:style-name="T27"> hour 0 and minute 0</text:span><text:change-end text:change-id="ct94460381001056"/><text:change-start text:change-id="ct94460395379744"/><text:span text:style-name="T27"> and </text:span><text:change-end text:change-id="ct94460395379744"/><text:change-start text:change-id="ct94460395386992"/><text:span text:style-name="T27">three real seconds later send </text:span><text:span text:style-name="T87">Report Year and </text:span><text:span text:style-name="T27">Report </text:span><text:span text:style-name="T87">Date Event</text:span><text:span text:style-name="T27">s</text:span><text:span text:style-name="T87">.</text:span><text:change-end text:change-id="ct94460395386992"/><text:change text:change-id="ct94460395387296"/><text:change-start text:change-id="ct94460395386112"/></text:p>
      <text:h text:style-name="P93" text:outline-level="2"><text:bookmark-start text:name="__RefHeading___Toc8533_1919944447"/>Clock Query<text:bookmark-end text:name="__RefHeading___Toc8533_1919944447"/></text:h>
      <text:p text:style-name="P18"><text:span text:style-name="T78">If a clock </text:span><text:span text:style-name="T86">generator</text:span><text:span text:style-name="T85"> receives an Identify Producer message using the</text:span><text:span text:style-name="T84"> Event ID </text:span><text:span text:style-name="T69">XX.XX.XX.XX.XX.XX.</text:span><text:span text:style-name="T31">F</text:span><text:span text:style-name="T69">0.00, </text:span><text:span text:style-name="T29">it shall respond with </text:span><text:change-end text:change-id="ct94460395386112"/><text:change-start text:change-id="ct94460331704048"/><text:span text:style-name="T74">the followi</text:span><text:change-end text:change-id="ct94460331704048"/><text:change-start text:change-id="ct94460393086416"/><text:span text:style-name="T74">ng sequence of messages with the last valid events of the given group, in this specific order:</text:span><text:change-end text:change-id="ct94460393086416"/><text:change text:change-id="ct94460371727888"/><text:change-start text:change-id="ct94460391227664"/></text:p>
      <text:list xml:id="list231611336500813" text:continue-list="list2967890557" text:style-name="L2">
        <text:list-item text:start-value="1">
          <text:p text:style-name="P80"><text:change-end text:change-id="ct94460391227664"/><text:change text:change-id="ct94460364843696"/><text:change-start text:change-id="ct94460375229536"/>Producer Identified Unknown <text:span text:style-name="T69">XX.XX.XX.XX.XX.XX.</text:span><text:span text:style-name="T67">F</text:span><text:span text:style-name="T69">0.00</text:span><text:change-end text:change-id="ct94460375229536"/><text:change-start text:change-id="ct94460389912576"/><text:span text:style-name="T69">,</text:span><text:change-end text:change-id="ct94460389912576"/><text:change-start text:change-id="ct94460399010352"/></text:p>
        </text:list-item>
        <text:list-item>
          <text:p text:style-name="P80"><text:change-end text:change-id="ct94460399010352"/><text:change text:change-id="ct94460378350336"/><text:change-start text:change-id="ct94460389346240"/>Producer Identified Valid <text:change-end text:change-id="ct94460389346240"/><text:change-start text:change-id="ct94460377140496"/><text:span text:style-name="T34">for </text:span><text:change-end text:change-id="ct94460377140496"/><text:change-start text:change-id="ct94460389987824"/>Start or Stop<text:change-end text:change-id="ct94460389987824"/><text:change-start text:change-id="ct94460365875520"/> <text:span text:style-name="T34">Event ID</text:span><text:change-end text:change-id="ct94460365875520"/><text:change-start text:change-id="ct94460376431552"/><text:span text:style-name="T34">,</text:span><text:change-end text:change-id="ct94460376431552"/><text:change-start text:change-id="ct94460389829360"/></text:p>
        </text:list-item>
        <text:list-item>
          <text:p text:style-name="P80"><text:change-end text:change-id="ct94460389829360"/><text:change text:change-id="ct94460395925680"/><text:change-start text:change-id="ct94460341654464"/>Producer Identified Valid <text:change-end text:change-id="ct94460341654464"/><text:change-start text:change-id="ct94460378221696"/><text:span text:style-name="T34">for </text:span><text:change-end text:change-id="ct94460378221696"/><text:change-start text:change-id="ct94460371779648"/>Report Rate<text:change-end text:change-id="ct94460371779648"/><text:change-start text:change-id="ct94460379666128"/> <text:span text:style-name="T34">event</text:span><text:change-end text:change-id="ct94460379666128"/><text:change-start text:change-id="ct94460408231232"/><text:span text:style-name="T34">,</text:span><text:change-end text:change-id="ct94460408231232"/><text:change-start text:change-id="ct94460379263552"/></text:p>
        </text:list-item>
        <text:list-item>
          <text:p text:style-name="P73"><text:change-end text:change-id="ct94460379263552"/><text:change text:change-id="ct94460377303088"/><text:change-start text:change-id="ct94460378014320"/><text:span text:style-name="T33">Producer Identified Valid </text:span><text:change-end text:change-id="ct94460378014320"/><text:change-start text:change-id="ct94460379894128"/><text:span text:style-name="T33">for </text:span><text:change-end text:change-id="ct94460379894128"/><text:change-start text:change-id="ct94460377558784"/>Report Year<text:change-end text:change-id="ct94460377558784"/><text:change-start text:change-id="ct94460394154064"/> <text:span text:style-name="T34">event</text:span><text:change-end text:change-id="ct94460394154064"/><text:change-start text:change-id="ct94460364751408"/><text:span text:style-name="T34">,</text:span><text:change-end text:change-id="ct94460364751408"/><text:change-start text:change-id="ct94460377013632"/></text:p>
        </text:list-item>
        <text:list-item>
          <text:p text:style-name="P73"><text:change-end text:change-id="ct94460377013632"/><text:change text:change-id="ct94460377835216"/><text:change-start text:change-id="ct94460378923536"/><text:span text:style-name="T33">Producer Identified Valid </text:span><text:change-end text:change-id="ct94460378923536"/><text:change-start text:change-id="ct94460371555168"/><text:span text:style-name="T33">for </text:span><text:change-end text:change-id="ct94460371555168"/><text:change-start text:change-id="ct94460351187744"/>Report Date<text:change-end text:change-id="ct94460351187744"/><text:change-start text:change-id="ct94460395385056"/> <text:span text:style-name="T34">event</text:span><text:change-end text:change-id="ct94460395385056"/><text:change-start text:change-id="ct94460377430928"/><text:span text:style-name="T34">,</text:span><text:change-end text:change-id="ct94460377430928"/><text:change-start text:change-id="ct94460376112624"/></text:p>
        </text:list-item>
        <text:list-item>
          <text:p text:style-name="P80"><text:change-end text:change-id="ct94460376112624"/><text:change text:change-id="ct94460375801504"/><text:change-start text:change-id="ct94460378963584"/>Producer Identified Valid <text:change-end text:change-id="ct94460378963584"/><text:change-start text:change-id="ct94460377645072"/><text:span text:style-name="T34">for </text:span><text:change-end text:change-id="ct94460377645072"/><text:change-start text:change-id="ct94460377585440"/>Report Time<text:change-end text:change-id="ct94460377585440"/><text:change-start text:change-id="ct94460379693712"/> <text:span text:style-name="T34">event</text:span><text:change-end text:change-id="ct94460379693712"/><text:change-start text:change-id="ct94460371196464"/><text:span text:style-name="T34">,</text:span><text:change-end text:change-id="ct94460371196464"/><text:change-start text:change-id="ct94460380148560"/></text:p>
        </text:list-item>
        <text:list-item>
          <text:p text:style-name="P80">Producer/Consumer Event Report<text:change-end text:change-id="ct94460380148560"/><text:change-start text:change-id="ct94460378910496"/> <text:span text:style-name="T34">for Report</text:span><text:change-end text:change-id="ct94460378910496"/><text:change-start text:change-id="ct94460363307408"/> Time<text:change-end text:change-id="ct94460363307408"/><text:change text:change-id="ct94460403540096"/><text:change-start text:change-id="ct94460379823872"/> <text:span text:style-name="T34">event </text:span><text:change-end text:change-id="ct94460379823872"/><text:change-start text:change-id="ct94460389969232"/><text:span text:style-name="T34">for next minute</text:span><text:change-end text:change-id="ct94460389969232"/><text:change text:change-id="ct94460380073696"/><text:change-start text:change-id="ct94460377556016"/><text:span text:style-name="T34">, </text:span><text:change-end text:change-id="ct94460377556016"/><text:change-start text:change-id="ct94460365856448"/><text:span text:style-name="T34">when it becomes</text:span> valid<text:change-end text:change-id="ct94460365856448"/><text:change text:change-id="ct94460364677168"/><text:change-start text:change-id="ct94460372356864"/>.<text:change-end text:change-id="ct94460372356864"/><text:change-start text:change-id="ct94460375129760"/></text:p>
        </text:list-item>
      </text:list>
      <text:h text:style-name="P94" text:outline-level="2">C<text:change-end text:change-id="ct94460375129760"/><text:change-start text:change-id="ct94460395396464"/><text:span text:style-name="T111">l</text:span><text:change-end text:change-id="ct94460395396464"/><text:change-start text:change-id="ct94460395970928"/>ock Set</text:h>
      <text:p text:style-name="P103"><text:change-end text:change-id="ct94460395970928"/><text:change-start text:change-id="ct94460377089488"/>Any node may configure a clock generator. </text:p>
      <text:p text:style-name="P103"><text:change-end text:change-id="ct94460377089488"/><text:change-start text:change-id="ct94460396002288"/>If a Set Rate Event is received by the clock generator, the clock generator's rate may be, but is not required to be, set to the rate embedded in the event. If the clock producer does not support the requested rate, it shall move to the closest non-zero supported rate. The rate may be set while the clock is running or stopped.</text:p>
      <text:p text:style-name="P21"><text:change-end text:change-id="ct94460396002288"/><text:change text:change-id="ct94460378034176"/><text:change-start text:change-id="ct94460378988128"/><text:span text:style-name="T19">If a Start or Stop, Set Rate, Set Year, Set Date, or Set Time Event is received, the clock generator </text:span><text:change-end text:change-id="ct94460378988128"/><text:change-start text:change-id="ct94460378778512"/><text:span text:style-name="T19">shall </text:span><text:change-end text:change-id="ct94460378778512"/><text:change-start text:change-id="ct94460377626000"/><text:span text:style-name="T19">make</text:span><text:change-end text:change-id="ct94460377626000"/><text:change text:change-id="ct94460372108176"/><text:change-start text:change-id="ct94460330786304"/><text:span text:style-name="T19"> the change effective </text:span><text:span text:style-name="T55">immediately,</text:span><text:change-end text:change-id="ct94460330786304"/><text:change-start text:change-id="ct94460379321584"/><text:span text:style-name="T55"> </text:span><text:span text:style-name="T58">and</text:span><text:change-end text:change-id="ct94460379321584"/><text:change-start text:change-id="ct94460389912800"/><text:span text:style-name="T55"> </text:span><text:change-end text:change-id="ct94460389912800"/><text:change text:change-id="ct94460392995200"/><text:change-start text:change-id="ct94460375691232"/><text:span text:style-name="T58">produce </text:span><text:change-end text:change-id="ct94460375691232"/><text:change-start text:change-id="ct94460376681712"/><text:span text:style-name="T35">the effective Report Rate, Report Year, Report Date, or Report Time Event</text:span><text:span text:style-name="T55">. </text:span><text:span text:style-name="T56">Three</text:span><text:span text:style-name="T22"> seconds after the last Start or Stop, Set Rate, Set Year, Set Date, and/or Set Time has been received, the sequence of messages defined in section </text:span><text:span text:style-name="T22"><text:bookmark-ref text:reference-format="chapter" text:ref-name="__RefHeading___Toc8533_1919944447">6.3</text:bookmark-ref></text:span><text:span text:style-name="T22"><text:s/></text:span><text:span text:style-name="T22"><text:bookmark-ref text:reference-format="direction" text:ref-name="__RefHeading___Toc8533_1919944447">above</text:bookmark-ref></text:span><text:span text:style-name="T22"><text:s/>shall be sent.</text:span><text:change-end text:change-id="ct94460376681712"/><text:change text:change-id="ct94460394648272"/><text:change text:change-id="ct94460394647968"/><text:change text:change-id="ct94460394647664"/><text:change text:change-id="ct94460394647360"/><text:change text:change-id="ct94460394647056"/><text:change text:change-id="ct94460394646752"/><text:change text:change-id="ct94460394646448"/><text:change text:change-id="ct94460394646144"/><text:change text:change-id="ct94460394645840"/><text:change text:change-id="ct94460394645536"/><text:change text:change-id="ct94460394645232"/><text:change text:change-id="ct94460395429984"/><text:change text:change-id="ct94460395429680"/><text:change text:change-id="ct94460395429376"/><text:change text:change-id="ct94460395429072"/><text:change text:change-id="ct94460395428768"/><text:change text:change-id="ct94460395428464"/><text:change text:change-id="ct94460395428160"/><text:change text:change-id="ct94460395427856"/><text:change text:change-id="ct94460395427552"/><text:change text:change-id="ct94460395427248"/><text:change text:change-id="ct94460395426944"/><text:change text:change-id="ct94460395426640"/><text:change text:change-id="ct94460395426336"/><text:change text:change-id="ct94460395426032"/><text:change text:change-id="ct94460395425728"/><text:change text:change-id="ct94460395425424"/><text:change text:change-id="ct94460395425120"/><text:change text:change-id="ct94460395424816"/><text:change text:change-id="ct94460395424512"/><text:change text:change-id="ct94460395424208"/><text:change text:change-id="ct94460395423904"/><text:change text:change-id="ct94460395423600"/><text:change text:change-id="ct94460395423296"/><text:change text:change-id="ct94460395422992"/><text:change text:change-id="ct94460395422688"/><text:change text:change-id="ct94460395422384"/><text:change text:change-id="ct94460395422080"/><text:change text:change-id="ct94460395421776"/><text:change text:change-id="ct94460395421472"/><text:change text:change-id="ct94460395421168"/><text:change text:change-id="ct94460395420864"/><text:change text:change-id="ct94460395420560"/><text:change text:change-id="ct94460395420256"/><text:change text:change-id="ct94460395419952"/><text:change text:change-id="ct94460395419648"/><text:change text:change-id="ct94460395419344"/><text:change text:change-id="ct94460395419040"/><text:change text:change-id="ct94460395418736"/><text:change text:change-id="ct94460395418432"/><text:change text:change-id="ct94460395418128"/><text:change text:change-id="ct94460395417824"/><text:change text:change-id="ct94460395417520"/><text:change text:change-id="ct94460395417216"/><text:change text:change-id="ct94460395416912"/><text:change text:change-id="ct94460395416608"/><text:change text:change-id="ct94460395416304"/><text:change text:change-id="ct94460395416000"/><text:change text:change-id="ct94460395415696"/><text:change text:change-id="ct94460395415392"/><text:change text:change-id="ct94460395414016"/><text:change text:change-id="ct94460395413712"/><text:change text:change-id="ct94460395393776"/><text:change text:change-id="ct94460395393472"/><text:change text:change-id="ct94460395393168"/></text:p>
      <text:p text:style-name="P4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text:s/>1 Introduction (Informative)<text:tab/>1</text:p>
          <text:p text:style-name="P59"><text:s/>2 Intended Use (Informative)<text:tab/>1</text:p>
          <text:p text:style-name="P59"><text:s/>3 References and Context (Normative)<text:tab/>2</text:p>
          <text:p text:style-name="P59"><text:s/>4 Message Formats (Normative)<text:tab/>2</text:p>
          <text:p text:style-name="P60"><text:s/>4.1 Report Time Event ID<text:tab/>2</text:p>
          <text:p text:style-name="P60"><text:s/>4.2 Report Date Event ID<text:tab/>3</text:p>
          <text:p text:style-name="P60"><text:s/>4.3 Report Year Event ID<text:tab/>3</text:p>
          <text:p text:style-name="P60"><text:s/>4.4 Report Rate Event ID<text:tab/>3</text:p>
          <text:p text:style-name="P60"><text:s/>4.5 Set Time Event ID<text:tab/>3</text:p>
          <text:p text:style-name="P60"><text:s/>4.6 Set Date Event ID<text:tab/>3</text:p>
          <text:p text:style-name="P60"><text:s/>4.7 Set Year Event ID<text:tab/>4</text:p>
          <text:p text:style-name="P60"><text:s/>4.8 Set Rate Event ID<text:tab/>4</text:p>
          <text:p text:style-name="P60"><text:s/>4.9 <text:span text:style-name="T36">Query Event ID</text:span><text:tab/>4</text:p>
          <text:p text:style-name="P60"><text:s/>4.10 Stop/Start Event ID<text:tab/>4</text:p>
          <text:p text:style-name="P60"><text:s/>4.11 Date Rollover Event ID<text:tab/>4</text:p>
          <text:p text:style-name="P60"><text:s/>4.12 Undefined/Reserved Event ID’s<text:tab/>5</text:p>
          <text:p text:style-name="P59"><text:s/>5 States (Normative)<text:tab/>5</text:p>
          <text:p text:style-name="P59"><text:s/>6 Interactions (Normative)<text:tab/>5</text:p>
          <text:p text:style-name="P60"><text:s/>6.1 Startup<text:tab/>5</text:p>
          <text:p text:style-name="P60"><text:s/>6.2 Clock Report<text:tab/>5</text:p>
          <text:p text:style-name="P60"><text:s/>6.3 Clock Query<text:tab/>6</text:p>
          <text:p text:style-name="P60"><text:s/>6.4 Clock Set<text:tab/>6</text:p>
        </text:index-body>
      </text:table-of-conten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07b250"/>
    </style:style>
    <style:style style:name="MT3" style:family="text">
      <style:text-properties fo:font-size="8pt" style:font-size-asian="8pt" style:font-size-complex="8pt"/>
    </style:style>
    <style:style style:name="MT4" style:family="text">
      <style:text-properties fo:font-size="8pt" officeooo:rsid="0007b250" style:font-size-asian="8pt" style:font-size-complex="8pt"/>
    </style:style>
    <style:style style:name="MT5" style:family="text">
      <style:text-properties officeooo:rsid="000c3964"/>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94460395772944" text:id="ct94460395772944">
            <text:insertion>
              <office:change-info>
                <dc:creator>Stuart Baker</dc:creator>
                <dc:date>2018-09-01T12:49:00</dc:date>
              </office:change-info>
            </text:insertion>
          </text:changed-region>
          <text:changed-region xml:id="ct94460395773328" text:id="ct94460395773328">
            <text:deletion>
              <office:change-info>
                <dc:creator>Stuart Baker</dc:creator>
                <dc:date>2018-09-01T12:50:00</dc:date>
              </office:change-info>
              <text:p text:style-name="MP1">Broadcast</text:p>
            </text:deletion>
          </text:changed-region>
          <text:changed-region xml:id="ct94460395775312" text:id="ct94460395775312">
            <text:insertion>
              <office:change-info>
                <dc:creator>Stuart Baker</dc:creator>
                <dc:date>2018-09-01T12:50:00</dc:date>
              </office:change-info>
            </text:insertion>
          </text:changed-region>
        </text:tracked-changes>
        <text:p text:style-name="MP1"><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start text:change-id="ct94460395772944"/><text:span text:style-name="MT2">Simple </text:span><text:change-end text:change-id="ct94460395772944"/>Time <text:change text:change-id="ct94460395773328"/><text:change-start text:change-id="ct94460395775312"/><text:span text:style-name="MT2">Protocol</text:span><text:change-end text:change-id="ct94460395775312"/> Standard</text:p>
      </style:header>
      <style:footer>
        <text:tracked-changes>
          <text:changed-region xml:id="ct94460395774736" text:id="ct94460395774736">
            <text:insertion>
              <office:change-info>
                <dc:creator>Stuart Baker</dc:creator>
                <dc:date>2018-09-01T12:49:00</dc:date>
              </office:change-info>
            </text:insertion>
          </text:changed-region>
        </text:tracked-changes>
        <text:p text:style-name="MP4"><text:span text:style-name="Page_20_Number"><text:span text:style-name="MT3">Copyright 2013</text:span></text:span><text:change-start text:change-id="ct94460395774736"/><text:span text:style-name="Page_20_Number"><text:span text:style-name="MT3"> - </text:span></text:span><text:span text:style-name="Page_20_Number"><text:span text:style-name="MT4">2018</text:span></text:span><text:change-end text:change-id="ct9446039577473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7</text:page-number></text:span></text:span><text:span text:style-name="Page_20_Number"><text:span text:style-name="MT3"><text:s/>of </text:span></text:span><text:span text:style-name="Page_20_Number"><text:span text:style-name="MT3"><text:page-count style:num-format="1">7</text:page-count></text:span></text:span><text:span text:style-name="Page_20_Number"><text:span text:style-name="MT3"><text:s/>- </text:span></text:span><text:span text:style-name="Page_20_Number"><text:span text:style-name="MT3"><text:date style:data-style-name="N75" text:date-value="2018-09-10T23:16:11.210159291">Sep 10, 2018</text:date></text:span></text:span></text:p>
      </style:footer>
    </style:master-page>
    <style:master-page style:name="First_20_Page" style:display-name="First Page" style:page-layout-name="Mpm2" style:next-style-name="Standard">
      <style:header>
        <text:tracked-changes>
          <text:changed-region xml:id="ct94460394561648" text:id="ct94460394561648">
            <text:insertion>
              <office:change-info>
                <dc:creator>Stuart Baker</dc:creator>
                <dc:date>2018-09-01T13:18:00</dc:date>
              </office:change-info>
            </text:insertion>
          </text:changed-region>
          <text:changed-region xml:id="ct94460394561952" text:id="ct94460394561952">
            <text:deletion>
              <office:change-info>
                <dc:creator>Stuart Baker</dc:creator>
                <dc:date>2018-09-01T13:18:00</dc:date>
              </office:change-info>
              <text:p text:style-name="MP7"><text:s/>Broadcast</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1819389763779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D01B5C1A73F10310.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94460394561648"/><text:span text:style-name="MT5">Simple </text:span><text:change-end text:change-id="ct94460394561648"/>Time<text:change text:change-id="ct94460394561952"/>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8-09-10T23:16:11.212382800">Sep 10, 2018</text:date></text:p>
            </table:table-cell>
            <table:table-cell table:style-name="Table1.C1" office:value-type="string">
              <text:p text:style-name="MP7">Preliminary</text:p>
            </table:table-cell>
          </table:table-row>
        </table:table>
        <text:p text:style-name="Header"/>
      </style:header>
      <style:footer>
        <text:tracked-changes>
          <text:changed-region xml:id="ct94460393399904" text:id="ct94460393399904">
            <text:deletion>
              <office:change-info>
                <dc:creator>Stuart Baker</dc:creator>
                <dc:date>2018-09-01T12:49:00</dc:date>
              </office:change-info>
              <text:p text:style-name="Text_20_body"><text:span text:style-name="Page_20_Number"><text:span text:style-name="MT3">3</text:span></text:span></text:p>
            </text:deletion>
          </text:changed-region>
          <text:changed-region xml:id="ct94460394564768" text:id="ct94460394564768">
            <text:insertion>
              <office:change-info>
                <dc:creator>Stuart Baker</dc:creator>
                <dc:date>2018-09-01T12:49:00</dc:date>
              </office:change-info>
            </text:insertion>
          </text:changed-region>
        </text:tracked-changes>
        <text:p text:style-name="Text_20_body"><text:span text:style-name="Page_20_Number"><text:span text:style-name="MT3">Copyright 201</text:span></text:span><text:change text:change-id="ct94460393399904"/><text:change-start text:change-id="ct94460394564768"/><text:span text:style-name="Page_20_Number"><text:span text:style-name="MT4">3 - 2018</text:span></text:span><text:change-end text:change-id="ct94460394564768"/><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7</text:page-count></text:span></text:span><text:span text:style-name="Page_20_Number"><text:span text:style-name="MT7"><text:s/>- </text:span></text:span><text:span text:style-name="Page_20_Number"><text:span text:style-name="MT3"><text:date style:data-style-name="N75" text:date-value="2018-09-10T23:16:11.213535731">Sep 10, 2018</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17</meta:editing-cycles>
    <meta:editing-duration>PT18H18M18S</meta:editing-duration>
    <meta:generator>LibreOffice/5.4.0.3$Linux_X86_64 LibreOffice_project/40m0$Build-3</meta:generator>
    <dc:date>2018-09-10T23:16:11.101555821</dc:date>
    <dc:creator>Balazs Racz</dc:creator>
    <meta:document-statistic meta:table-count="13" meta:image-count="1" meta:object-count="0" meta:page-count="7" meta:paragraph-count="237" meta:word-count="1828" meta:character-count="10284" meta:non-whitespace-character-count="8657"/>
    <meta:user-defined meta:name="Info 1"/>
    <meta:user-defined meta:name="Info 2"/>
    <meta:user-defined meta:name="Info 3"/>
    <meta:user-defined meta:name="Info 4"/>
  </office:meta>
</office:document-meta>
</file>